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3" table:default-cell-style-name="ce1"/>
        <table:table-column table:style-name="co2" table:default-cell-style-name="ce9"/>
        <table:table-column table:style-name="co3" table:default-cell-style-name="ce4"/>
        <table:table-column table:style-name="co2" table:number-columns-repeated="3" table:default-cell-style-name="ce2"/>
        <table:table-column table:style-name="co4" table:default-cell-style-name="ce9"/>
        <table:table-column table:style-name="co2" table:default-cell-style-name="ce11"/>
        <table:table-column table:style-name="co2" table:number-columns-repeated="3" table:default-cell-style-name="Default"/>
        <table:table-column table:style-name="co2" table:default-cell-style-name="ce12"/>
        <table:table-column table:style-name="co1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4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January</text:p>
          </table:table-cell>
          <table:table-cell table:style-name="ce6" table:number-columns-repeated="3"/>
          <table:table-cell table:style-name="ce8"/>
          <table:table-cell table:style-name="ce3" office:value-type="string" calcext:value-type="string">
            <text:p>February</text:p>
          </table:table-cell>
          <table:table-cell table:style-name="ce6" table:number-columns-repeated="3"/>
          <table:table-cell table:style-name="ce8"/>
          <table:table-cell table:style-name="ce3" office:value-type="string" calcext:value-type="string">
            <text:p>March</text:p>
          </table:table-cell>
          <table:table-cell table:style-name="ce6" table:number-columns-repeated="3"/>
          <table:table-cell table:style-name="ce8"/>
          <table:table-cell office:value-type="string" calcext:value-type="string">
            <text:p>April</text:p>
          </table:table-cell>
          <table:table-cell table:number-columns-repeated="4"/>
          <table:table-cell office:value-type="string" calcext:value-type="string">
            <text:p>May</text:p>
          </table:table-cell>
          <table:table-cell table:number-columns-repeated="4"/>
          <table:table-cell office:value-type="string" calcext:value-type="string">
            <text:p>June</text:p>
          </table:table-cell>
          <table:table-cell table:number-columns-repeated="4"/>
          <table:table-cell office:value-type="string" calcext:value-type="string">
            <text:p>Jule</text:p>
          </table:table-cell>
          <table:table-cell table:number-columns-repeated="4"/>
          <table:table-cell office:value-type="string" calcext:value-type="string">
            <text:p>August</text:p>
          </table:table-cell>
          <table:table-cell table:number-columns-repeated="4"/>
          <table:table-cell office:value-type="string" calcext:value-type="string">
            <text:p>September</text:p>
          </table:table-cell>
          <table:table-cell table:number-columns-repeated="4"/>
          <table:table-cell office:value-type="string" calcext:value-type="string">
            <text:p>October</text:p>
          </table:table-cell>
          <table:table-cell table:number-columns-repeated="4"/>
          <table:table-cell office:value-type="string" calcext:value-type="string">
            <text:p>November</text:p>
          </table:table-cell>
          <table:table-cell table:number-columns-repeated="4"/>
          <table:table-cell office:value-type="string" calcext:value-type="string">
            <text:p>Decemb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ublisher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otal Facebook Interactions</text:p>
          </table:table-cell>
          <table:table-cell table:style-name="ce4" office:value-type="string" calcext:value-type="string">
            <text:p>Article Count</text:p>
          </table:table-cell>
          <table:table-cell table:style-name="ce2" office:value-type="string" calcext:value-type="string">
            <text:p>Likes</text:p>
          </table:table-cell>
          <table:table-cell table:style-name="ce2" office:value-type="string" calcext:value-type="string">
            <text:p>Shares</text:p>
          </table:table-cell>
          <table:table-cell table:style-name="ce2" office:value-type="string" calcext:value-type="string">
            <text:p>Comments</text:p>
          </table:table-cell>
          <table:table-cell table:style-name="ce9" office:value-type="string" calcext:value-type="string">
            <text:p>Total Facebook Interactions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Facebook Total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Facebook Total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otal Facebook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otal FB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Facebook Total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B Total</text:p>
          </table:table-cell>
        </table:table-row>
        <table:table-row table:style-name="ro1">
          <table:table-cell office:value-type="string" calcext:value-type="string">
            <text:p>abs-cbnnews.com</text:p>
          </table:table-cell>
          <table:table-cell table:number-columns-repeated="10"/>
          <table:table-cell table:style-name="ce4"/>
          <table:table-cell table:style-name="ce2" table:number-columns-repeated="3"/>
          <table:table-cell table:style-name="ce9"/>
          <table:table-cell table:number-columns-repeated="30"/>
          <table:table-cell office:value-type="float" office:value="4703" calcext:value-type="float">
            <text:p>4703</text:p>
          </table:table-cell>
          <table:table-cell office:value-type="float" office:value="15432389" calcext:value-type="float">
            <text:p>15432389</text:p>
          </table:table-cell>
          <table:table-cell office:value-type="float" office:value="2048102" calcext:value-type="float">
            <text:p>2048102</text:p>
          </table:table-cell>
          <table:table-cell office:value-type="float" office:value="809559" calcext:value-type="float">
            <text:p>809559</text:p>
          </table:table-cell>
          <table:table-cell office:value-type="float" office:value="18290050" calcext:value-type="float">
            <text:p>18290050</text:p>
          </table:table-cell>
          <table:table-cell office:value-type="float" office:value="4468" calcext:value-type="float">
            <text:p>4468</text:p>
          </table:table-cell>
          <table:table-cell office:value-type="float" office:value="13274173" calcext:value-type="float">
            <text:p>13274173</text:p>
          </table:table-cell>
          <table:table-cell office:value-type="float" office:value="544508" calcext:value-type="float">
            <text:p>544508</text:p>
          </table:table-cell>
          <table:table-cell office:value-type="float" office:value="1380383" calcext:value-type="float">
            <text:p>1380383</text:p>
          </table:table-cell>
          <table:table-cell office:value-type="float" office:value="15199064" calcext:value-type="float">
            <text:p>15199064</text:p>
          </table:table-cell>
          <table:table-cell office:value-type="float" office:value="4122" calcext:value-type="float">
            <text:p>4122</text:p>
          </table:table-cell>
          <table:table-cell office:value-type="float" office:value="14285560" calcext:value-type="float">
            <text:p>14285560</text:p>
          </table:table-cell>
          <table:table-cell office:value-type="float" office:value="783330" calcext:value-type="float">
            <text:p>783330</text:p>
          </table:table-cell>
          <table:table-cell office:value-type="float" office:value="1303496" calcext:value-type="float">
            <text:p>1303496</text:p>
          </table:table-cell>
          <table:table-cell office:value-type="float" office:value="16372386" calcext:value-type="float">
            <text:p>16372386</text:p>
          </table:table-cell>
        </table:table-row>
        <table:table-row table:style-name="ro1">
          <table:table-cell table:style-name="ce2" office:value-type="string" calcext:value-type="string">
            <text:p>abcnews.com</text:p>
          </table:table-cell>
          <table:table-cell table:number-columns-repeated="5"/>
          <table:table-cell office:value-type="float" office:value="15745" calcext:value-type="float">
            <text:p>15745</text:p>
          </table:table-cell>
          <table:table-cell office:value-type="float" office:value="5358070" calcext:value-type="float">
            <text:p>5358070</text:p>
          </table:table-cell>
          <table:table-cell office:value-type="float" office:value="2436299" calcext:value-type="float">
            <text:p>2436299</text:p>
          </table:table-cell>
          <table:table-cell office:value-type="float" office:value="1846666" calcext:value-type="float">
            <text:p>1846666</text:p>
          </table:table-cell>
          <table:table-cell office:value-type="float" office:value="9641035" calcext:value-type="float">
            <text:p>9641035</text:p>
          </table:table-cell>
          <table:table-cell table:number-columns-repeated="5"/>
          <table:table-cell office:value-type="float" office:value="22056" calcext:value-type="float">
            <text:p>22056</text:p>
          </table:table-cell>
          <table:table-cell office:value-type="float" office:value="3230762" calcext:value-type="float">
            <text:p>3230762</text:p>
          </table:table-cell>
          <table:table-cell office:value-type="float" office:value="10120747" calcext:value-type="float">
            <text:p>10120747</text:p>
          </table:table-cell>
          <table:table-cell office:value-type="float" office:value="5411181" calcext:value-type="float">
            <text:p>5411181</text:p>
          </table:table-cell>
          <table:table-cell office:value-type="float" office:value="18762690" calcext:value-type="float">
            <text:p>18762690</text:p>
          </table:table-cell>
          <table:table-cell office:value-type="float" office:value="4604" calcext:value-type="float">
            <text:p>4604</text:p>
          </table:table-cell>
          <table:table-cell office:value-type="float" office:value="6760597" calcext:value-type="float">
            <text:p>6760597</text:p>
          </table:table-cell>
          <table:table-cell office:value-type="float" office:value="933408" calcext:value-type="float">
            <text:p>933408</text:p>
          </table:table-cell>
          <table:table-cell office:value-type="float" office:value="515770" calcext:value-type="float">
            <text:p>515770</text:p>
          </table:table-cell>
          <table:table-cell office:value-type="float" office:value="8209775" calcext:value-type="float">
            <text:p>8209775</text:p>
          </table:table-cell>
          <table:table-cell office:value-type="float" office:value="4671" calcext:value-type="float">
            <text:p>4671</text:p>
          </table:table-cell>
          <table:table-cell office:value-type="float" office:value="7290647" calcext:value-type="float">
            <text:p>7290647</text:p>
          </table:table-cell>
          <table:table-cell office:value-type="float" office:value="495188" calcext:value-type="float">
            <text:p>495188</text:p>
          </table:table-cell>
          <table:table-cell office:value-type="float" office:value="880400" calcext:value-type="float">
            <text:p>880400</text:p>
          </table:table-cell>
          <table:table-cell office:value-type="float" office:value="8666235" calcext:value-type="float">
            <text:p>8666235</text:p>
          </table:table-cell>
          <table:table-cell office:value-type="float" office:value="4921" calcext:value-type="float">
            <text:p>4921</text:p>
          </table:table-cell>
          <table:table-cell office:value-type="float" office:value="9300776" calcext:value-type="float">
            <text:p>9300776</text:p>
          </table:table-cell>
          <table:table-cell office:value-type="float" office:value="814505" calcext:value-type="float">
            <text:p>814505</text:p>
          </table:table-cell>
          <table:table-cell office:value-type="float" office:value="1452260" calcext:value-type="float">
            <text:p>1452260</text:p>
          </table:table-cell>
          <table:table-cell office:value-type="float" office:value="11567541" calcext:value-type="float">
            <text:p>11567541</text:p>
          </table:table-cell>
          <table:table-cell office:value-type="float" office:value="4538" calcext:value-type="float">
            <text:p>4538</text:p>
          </table:table-cell>
          <table:table-cell office:value-type="float" office:value="8818229" calcext:value-type="float">
            <text:p>8818229</text:p>
          </table:table-cell>
          <table:table-cell office:value-type="float" office:value="704355" calcext:value-type="float">
            <text:p>704355</text:p>
          </table:table-cell>
          <table:table-cell office:value-type="float" office:value="1306867" calcext:value-type="float">
            <text:p>1306867</text:p>
          </table:table-cell>
          <table:table-cell office:value-type="float" office:value="10829451" calcext:value-type="float">
            <text:p>10829451</text:p>
          </table:table-cell>
          <table:table-cell office:value-type="float" office:value="4.453" calcext:value-type="float">
            <text:p>4.453</text:p>
          </table:table-cell>
          <table:table-cell office:value-type="float" office:value="11305995" calcext:value-type="float">
            <text:p>11305995</text:p>
          </table:table-cell>
          <table:table-cell office:value-type="float" office:value="692006" calcext:value-type="float">
            <text:p>692006</text:p>
          </table:table-cell>
          <table:table-cell office:value-type="float" office:value="1398690" calcext:value-type="float">
            <text:p>1398690</text:p>
          </table:table-cell>
          <table:table-cell office:value-type="float" office:value="13396691" calcext:value-type="float">
            <text:p>1339669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bbc.co.uk</text:p>
          </table:table-cell>
          <table:table-cell office:value-type="float" office:value="9.512" calcext:value-type="float">
            <text:p>9.512</text:p>
          </table:table-cell>
          <table:table-cell office:value-type="float" office:value="2582599" calcext:value-type="float">
            <text:p>2582599</text:p>
          </table:table-cell>
          <table:table-cell office:value-type="float" office:value="2260578" calcext:value-type="float">
            <text:p>2260578</text:p>
          </table:table-cell>
          <table:table-cell office:value-type="float" office:value="1752673" calcext:value-type="float">
            <text:p>1752673</text:p>
          </table:table-cell>
          <table:table-cell office:value-type="float" office:value="6595850" calcext:value-type="float">
            <text:p>6595850</text:p>
          </table:table-cell>
          <table:table-cell office:value-type="float" office:value="8245" calcext:value-type="float">
            <text:p>8245</text:p>
          </table:table-cell>
          <table:table-cell office:value-type="float" office:value="2195165" calcext:value-type="float">
            <text:p>2195165</text:p>
          </table:table-cell>
          <table:table-cell office:value-type="float" office:value="1887928" calcext:value-type="float">
            <text:p>1887928</text:p>
          </table:table-cell>
          <table:table-cell office:value-type="float" office:value="1437017" calcext:value-type="float">
            <text:p>1437017</text:p>
          </table:table-cell>
          <table:table-cell office:value-type="float" office:value="5520110" calcext:value-type="float">
            <text:p>5520110</text:p>
          </table:table-cell>
          <table:table-cell table:number-columns-repeated="5"/>
          <table:table-cell office:value-type="float" office:value="10867" calcext:value-type="float">
            <text:p>10867</text:p>
          </table:table-cell>
          <table:table-cell office:value-type="float" office:value="1185781" calcext:value-type="float">
            <text:p>1185781</text:p>
          </table:table-cell>
          <table:table-cell office:value-type="float" office:value="1711592" calcext:value-type="float">
            <text:p>1711592</text:p>
          </table:table-cell>
          <table:table-cell office:value-type="float" office:value="1612287" calcext:value-type="float">
            <text:p>1612287</text:p>
          </table:table-cell>
          <table:table-cell office:value-type="float" office:value="4509660" calcext:value-type="float">
            <text:p>4509660</text:p>
          </table:table-cell>
          <table:table-cell office:value-type="float" office:value="14442" calcext:value-type="float">
            <text:p>14442</text:p>
          </table:table-cell>
          <table:table-cell office:value-type="float" office:value="1865950" calcext:value-type="float">
            <text:p>1865950</text:p>
          </table:table-cell>
          <table:table-cell office:value-type="float" office:value="1209140" calcext:value-type="float">
            <text:p>1209140</text:p>
          </table:table-cell>
          <table:table-cell office:value-type="float" office:value="1736697" calcext:value-type="float">
            <text:p>1736697</text:p>
          </table:table-cell>
          <table:table-cell office:value-type="float" office:value="4811787" calcext:value-type="float">
            <text:p>4811787</text:p>
          </table:table-cell>
          <table:table-cell office:value-type="float" office:value="14928" calcext:value-type="float">
            <text:p>14928</text:p>
          </table:table-cell>
          <table:table-cell office:value-type="float" office:value="1783259" calcext:value-type="float">
            <text:p>1783259</text:p>
          </table:table-cell>
          <table:table-cell office:value-type="float" office:value="1633171" calcext:value-type="float">
            <text:p>1633171</text:p>
          </table:table-cell>
          <table:table-cell office:value-type="float" office:value="1092343" calcext:value-type="float">
            <text:p>1092343</text:p>
          </table:table-cell>
          <table:table-cell office:value-type="float" office:value="4508773" calcext:value-type="float">
            <text:p>4508773</text:p>
          </table:table-cell>
          <table:table-cell office:value-type="float" office:value="20953" calcext:value-type="float">
            <text:p>20953</text:p>
          </table:table-cell>
          <table:table-cell office:value-type="float" office:value="2168327" calcext:value-type="float">
            <text:p>2168327</text:p>
          </table:table-cell>
          <table:table-cell office:value-type="float" office:value="1744329" calcext:value-type="float">
            <text:p>1744329</text:p>
          </table:table-cell>
          <table:table-cell office:value-type="float" office:value="1222281" calcext:value-type="float">
            <text:p>1222281</text:p>
          </table:table-cell>
          <table:table-cell office:value-type="float" office:value="5134937" calcext:value-type="float">
            <text:p>5134937</text:p>
          </table:table-cell>
          <table:table-cell table:number-columns-repeated="5"/>
          <table:table-cell office:value-type="float" office:value="46.796" calcext:value-type="float">
            <text:p>46.796</text:p>
          </table:table-cell>
          <table:table-cell office:value-type="float" office:value="3682175" calcext:value-type="float">
            <text:p>3682175</text:p>
          </table:table-cell>
          <table:table-cell office:value-type="float" office:value="2721467" calcext:value-type="float">
            <text:p>2721467</text:p>
          </table:table-cell>
          <table:table-cell office:value-type="float" office:value="1752200" calcext:value-type="float">
            <text:p>1752200</text:p>
          </table:table-cell>
          <table:table-cell office:value-type="float" office:value="8155842" calcext:value-type="float">
            <text:p>8155842</text:p>
          </table:table-cell>
          <table:table-cell office:value-type="float" office:value="38162" calcext:value-type="float">
            <text:p>38162</text:p>
          </table:table-cell>
          <table:table-cell office:value-type="float" office:value="4748999" calcext:value-type="float">
            <text:p>4748999</text:p>
          </table:table-cell>
          <table:table-cell office:value-type="float" office:value="1928817" calcext:value-type="float">
            <text:p>1928817</text:p>
          </table:table-cell>
          <table:table-cell office:value-type="float" office:value="2842039" calcext:value-type="float">
            <text:p>2842039</text:p>
          </table:table-cell>
          <table:table-cell office:value-type="float" office:value="9519855" calcext:value-type="float">
            <text:p>9519855</text:p>
          </table:table-cell>
          <table:table-cell office:value-type="float" office:value="35176" calcext:value-type="float">
            <text:p>35176</text:p>
          </table:table-cell>
          <table:table-cell office:value-type="float" office:value="5323741" calcext:value-type="float">
            <text:p>5323741</text:p>
          </table:table-cell>
          <table:table-cell office:value-type="float" office:value="2486110" calcext:value-type="float">
            <text:p>2486110</text:p>
          </table:table-cell>
          <table:table-cell office:value-type="float" office:value="1915345" calcext:value-type="float">
            <text:p>1915345</text:p>
          </table:table-cell>
          <table:table-cell office:value-type="float" office:value="9725196" calcext:value-type="float">
            <text:p>9725196</text:p>
          </table:table-cell>
          <table:table-cell office:value-type="float" office:value="29226" calcext:value-type="float">
            <text:p>29226</text:p>
          </table:table-cell>
          <table:table-cell office:value-type="float" office:value="5669346" calcext:value-type="float">
            <text:p>5669346</text:p>
          </table:table-cell>
          <table:table-cell office:value-type="float" office:value="2162527" calcext:value-type="float">
            <text:p>2162527</text:p>
          </table:table-cell>
          <table:table-cell office:value-type="float" office:value="1830629" calcext:value-type="float">
            <text:p>1830629</text:p>
          </table:table-cell>
          <table:table-cell office:value-type="float" office:value="9662502" calcext:value-type="float">
            <text:p>9662502</text:p>
          </table:table-cell>
        </table:table-row>
        <table:table-row table:style-name="ro1">
          <table:table-cell table:style-name="ce1" office:value-type="string" calcext:value-type="string">
            <text:p>bleacherreport.com</text:p>
          </table:table-cell>
          <table:table-cell office:value-type="float" office:value="11.407" calcext:value-type="float">
            <text:p>11.407</text:p>
          </table:table-cell>
          <table:table-cell office:value-type="float" office:value="2515688" calcext:value-type="float">
            <text:p>2515688</text:p>
          </table:table-cell>
          <table:table-cell office:value-type="float" office:value="848991" calcext:value-type="float">
            <text:p>848991</text:p>
          </table:table-cell>
          <table:table-cell office:value-type="float" office:value="931137" calcext:value-type="float">
            <text:p>931137</text:p>
          </table:table-cell>
          <table:table-cell office:value-type="float" office:value="4295816" calcext:value-type="float">
            <text:p>4295816</text:p>
          </table:table-cell>
          <table:table-cell office:value-type="float" office:value="9920" calcext:value-type="float">
            <text:p>9920</text:p>
          </table:table-cell>
          <table:table-cell office:value-type="float" office:value="2104020" calcext:value-type="float">
            <text:p>2104020</text:p>
          </table:table-cell>
          <table:table-cell office:value-type="float" office:value="615570" calcext:value-type="float">
            <text:p>615570</text:p>
          </table:table-cell>
          <table:table-cell office:value-type="float" office:value="615453" calcext:value-type="float">
            <text:p>615453</text:p>
          </table:table-cell>
          <table:table-cell office:value-type="float" office:value="3335043" calcext:value-type="float">
            <text:p>3335043</text:p>
          </table:table-cell>
          <table:table-cell table:number-columns-repeated="5"/>
          <table:table-cell office:value-type="float" office:value="9839" calcext:value-type="float">
            <text:p>9839</text:p>
          </table:table-cell>
          <table:table-cell office:value-type="float" office:value="742340" calcext:value-type="float">
            <text:p>742340</text:p>
          </table:table-cell>
          <table:table-cell office:value-type="float" office:value="2499727" calcext:value-type="float">
            <text:p>2499727</text:p>
          </table:table-cell>
          <table:table-cell office:value-type="float" office:value="688524" calcext:value-type="float">
            <text:p>688524</text:p>
          </table:table-cell>
          <table:table-cell office:value-type="float" office:value="3930591" calcext:value-type="float">
            <text:p>3930591</text:p>
          </table:table-cell>
          <table:table-cell office:value-type="float" office:value="10446" calcext:value-type="float">
            <text:p>10446</text:p>
          </table:table-cell>
          <table:table-cell office:value-type="float" office:value="3048562" calcext:value-type="float">
            <text:p>3048562</text:p>
          </table:table-cell>
          <table:table-cell office:value-type="float" office:value="706048" calcext:value-type="float">
            <text:p>706048</text:p>
          </table:table-cell>
          <table:table-cell office:value-type="float" office:value="671580" calcext:value-type="float">
            <text:p>671580</text:p>
          </table:table-cell>
          <table:table-cell office:value-type="float" office:value="4426190" calcext:value-type="float">
            <text:p>4426190</text:p>
          </table:table-cell>
          <table:table-cell office:value-type="float" office:value="10538" calcext:value-type="float">
            <text:p>10538</text:p>
          </table:table-cell>
          <table:table-cell office:value-type="float" office:value="4299576" calcext:value-type="float">
            <text:p>4299576</text:p>
          </table:table-cell>
          <table:table-cell office:value-type="float" office:value="857317" calcext:value-type="float">
            <text:p>857317</text:p>
          </table:table-cell>
          <table:table-cell office:value-type="float" office:value="873186" calcext:value-type="float">
            <text:p>873186</text:p>
          </table:table-cell>
          <table:table-cell office:value-type="float" office:value="6030079" calcext:value-type="float">
            <text:p>6030079</text:p>
          </table:table-cell>
          <table:table-cell office:value-type="float" office:value="9476" calcext:value-type="float">
            <text:p>9476</text:p>
          </table:table-cell>
          <table:table-cell office:value-type="float" office:value="6311218" calcext:value-type="float">
            <text:p>6311218</text:p>
          </table:table-cell>
          <table:table-cell office:value-type="float" office:value="899756" calcext:value-type="float">
            <text:p>899756</text:p>
          </table:table-cell>
          <table:table-cell office:value-type="float" office:value="926860" calcext:value-type="float">
            <text:p>926860</text:p>
          </table:table-cell>
          <table:table-cell office:value-type="float" office:value="8137834" calcext:value-type="float">
            <text:p>8137834</text:p>
          </table:table-cell>
          <table:table-cell office:value-type="float" office:value="8693" calcext:value-type="float">
            <text:p>8693</text:p>
          </table:table-cell>
          <table:table-cell office:value-type="float" office:value="8634097" calcext:value-type="float">
            <text:p>8634097</text:p>
          </table:table-cell>
          <table:table-cell office:value-type="float" office:value="874889" calcext:value-type="float">
            <text:p>874889</text:p>
          </table:table-cell>
          <table:table-cell office:value-type="float" office:value="894045" calcext:value-type="float">
            <text:p>894045</text:p>
          </table:table-cell>
          <table:table-cell office:value-type="float" office:value="10403031" calcext:value-type="float">
            <text:p>10403031</text:p>
          </table:table-cell>
          <table:table-cell office:value-type="float" office:value="9.239" calcext:value-type="float">
            <text:p>9.239</text:p>
          </table:table-cell>
          <table:table-cell office:value-type="float" office:value="11724389" calcext:value-type="float">
            <text:p>11724389</text:p>
          </table:table-cell>
          <table:table-cell office:value-type="float" office:value="1024411" calcext:value-type="float">
            <text:p>1024411</text:p>
          </table:table-cell>
          <table:table-cell office:value-type="float" office:value="1130699" calcext:value-type="float">
            <text:p>1130699</text:p>
          </table:table-cell>
          <table:table-cell office:value-type="float" office:value="13879499" calcext:value-type="float">
            <text:p>13879499</text:p>
          </table:table-cell>
          <table:table-cell office:value-type="float" office:value="9519" calcext:value-type="float">
            <text:p>9519</text:p>
          </table:table-cell>
          <table:table-cell office:value-type="float" office:value="12140638" calcext:value-type="float">
            <text:p>12140638</text:p>
          </table:table-cell>
          <table:table-cell office:value-type="float" office:value="1039922" calcext:value-type="float">
            <text:p>1039922</text:p>
          </table:table-cell>
          <table:table-cell office:value-type="float" office:value="962045" calcext:value-type="float">
            <text:p>962045</text:p>
          </table:table-cell>
          <table:table-cell office:value-type="float" office:value="14142605" calcext:value-type="float">
            <text:p>14142605</text:p>
          </table:table-cell>
          <table:table-cell office:value-type="float" office:value="8854" calcext:value-type="float">
            <text:p>8854</text:p>
          </table:table-cell>
          <table:table-cell office:value-type="float" office:value="9122608" calcext:value-type="float">
            <text:p>9122608</text:p>
          </table:table-cell>
          <table:table-cell office:value-type="float" office:value="776759" calcext:value-type="float">
            <text:p>776759</text:p>
          </table:table-cell>
          <table:table-cell office:value-type="float" office:value="917449" calcext:value-type="float">
            <text:p>917449</text:p>
          </table:table-cell>
          <table:table-cell office:value-type="float" office:value="10816816" calcext:value-type="float">
            <text:p>10816816</text:p>
          </table:table-cell>
          <table:table-cell office:value-type="float" office:value="7936" calcext:value-type="float">
            <text:p>7936</text:p>
          </table:table-cell>
          <table:table-cell office:value-type="float" office:value="7733136" calcext:value-type="float">
            <text:p>7733136</text:p>
          </table:table-cell>
          <table:table-cell office:value-type="float" office:value="653766" calcext:value-type="float">
            <text:p>653766</text:p>
          </table:table-cell>
          <table:table-cell office:value-type="float" office:value="797151" calcext:value-type="float">
            <text:p>797151</text:p>
          </table:table-cell>
          <table:table-cell office:value-type="float" office:value="9184053" calcext:value-type="float">
            <text:p>9184053</text:p>
          </table:table-cell>
        </table:table-row>
        <table:table-row table:style-name="ro1">
          <table:table-cell office:value-type="string" calcext:value-type="string">
            <text:p>boredpanda.com</text:p>
          </table:table-cell>
          <table:table-cell table:number-columns-repeated="30"/>
          <table:table-cell office:value-type="float" office:value="76" calcext:value-type="float">
            <text:p>76</text:p>
          </table:table-cell>
          <table:table-cell office:value-type="float" office:value="4550333" calcext:value-type="float">
            <text:p>4550333</text:p>
          </table:table-cell>
          <table:table-cell office:value-type="float" office:value="1281351" calcext:value-type="float">
            <text:p>1281351</text:p>
          </table:table-cell>
          <table:table-cell office:value-type="float" office:value="736214" calcext:value-type="float">
            <text:p>736214</text:p>
          </table:table-cell>
          <table:table-cell office:value-type="float" office:value="6567898" calcext:value-type="float">
            <text:p>6567898</text:p>
          </table:table-cell>
          <table:table-cell table:number-columns-repeated="20"/>
          <table:table-cell office:value-type="float" office:value="125" calcext:value-type="float">
            <text:p>125</text:p>
          </table:table-cell>
          <table:table-cell office:value-type="float" office:value="4448727" calcext:value-type="float">
            <text:p>4448727</text:p>
          </table:table-cell>
          <table:table-cell office:value-type="float" office:value="1058891" calcext:value-type="float">
            <text:p>1058891</text:p>
          </table:table-cell>
          <table:table-cell office:value-type="float" office:value="873460" calcext:value-type="float">
            <text:p>873460</text:p>
          </table:table-cell>
          <table:table-cell office:value-type="float" office:value="6381078" calcext:value-type="float">
            <text:p>6381078</text:p>
          </table:table-cell>
        </table:table-row>
        <table:table-row table:style-name="ro1">
          <table:table-cell table:style-name="ce1" office:value-type="string" calcext:value-type="string">
            <text:p>businessinsider.com</text:p>
          </table:table-cell>
          <table:table-cell office:value-type="float" office:value="3.851" calcext:value-type="float">
            <text:p>3.851</text:p>
          </table:table-cell>
          <table:table-cell office:value-type="float" office:value="1830776" calcext:value-type="float">
            <text:p>1830776</text:p>
          </table:table-cell>
          <table:table-cell office:value-type="float" office:value="832799" calcext:value-type="float">
            <text:p>832799</text:p>
          </table:table-cell>
          <table:table-cell office:value-type="float" office:value="736036" calcext:value-type="float">
            <text:p>736036</text:p>
          </table:table-cell>
          <table:table-cell office:value-type="float" office:value="3399611" calcext:value-type="float">
            <text:p>3399611</text:p>
          </table:table-cell>
          <table:table-cell office:value-type="float" office:value="4703" calcext:value-type="float">
            <text:p>4703</text:p>
          </table:table-cell>
          <table:table-cell office:value-type="float" office:value="2014547" calcext:value-type="float">
            <text:p>2014547</text:p>
          </table:table-cell>
          <table:table-cell office:value-type="float" office:value="808295" calcext:value-type="float">
            <text:p>808295</text:p>
          </table:table-cell>
          <table:table-cell office:value-type="float" office:value="740352" calcext:value-type="float">
            <text:p>740352</text:p>
          </table:table-cell>
          <table:table-cell office:value-type="float" office:value="3563194" calcext:value-type="float">
            <text:p>3563194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buzzfeed.com</text:p>
          </table:table-cell>
          <table:table-cell office:value-type="float" office:value="3.237" calcext:value-type="float">
            <text:p>3.237</text:p>
          </table:table-cell>
          <table:table-cell office:value-type="float" office:value="17651652" calcext:value-type="float">
            <text:p>17651652</text:p>
          </table:table-cell>
          <table:table-cell office:value-type="float" office:value="9507462" calcext:value-type="float">
            <text:p>9507462</text:p>
          </table:table-cell>
          <table:table-cell office:value-type="float" office:value="13080114" calcext:value-type="float">
            <text:p>13080114</text:p>
          </table:table-cell>
          <table:table-cell office:value-type="float" office:value="40239228" calcext:value-type="float">
            <text:p>40239228</text:p>
          </table:table-cell>
          <table:table-cell office:value-type="float" office:value="2737" calcext:value-type="float">
            <text:p>2737</text:p>
          </table:table-cell>
          <table:table-cell office:value-type="float" office:value="21153951" calcext:value-type="float">
            <text:p>21153951</text:p>
          </table:table-cell>
          <table:table-cell office:value-type="float" office:value="13074744" calcext:value-type="float">
            <text:p>13074744</text:p>
          </table:table-cell>
          <table:table-cell office:value-type="float" office:value="16416813" calcext:value-type="float">
            <text:p>16416813</text:p>
          </table:table-cell>
          <table:table-cell office:value-type="float" office:value="50645508" calcext:value-type="float">
            <text:p>50645508</text:p>
          </table:table-cell>
          <table:table-cell table:number-columns-repeated="5"/>
          <table:table-cell office:value-type="float" office:value="2905" calcext:value-type="float">
            <text:p>2905</text:p>
          </table:table-cell>
          <table:table-cell office:value-type="float" office:value="12451896" calcext:value-type="float">
            <text:p>12451896</text:p>
          </table:table-cell>
          <table:table-cell office:value-type="float" office:value="16143317" calcext:value-type="float">
            <text:p>16143317</text:p>
          </table:table-cell>
          <table:table-cell office:value-type="float" office:value="10431698" calcext:value-type="float">
            <text:p>10431698</text:p>
          </table:table-cell>
          <table:table-cell office:value-type="float" office:value="39026911" calcext:value-type="float">
            <text:p>39026911</text:p>
          </table:table-cell>
          <table:table-cell office:value-type="float" office:value="3036" calcext:value-type="float">
            <text:p>3036</text:p>
          </table:table-cell>
          <table:table-cell office:value-type="float" office:value="13296740" calcext:value-type="float">
            <text:p>13296740</text:p>
          </table:table-cell>
          <table:table-cell office:value-type="float" office:value="6106444" calcext:value-type="float">
            <text:p>6106444</text:p>
          </table:table-cell>
          <table:table-cell office:value-type="float" office:value="5877207" calcext:value-type="float">
            <text:p>5877207</text:p>
          </table:table-cell>
          <table:table-cell office:value-type="float" office:value="25280391" calcext:value-type="float">
            <text:p>25280391</text:p>
          </table:table-cell>
          <table:table-cell office:value-type="float" office:value="4026" calcext:value-type="float">
            <text:p>4026</text:p>
          </table:table-cell>
          <table:table-cell office:value-type="float" office:value="17510331" calcext:value-type="float">
            <text:p>17510331</text:p>
          </table:table-cell>
          <table:table-cell office:value-type="float" office:value="7140258" calcext:value-type="float">
            <text:p>7140258</text:p>
          </table:table-cell>
          <table:table-cell office:value-type="float" office:value="7648593" calcext:value-type="float">
            <text:p>7648593</text:p>
          </table:table-cell>
          <table:table-cell office:value-type="float" office:value="32299182" calcext:value-type="float">
            <text:p>32299182</text:p>
          </table:table-cell>
          <table:table-cell office:value-type="float" office:value="4286" calcext:value-type="float">
            <text:p>4286</text:p>
          </table:table-cell>
          <table:table-cell office:value-type="float" office:value="16639635" calcext:value-type="float">
            <text:p>16639635</text:p>
          </table:table-cell>
          <table:table-cell office:value-type="float" office:value="5954070" calcext:value-type="float">
            <text:p>5954070</text:p>
          </table:table-cell>
          <table:table-cell office:value-type="float" office:value="6212049" calcext:value-type="float">
            <text:p>6212049</text:p>
          </table:table-cell>
          <table:table-cell office:value-type="float" office:value="28805754" calcext:value-type="float">
            <text:p>28805754</text:p>
          </table:table-cell>
          <table:table-cell office:value-type="float" office:value="5112" calcext:value-type="float">
            <text:p>5112</text:p>
          </table:table-cell>
          <table:table-cell office:value-type="float" office:value="15506261" calcext:value-type="float">
            <text:p>15506261</text:p>
          </table:table-cell>
          <table:table-cell office:value-type="float" office:value="5414179" calcext:value-type="float">
            <text:p>5414179</text:p>
          </table:table-cell>
          <table:table-cell office:value-type="float" office:value="5186303" calcext:value-type="float">
            <text:p>5186303</text:p>
          </table:table-cell>
          <table:table-cell office:value-type="float" office:value="26106743" calcext:value-type="float">
            <text:p>26106743</text:p>
          </table:table-cell>
          <table:table-cell office:value-type="float" office:value="5.01" calcext:value-type="float">
            <text:p>5.01</text:p>
          </table:table-cell>
          <table:table-cell office:value-type="float" office:value="18887339" calcext:value-type="float">
            <text:p>18887339</text:p>
          </table:table-cell>
          <table:table-cell office:value-type="float" office:value="6279826" calcext:value-type="float">
            <text:p>6279826</text:p>
          </table:table-cell>
          <table:table-cell office:value-type="float" office:value="6749355" calcext:value-type="float">
            <text:p>6749355</text:p>
          </table:table-cell>
          <table:table-cell office:value-type="float" office:value="31916520" calcext:value-type="float">
            <text:p>31916520</text:p>
          </table:table-cell>
          <table:table-cell office:value-type="float" office:value="5590" calcext:value-type="float">
            <text:p>5590</text:p>
          </table:table-cell>
          <table:table-cell office:value-type="float" office:value="22843571" calcext:value-type="float">
            <text:p>22843571</text:p>
          </table:table-cell>
          <table:table-cell office:value-type="float" office:value="8434769" calcext:value-type="float">
            <text:p>8434769</text:p>
          </table:table-cell>
          <table:table-cell office:value-type="float" office:value="7526910" calcext:value-type="float">
            <text:p>7526910</text:p>
          </table:table-cell>
          <table:table-cell office:value-type="float" office:value="38805250" calcext:value-type="float">
            <text:p>38805250</text:p>
          </table:table-cell>
          <table:table-cell office:value-type="float" office:value="5093" calcext:value-type="float">
            <text:p>5093</text:p>
          </table:table-cell>
          <table:table-cell office:value-type="float" office:value="23239580" calcext:value-type="float">
            <text:p>23239580</text:p>
          </table:table-cell>
          <table:table-cell office:value-type="float" office:value="7449748" calcext:value-type="float">
            <text:p>7449748</text:p>
          </table:table-cell>
          <table:table-cell office:value-type="float" office:value="7886143" calcext:value-type="float">
            <text:p>7886143</text:p>
          </table:table-cell>
          <table:table-cell office:value-type="float" office:value="38575471" calcext:value-type="float">
            <text:p>38575471</text:p>
          </table:table-cell>
          <table:table-cell office:value-type="float" office:value="4437" calcext:value-type="float">
            <text:p>4437</text:p>
          </table:table-cell>
          <table:table-cell office:value-type="float" office:value="20922787" calcext:value-type="float">
            <text:p>20922787</text:p>
          </table:table-cell>
          <table:table-cell office:value-type="float" office:value="6254824" calcext:value-type="float">
            <text:p>6254824</text:p>
          </table:table-cell>
          <table:table-cell office:value-type="float" office:value="6402095" calcext:value-type="float">
            <text:p>6402095</text:p>
          </table:table-cell>
          <table:table-cell office:value-type="float" office:value="33579706" calcext:value-type="float">
            <text:p>33579706</text:p>
          </table:table-cell>
        </table:table-row>
        <table:table-row table:style-name="ro1">
          <table:table-cell table:style-name="ce2" office:value-type="string" calcext:value-type="string">
            <text:p>cbsnews.com</text:p>
          </table:table-cell>
          <table:table-cell table:number-columns-repeated="5"/>
          <table:table-cell office:value-type="float" office:value="26229" calcext:value-type="float">
            <text:p>26229</text:p>
          </table:table-cell>
          <table:table-cell office:value-type="float" office:value="1880329" calcext:value-type="float">
            <text:p>1880329</text:p>
          </table:table-cell>
          <table:table-cell office:value-type="float" office:value="729900" calcext:value-type="float">
            <text:p>729900</text:p>
          </table:table-cell>
          <table:table-cell office:value-type="float" office:value="932302" calcext:value-type="float">
            <text:p>932302</text:p>
          </table:table-cell>
          <table:table-cell office:value-type="float" office:value="3542531" calcext:value-type="float">
            <text:p>3542531</text:p>
          </table:table-cell>
          <table:table-cell table:number-columns-repeated="10"/>
          <table:table-cell office:value-type="float" office:value="22220" calcext:value-type="float">
            <text:p>22220</text:p>
          </table:table-cell>
          <table:table-cell office:value-type="float" office:value="1806523" calcext:value-type="float">
            <text:p>1806523</text:p>
          </table:table-cell>
          <table:table-cell office:value-type="float" office:value="760649" calcext:value-type="float">
            <text:p>760649</text:p>
          </table:table-cell>
          <table:table-cell office:value-type="float" office:value="621853" calcext:value-type="float">
            <text:p>621853</text:p>
          </table:table-cell>
          <table:table-cell office:value-type="float" office:value="3189025" calcext:value-type="float">
            <text:p>3189025</text:p>
          </table:table-cell>
          <table:table-cell office:value-type="float" office:value="23079" calcext:value-type="float">
            <text:p>23079</text:p>
          </table:table-cell>
          <table:table-cell office:value-type="float" office:value="2080358" calcext:value-type="float">
            <text:p>2080358</text:p>
          </table:table-cell>
          <table:table-cell office:value-type="float" office:value="699499" calcext:value-type="float">
            <text:p>699499</text:p>
          </table:table-cell>
          <table:table-cell office:value-type="float" office:value="866304" calcext:value-type="float">
            <text:p>866304</text:p>
          </table:table-cell>
          <table:table-cell office:value-type="float" office:value="3646161" calcext:value-type="float">
            <text:p>3646161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cnn.com</text:p>
          </table:table-cell>
          <table:table-cell office:value-type="float" office:value="6.992" calcext:value-type="float">
            <text:p>6.992</text:p>
          </table:table-cell>
          <table:table-cell office:value-type="float" office:value="4014435" calcext:value-type="float">
            <text:p>4014435</text:p>
          </table:table-cell>
          <table:table-cell office:value-type="float" office:value="2085844" calcext:value-type="float">
            <text:p>2085844</text:p>
          </table:table-cell>
          <table:table-cell office:value-type="float" office:value="2054922" calcext:value-type="float">
            <text:p>2054922</text:p>
          </table:table-cell>
          <table:table-cell office:value-type="float" office:value="8155201" calcext:value-type="float">
            <text:p>8155201</text:p>
          </table:table-cell>
          <table:table-cell office:value-type="float" office:value="6171" calcext:value-type="float">
            <text:p>6171</text:p>
          </table:table-cell>
          <table:table-cell office:value-type="float" office:value="3989452" calcext:value-type="float">
            <text:p>3989452</text:p>
          </table:table-cell>
          <table:table-cell office:value-type="float" office:value="2223661" calcext:value-type="float">
            <text:p>2223661</text:p>
          </table:table-cell>
          <table:table-cell office:value-type="float" office:value="1968822" calcext:value-type="float">
            <text:p>1968822</text:p>
          </table:table-cell>
          <table:table-cell office:value-type="float" office:value="8181935" calcext:value-type="float">
            <text:p>8181935</text:p>
          </table:table-cell>
          <table:table-cell table:number-columns-repeated="5"/>
          <table:table-cell office:value-type="float" office:value="6372" calcext:value-type="float">
            <text:p>6372</text:p>
          </table:table-cell>
          <table:table-cell office:value-type="float" office:value="1464381" calcext:value-type="float">
            <text:p>1464381</text:p>
          </table:table-cell>
          <table:table-cell office:value-type="float" office:value="3659943" calcext:value-type="float">
            <text:p>3659943</text:p>
          </table:table-cell>
          <table:table-cell office:value-type="float" office:value="1927964" calcext:value-type="float">
            <text:p>1927964</text:p>
          </table:table-cell>
          <table:table-cell office:value-type="float" office:value="7052288" calcext:value-type="float">
            <text:p>7052288</text:p>
          </table:table-cell>
          <table:table-cell office:value-type="float" office:value="8928" calcext:value-type="float">
            <text:p>8928</text:p>
          </table:table-cell>
          <table:table-cell office:value-type="float" office:value="3568822" calcext:value-type="float">
            <text:p>3568822</text:p>
          </table:table-cell>
          <table:table-cell office:value-type="float" office:value="1360080" calcext:value-type="float">
            <text:p>1360080</text:p>
          </table:table-cell>
          <table:table-cell office:value-type="float" office:value="1862813" calcext:value-type="float">
            <text:p>1862813</text:p>
          </table:table-cell>
          <table:table-cell office:value-type="float" office:value="6791715" calcext:value-type="float">
            <text:p>6791715</text:p>
          </table:table-cell>
          <table:table-cell office:value-type="float" office:value="12001" calcext:value-type="float">
            <text:p>12001</text:p>
          </table:table-cell>
          <table:table-cell office:value-type="float" office:value="4254468" calcext:value-type="float">
            <text:p>4254468</text:p>
          </table:table-cell>
          <table:table-cell office:value-type="float" office:value="1936651" calcext:value-type="float">
            <text:p>1936651</text:p>
          </table:table-cell>
          <table:table-cell office:value-type="float" office:value="1542874" calcext:value-type="float">
            <text:p>1542874</text:p>
          </table:table-cell>
          <table:table-cell office:value-type="float" office:value="7733993" calcext:value-type="float">
            <text:p>7733993</text:p>
          </table:table-cell>
          <table:table-cell office:value-type="float" office:value="10557" calcext:value-type="float">
            <text:p>10557</text:p>
          </table:table-cell>
          <table:table-cell office:value-type="float" office:value="3645828" calcext:value-type="float">
            <text:p>3645828</text:p>
          </table:table-cell>
          <table:table-cell office:value-type="float" office:value="1839826" calcext:value-type="float">
            <text:p>1839826</text:p>
          </table:table-cell>
          <table:table-cell office:value-type="float" office:value="1657090" calcext:value-type="float">
            <text:p>1657090</text:p>
          </table:table-cell>
          <table:table-cell office:value-type="float" office:value="7142744" calcext:value-type="float">
            <text:p>7142744</text:p>
          </table:table-cell>
          <table:table-cell office:value-type="float" office:value="10076" calcext:value-type="float">
            <text:p>10076</text:p>
          </table:table-cell>
          <table:table-cell office:value-type="float" office:value="4514560" calcext:value-type="float">
            <text:p>4514560</text:p>
          </table:table-cell>
          <table:table-cell office:value-type="float" office:value="2181559" calcext:value-type="float">
            <text:p>2181559</text:p>
          </table:table-cell>
          <table:table-cell office:value-type="float" office:value="1917148" calcext:value-type="float">
            <text:p>1917148</text:p>
          </table:table-cell>
          <table:table-cell office:value-type="float" office:value="8613267" calcext:value-type="float">
            <text:p>8613267</text:p>
          </table:table-cell>
          <table:table-cell table:number-columns-repeated="5"/>
          <table:table-cell office:value-type="float" office:value="11392" calcext:value-type="float">
            <text:p>11392</text:p>
          </table:table-cell>
          <table:table-cell office:value-type="float" office:value="5058779" calcext:value-type="float">
            <text:p>5058779</text:p>
          </table:table-cell>
          <table:table-cell office:value-type="float" office:value="2052147" calcext:value-type="float">
            <text:p>2052147</text:p>
          </table:table-cell>
          <table:table-cell office:value-type="float" office:value="2666491" calcext:value-type="float">
            <text:p>2666491</text:p>
          </table:table-cell>
          <table:table-cell office:value-type="float" office:value="9777417" calcext:value-type="float">
            <text:p>9777417</text:p>
          </table:table-cell>
          <table:table-cell table:number-columns-repeated="5"/>
          <table:table-cell office:value-type="float" office:value="8716" calcext:value-type="float">
            <text:p>8716</text:p>
          </table:table-cell>
          <table:table-cell office:value-type="float" office:value="3381061" calcext:value-type="float">
            <text:p>3381061</text:p>
          </table:table-cell>
          <table:table-cell office:value-type="float" office:value="1742931" calcext:value-type="float">
            <text:p>1742931</text:p>
          </table:table-cell>
          <table:table-cell office:value-type="float" office:value="1460427" calcext:value-type="float">
            <text:p>1460427</text:p>
          </table:table-cell>
          <table:table-cell office:value-type="float" office:value="6584419" calcext:value-type="float">
            <text:p>6584419</text:p>
          </table:table-cell>
        </table:table-row>
        <table:table-row table:style-name="ro1">
          <table:table-cell office:value-type="string" calcext:value-type="string">
            <text:p>conservativetribune.com</text:p>
          </table:table-cell>
          <table:table-cell table:number-columns-repeated="35"/>
          <table:table-cell office:value-type="float" office:value="309" calcext:value-type="float">
            <text:p>309</text:p>
          </table:table-cell>
          <table:table-cell office:value-type="float" office:value="5151502" calcext:value-type="float">
            <text:p>5151502</text:p>
          </table:table-cell>
          <table:table-cell office:value-type="float" office:value="874350" calcext:value-type="float">
            <text:p>874350</text:p>
          </table:table-cell>
          <table:table-cell office:value-type="float" office:value="828468" calcext:value-type="float">
            <text:p>828468</text:p>
          </table:table-cell>
          <table:table-cell office:value-type="float" office:value="6854320" calcext:value-type="float">
            <text:p>6854320</text:p>
          </table:table-cell>
          <table:table-cell office:value-type="float" office:value="683" calcext:value-type="float">
            <text:p>683</text:p>
          </table:table-cell>
          <table:table-cell office:value-type="float" office:value="7296759" calcext:value-type="float">
            <text:p>7296759</text:p>
          </table:table-cell>
          <table:table-cell office:value-type="float" office:value="1318346" calcext:value-type="float">
            <text:p>1318346</text:p>
          </table:table-cell>
          <table:table-cell office:value-type="float" office:value="1321901" calcext:value-type="float">
            <text:p>1321901</text:p>
          </table:table-cell>
          <table:table-cell office:value-type="float" office:value="9937006" calcext:value-type="float">
            <text:p>9937006</text:p>
          </table:table-cell>
          <table:table-cell office:value-type="float" office:value="797" calcext:value-type="float">
            <text:p>797</text:p>
          </table:table-cell>
          <table:table-cell office:value-type="float" office:value="6578485" calcext:value-type="float">
            <text:p>6578485</text:p>
          </table:table-cell>
          <table:table-cell office:value-type="float" office:value="1499778" calcext:value-type="float">
            <text:p>1499778</text:p>
          </table:table-cell>
          <table:table-cell office:value-type="float" office:value="1654715" calcext:value-type="float">
            <text:p>1654715</text:p>
          </table:table-cell>
          <table:table-cell office:value-type="float" office:value="9732978" calcext:value-type="float">
            <text:p>9732978</text:p>
          </table:table-cell>
          <table:table-cell office:value-type="float" office:value="793" calcext:value-type="float">
            <text:p>793</text:p>
          </table:table-cell>
          <table:table-cell office:value-type="float" office:value="7482099" calcext:value-type="float">
            <text:p>7482099</text:p>
          </table:table-cell>
          <table:table-cell office:value-type="float" office:value="2016709" calcext:value-type="float">
            <text:p>2016709</text:p>
          </table:table-cell>
          <table:table-cell office:value-type="float" office:value="1807672" calcext:value-type="float">
            <text:p>1807672</text:p>
          </table:table-cell>
          <table:table-cell office:value-type="float" office:value="11306480" calcext:value-type="float">
            <text:p>11306480</text:p>
          </table:table-cell>
          <table:table-cell office:value-type="float" office:value="743" calcext:value-type="float">
            <text:p>743</text:p>
          </table:table-cell>
          <table:table-cell office:value-type="float" office:value="7248282" calcext:value-type="float">
            <text:p>7248282</text:p>
          </table:table-cell>
          <table:table-cell office:value-type="float" office:value="2090437" calcext:value-type="float">
            <text:p>2090437</text:p>
          </table:table-cell>
          <table:table-cell office:value-type="float" office:value="1669149" calcext:value-type="float">
            <text:p>1669149</text:p>
          </table:table-cell>
          <table:table-cell office:value-type="float" office:value="11007868" calcext:value-type="float">
            <text:p>11007868</text:p>
          </table:table-cell>
        </table:table-row>
        <table:table-row table:style-name="ro1">
          <table:table-cell office:value-type="string" calcext:value-type="string">
            <text:p>comicbook.com</text:p>
          </table:table-cell>
          <table:table-cell table:number-columns-repeated="40"/>
          <table:table-cell office:value-type="float" office:value="887" calcext:value-type="float">
            <text:p>887</text:p>
          </table:table-cell>
          <table:table-cell office:value-type="float" office:value="7323114" calcext:value-type="float">
            <text:p>7323114</text:p>
          </table:table-cell>
          <table:table-cell office:value-type="float" office:value="573232" calcext:value-type="float">
            <text:p>573232</text:p>
          </table:table-cell>
          <table:table-cell office:value-type="float" office:value="496243" calcext:value-type="float">
            <text:p>496243</text:p>
          </table:table-cell>
          <table:table-cell office:value-type="float" office:value="8392589" calcext:value-type="float">
            <text:p>8392589</text:p>
          </table:table-cell>
          <table:table-cell office:value-type="float" office:value="1320" calcext:value-type="float">
            <text:p>1320</text:p>
          </table:table-cell>
          <table:table-cell office:value-type="float" office:value="9823141" calcext:value-type="float">
            <text:p>9823141</text:p>
          </table:table-cell>
          <table:table-cell office:value-type="float" office:value="809887" calcext:value-type="float">
            <text:p>809887</text:p>
          </table:table-cell>
          <table:table-cell office:value-type="float" office:value="760092" calcext:value-type="float">
            <text:p>760092</text:p>
          </table:table-cell>
          <table:table-cell office:value-type="float" office:value="11393120" calcext:value-type="float">
            <text:p>11393120</text:p>
          </table:table-cell>
          <table:table-cell office:value-type="float" office:value="1214" calcext:value-type="float">
            <text:p>1214</text:p>
          </table:table-cell>
          <table:table-cell office:value-type="float" office:value="7572391" calcext:value-type="float">
            <text:p>7572391</text:p>
          </table:table-cell>
          <table:table-cell office:value-type="float" office:value="713112" calcext:value-type="float">
            <text:p>713112</text:p>
          </table:table-cell>
          <table:table-cell office:value-type="float" office:value="677218" calcext:value-type="float">
            <text:p>677218</text:p>
          </table:table-cell>
          <table:table-cell office:value-type="float" office:value="8962721" calcext:value-type="float">
            <text:p>8962721</text:p>
          </table:table-cell>
          <table:table-cell office:value-type="float" office:value="955" calcext:value-type="float">
            <text:p>955</text:p>
          </table:table-cell>
          <table:table-cell office:value-type="float" office:value="6731744" calcext:value-type="float">
            <text:p>6731744</text:p>
          </table:table-cell>
          <table:table-cell office:value-type="float" office:value="646723" calcext:value-type="float">
            <text:p>646723</text:p>
          </table:table-cell>
          <table:table-cell office:value-type="float" office:value="738761" calcext:value-type="float">
            <text:p>738761</text:p>
          </table:table-cell>
          <table:table-cell office:value-type="float" office:value="8117228" calcext:value-type="float">
            <text:p>8117228</text:p>
          </table:table-cell>
        </table:table-row>
        <table:table-row table:style-name="ro1">
          <table:table-cell table:style-name="ce1" office:value-type="string" calcext:value-type="string">
            <text:p>dailymail.co.uk</text:p>
          </table:table-cell>
          <table:table-cell office:value-type="float" office:value="10.68" calcext:value-type="float">
            <text:p>10.68</text:p>
          </table:table-cell>
          <table:table-cell office:value-type="float" office:value="4060495" calcext:value-type="float">
            <text:p>4060495</text:p>
          </table:table-cell>
          <table:table-cell office:value-type="float" office:value="2528276" calcext:value-type="float">
            <text:p>2528276</text:p>
          </table:table-cell>
          <table:table-cell office:value-type="float" office:value="3003022" calcext:value-type="float">
            <text:p>3003022</text:p>
          </table:table-cell>
          <table:table-cell office:value-type="float" office:value="9591793" calcext:value-type="float">
            <text:p>9591793</text:p>
          </table:table-cell>
          <table:table-cell office:value-type="float" office:value="9379" calcext:value-type="float">
            <text:p>9379</text:p>
          </table:table-cell>
          <table:table-cell office:value-type="float" office:value="3373704" calcext:value-type="float">
            <text:p>3373704</text:p>
          </table:table-cell>
          <table:table-cell office:value-type="float" office:value="1965967" calcext:value-type="float">
            <text:p>1965967</text:p>
          </table:table-cell>
          <table:table-cell office:value-type="float" office:value="2276918" calcext:value-type="float">
            <text:p>2276918</text:p>
          </table:table-cell>
          <table:table-cell office:value-type="float" office:value="7616589" calcext:value-type="float">
            <text:p>7616589</text:p>
          </table:table-cell>
          <table:table-cell table:number-columns-repeated="5"/>
          <table:table-cell office:value-type="float" office:value="10897" calcext:value-type="float">
            <text:p>10897</text:p>
          </table:table-cell>
          <table:table-cell office:value-type="float" office:value="2056432" calcext:value-type="float">
            <text:p>2056432</text:p>
          </table:table-cell>
          <table:table-cell office:value-type="float" office:value="3477182" calcext:value-type="float">
            <text:p>3477182</text:p>
          </table:table-cell>
          <table:table-cell office:value-type="float" office:value="1846651" calcext:value-type="float">
            <text:p>1846651</text:p>
          </table:table-cell>
          <table:table-cell office:value-type="float" office:value="7380265" calcext:value-type="float">
            <text:p>7380265</text:p>
          </table:table-cell>
          <table:table-cell office:value-type="float" office:value="13724" calcext:value-type="float">
            <text:p>13724</text:p>
          </table:table-cell>
          <table:table-cell office:value-type="float" office:value="3334755" calcext:value-type="float">
            <text:p>3334755</text:p>
          </table:table-cell>
          <table:table-cell office:value-type="float" office:value="1803123" calcext:value-type="float">
            <text:p>1803123</text:p>
          </table:table-cell>
          <table:table-cell office:value-type="float" office:value="1813535" calcext:value-type="float">
            <text:p>1813535</text:p>
          </table:table-cell>
          <table:table-cell office:value-type="float" office:value="6951413" calcext:value-type="float">
            <text:p>6951413</text:p>
          </table:table-cell>
          <table:table-cell office:value-type="float" office:value="18323" calcext:value-type="float">
            <text:p>18323</text:p>
          </table:table-cell>
          <table:table-cell office:value-type="float" office:value="4361449" calcext:value-type="float">
            <text:p>4361449</text:p>
          </table:table-cell>
          <table:table-cell office:value-type="float" office:value="2233840" calcext:value-type="float">
            <text:p>2233840</text:p>
          </table:table-cell>
          <table:table-cell office:value-type="float" office:value="2100578" calcext:value-type="float">
            <text:p>2100578</text:p>
          </table:table-cell>
          <table:table-cell office:value-type="float" office:value="8695867" calcext:value-type="float">
            <text:p>8695867</text:p>
          </table:table-cell>
          <table:table-cell office:value-type="float" office:value="19038" calcext:value-type="float">
            <text:p>19038</text:p>
          </table:table-cell>
          <table:table-cell office:value-type="float" office:value="4182297" calcext:value-type="float">
            <text:p>4182297</text:p>
          </table:table-cell>
          <table:table-cell office:value-type="float" office:value="2150384" calcext:value-type="float">
            <text:p>2150384</text:p>
          </table:table-cell>
          <table:table-cell office:value-type="float" office:value="1961757" calcext:value-type="float">
            <text:p>1961757</text:p>
          </table:table-cell>
          <table:table-cell office:value-type="float" office:value="8294438" calcext:value-type="float">
            <text:p>8294438</text:p>
          </table:table-cell>
          <table:table-cell office:value-type="float" office:value="17419" calcext:value-type="float">
            <text:p>17419</text:p>
          </table:table-cell>
          <table:table-cell office:value-type="float" office:value="4059959" calcext:value-type="float">
            <text:p>4059959</text:p>
          </table:table-cell>
          <table:table-cell office:value-type="float" office:value="2158068" calcext:value-type="float">
            <text:p>2158068</text:p>
          </table:table-cell>
          <table:table-cell office:value-type="float" office:value="1949023" calcext:value-type="float">
            <text:p>1949023</text:p>
          </table:table-cell>
          <table:table-cell office:value-type="float" office:value="8167050" calcext:value-type="float">
            <text:p>8167050</text:p>
          </table:table-cell>
          <table:table-cell office:value-type="float" office:value="17.238" calcext:value-type="float">
            <text:p>17.238</text:p>
          </table:table-cell>
          <table:table-cell office:value-type="float" office:value="4351748" calcext:value-type="float">
            <text:p>4351748</text:p>
          </table:table-cell>
          <table:table-cell office:value-type="float" office:value="2251734" calcext:value-type="float">
            <text:p>2251734</text:p>
          </table:table-cell>
          <table:table-cell office:value-type="float" office:value="2236339" calcext:value-type="float">
            <text:p>2236339</text:p>
          </table:table-cell>
          <table:table-cell office:value-type="float" office:value="8839821" calcext:value-type="float">
            <text:p>8839821</text:p>
          </table:table-cell>
          <table:table-cell office:value-type="float" office:value="19280" calcext:value-type="float">
            <text:p>19280</text:p>
          </table:table-cell>
          <table:table-cell office:value-type="float" office:value="5505941" calcext:value-type="float">
            <text:p>5505941</text:p>
          </table:table-cell>
          <table:table-cell office:value-type="float" office:value="2674335" calcext:value-type="float">
            <text:p>2674335</text:p>
          </table:table-cell>
          <table:table-cell office:value-type="float" office:value="2478526" calcext:value-type="float">
            <text:p>2478526</text:p>
          </table:table-cell>
          <table:table-cell office:value-type="float" office:value="10658802" calcext:value-type="float">
            <text:p>10658802</text:p>
          </table:table-cell>
          <table:table-cell office:value-type="float" office:value="18391" calcext:value-type="float">
            <text:p>18391</text:p>
          </table:table-cell>
          <table:table-cell office:value-type="float" office:value="4927650" calcext:value-type="float">
            <text:p>4927650</text:p>
          </table:table-cell>
          <table:table-cell office:value-type="float" office:value="2142789" calcext:value-type="float">
            <text:p>2142789</text:p>
          </table:table-cell>
          <table:table-cell office:value-type="float" office:value="2429106" calcext:value-type="float">
            <text:p>2429106</text:p>
          </table:table-cell>
          <table:table-cell office:value-type="float" office:value="9499545" calcext:value-type="float">
            <text:p>9499545</text:p>
          </table:table-cell>
          <table:table-cell office:value-type="float" office:value="16053" calcext:value-type="float">
            <text:p>16053</text:p>
          </table:table-cell>
          <table:table-cell office:value-type="float" office:value="6029074" calcext:value-type="float">
            <text:p>6029074</text:p>
          </table:table-cell>
          <table:table-cell office:value-type="float" office:value="2057852" calcext:value-type="float">
            <text:p>2057852</text:p>
          </table:table-cell>
          <table:table-cell office:value-type="float" office:value="2471488" calcext:value-type="float">
            <text:p>2471488</text:p>
          </table:table-cell>
          <table:table-cell office:value-type="float" office:value="10558414" calcext:value-type="float">
            <text:p>10558414</text:p>
          </table:table-cell>
        </table:table-row>
        <table:table-row table:style-name="ro1">
          <table:table-cell office:value-type="string" calcext:value-type="string">
            <text:p>disney.com</text:p>
          </table:table-cell>
          <table:table-cell table:number-columns-repeated="30"/>
          <table:table-cell office:value-type="float" office:value="361" calcext:value-type="float">
            <text:p>361</text:p>
          </table:table-cell>
          <table:table-cell office:value-type="float" office:value="3399614" calcext:value-type="float">
            <text:p>3399614</text:p>
          </table:table-cell>
          <table:table-cell office:value-type="float" office:value="603879" calcext:value-type="float">
            <text:p>603879</text:p>
          </table:table-cell>
          <table:table-cell office:value-type="float" office:value="341996" calcext:value-type="float">
            <text:p>341996</text:p>
          </table:table-cell>
          <table:table-cell office:value-type="float" office:value="4345489" calcext:value-type="float">
            <text:p>4345489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elitedaily.com</text:p>
          </table:table-cell>
          <table:table-cell office:value-type="float" office:value="2.061" calcext:value-type="float">
            <text:p>2.061</text:p>
          </table:table-cell>
          <table:table-cell office:value-type="float" office:value="2500208" calcext:value-type="float">
            <text:p>2500208</text:p>
          </table:table-cell>
          <table:table-cell office:value-type="float" office:value="997685" calcext:value-type="float">
            <text:p>997685</text:p>
          </table:table-cell>
          <table:table-cell office:value-type="float" office:value="744933" calcext:value-type="float">
            <text:p>744933</text:p>
          </table:table-cell>
          <table:table-cell office:value-type="float" office:value="4242826" calcext:value-type="float">
            <text:p>4242826</text:p>
          </table:table-cell>
          <table:table-cell office:value-type="float" office:value="1985" calcext:value-type="float">
            <text:p>1985</text:p>
          </table:table-cell>
          <table:table-cell office:value-type="float" office:value="3505602" calcext:value-type="float">
            <text:p>3505602</text:p>
          </table:table-cell>
          <table:table-cell office:value-type="float" office:value="1361302" calcext:value-type="float">
            <text:p>1361302</text:p>
          </table:table-cell>
          <table:table-cell office:value-type="float" office:value="1100839" calcext:value-type="float">
            <text:p>1100839</text:p>
          </table:table-cell>
          <table:table-cell office:value-type="float" office:value="5967743" calcext:value-type="float">
            <text:p>5967743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office:value-type="float" office:value="1040647" calcext:value-type="float">
            <text:p>1040647</text:p>
          </table:table-cell>
          <table:table-cell office:value-type="float" office:value="3397670" calcext:value-type="float">
            <text:p>3397670</text:p>
          </table:table-cell>
          <table:table-cell office:value-type="float" office:value="1100170" calcext:value-type="float">
            <text:p>1100170</text:p>
          </table:table-cell>
          <table:table-cell office:value-type="float" office:value="5538487" calcext:value-type="float">
            <text:p>5538487</text:p>
          </table:table-cell>
          <table:table-cell office:value-type="float" office:value="2213" calcext:value-type="float">
            <text:p>2213</text:p>
          </table:table-cell>
          <table:table-cell office:value-type="float" office:value="3264397" calcext:value-type="float">
            <text:p>3264397</text:p>
          </table:table-cell>
          <table:table-cell office:value-type="float" office:value="888172" calcext:value-type="float">
            <text:p>888172</text:p>
          </table:table-cell>
          <table:table-cell office:value-type="float" office:value="1163168" calcext:value-type="float">
            <text:p>1163168</text:p>
          </table:table-cell>
          <table:table-cell office:value-type="float" office:value="5315737" calcext:value-type="float">
            <text:p>5315737</text:p>
          </table:table-cell>
          <table:table-cell office:value-type="float" office:value="2252" calcext:value-type="float">
            <text:p>2252</text:p>
          </table:table-cell>
          <table:table-cell office:value-type="float" office:value="4991379" calcext:value-type="float">
            <text:p>4991379</text:p>
          </table:table-cell>
          <table:table-cell office:value-type="float" office:value="1857432" calcext:value-type="float">
            <text:p>1857432</text:p>
          </table:table-cell>
          <table:table-cell office:value-type="float" office:value="1704065" calcext:value-type="float">
            <text:p>1704065</text:p>
          </table:table-cell>
          <table:table-cell office:value-type="float" office:value="8552876" calcext:value-type="float">
            <text:p>8552876</text:p>
          </table:table-cell>
          <table:table-cell office:value-type="float" office:value="2226" calcext:value-type="float">
            <text:p>2226</text:p>
          </table:table-cell>
          <table:table-cell office:value-type="float" office:value="4810221" calcext:value-type="float">
            <text:p>4810221</text:p>
          </table:table-cell>
          <table:table-cell office:value-type="float" office:value="1425661" calcext:value-type="float">
            <text:p>1425661</text:p>
          </table:table-cell>
          <table:table-cell office:value-type="float" office:value="1354361" calcext:value-type="float">
            <text:p>1354361</text:p>
          </table:table-cell>
          <table:table-cell office:value-type="float" office:value="7590243" calcext:value-type="float">
            <text:p>7590243</text:p>
          </table:table-cell>
          <table:table-cell office:value-type="float" office:value="2280" calcext:value-type="float">
            <text:p>2280</text:p>
          </table:table-cell>
          <table:table-cell office:value-type="float" office:value="6167175" calcext:value-type="float">
            <text:p>6167175</text:p>
          </table:table-cell>
          <table:table-cell office:value-type="float" office:value="1948269" calcext:value-type="float">
            <text:p>1948269</text:p>
          </table:table-cell>
          <table:table-cell office:value-type="float" office:value="1707428" calcext:value-type="float">
            <text:p>1707428</text:p>
          </table:table-cell>
          <table:table-cell office:value-type="float" office:value="9822872" calcext:value-type="float">
            <text:p>9822872</text:p>
          </table:table-cell>
          <table:table-cell office:value-type="float" office:value="2.258" calcext:value-type="float">
            <text:p>2.258</text:p>
          </table:table-cell>
          <table:table-cell office:value-type="float" office:value="5067477" calcext:value-type="float">
            <text:p>5067477</text:p>
          </table:table-cell>
          <table:table-cell office:value-type="float" office:value="1574161" calcext:value-type="float">
            <text:p>1574161</text:p>
          </table:table-cell>
          <table:table-cell office:value-type="float" office:value="1501703" calcext:value-type="float">
            <text:p>1501703</text:p>
          </table:table-cell>
          <table:table-cell office:value-type="float" office:value="8143341" calcext:value-type="float">
            <text:p>8143341</text:p>
          </table:table-cell>
          <table:table-cell table:number-columns-repeated="5"/>
          <table:table-cell office:value-type="float" office:value="1521" calcext:value-type="float">
            <text:p>1521</text:p>
          </table:table-cell>
          <table:table-cell office:value-type="float" office:value="5529012" calcext:value-type="float">
            <text:p>5529012</text:p>
          </table:table-cell>
          <table:table-cell office:value-type="float" office:value="1404929" calcext:value-type="float">
            <text:p>1404929</text:p>
          </table:table-cell>
          <table:table-cell office:value-type="float" office:value="1464081" calcext:value-type="float">
            <text:p>1464081</text:p>
          </table:table-cell>
          <table:table-cell office:value-type="float" office:value="8398022" calcext:value-type="float">
            <text:p>8398022</text:p>
          </table:table-cell>
          <table:table-cell office:value-type="float" office:value="1335" calcext:value-type="float">
            <text:p>1335</text:p>
          </table:table-cell>
          <table:table-cell office:value-type="float" office:value="7032714" calcext:value-type="float">
            <text:p>7032714</text:p>
          </table:table-cell>
          <table:table-cell office:value-type="float" office:value="2233076" calcext:value-type="float">
            <text:p>2233076</text:p>
          </table:table-cell>
          <table:table-cell office:value-type="float" office:value="2276509" calcext:value-type="float">
            <text:p>2276509</text:p>
          </table:table-cell>
          <table:table-cell office:value-type="float" office:value="11542299" calcext:value-type="float">
            <text:p>11542299</text:p>
          </table:table-cell>
        </table:table-row>
        <table:table-row table:style-name="ro1">
          <table:table-cell office:value-type="string" calcext:value-type="string">
            <text:p>Eonline</text:p>
          </table:table-cell>
          <table:table-cell table:number-columns-repeated="15"/>
          <table:table-cell office:value-type="float" office:value="4797" calcext:value-type="float">
            <text:p>4797</text:p>
          </table:table-cell>
          <table:table-cell office:value-type="float" office:value="404063" calcext:value-type="float">
            <text:p>404063</text:p>
          </table:table-cell>
          <table:table-cell office:value-type="float" office:value="2542097" calcext:value-type="float">
            <text:p>2542097</text:p>
          </table:table-cell>
          <table:table-cell office:value-type="float" office:value="322437" calcext:value-type="float">
            <text:p>322437</text:p>
          </table:table-cell>
          <table:table-cell office:value-type="float" office:value="3268597" calcext:value-type="float">
            <text:p>3268597</text:p>
          </table:table-cell>
          <table:table-cell office:value-type="float" office:value="4400" calcext:value-type="float">
            <text:p>4400</text:p>
          </table:table-cell>
          <table:table-cell office:value-type="float" office:value="2611261" calcext:value-type="float">
            <text:p>2611261</text:p>
          </table:table-cell>
          <table:table-cell office:value-type="float" office:value="342033" calcext:value-type="float">
            <text:p>342033</text:p>
          </table:table-cell>
          <table:table-cell office:value-type="float" office:value="314129" calcext:value-type="float">
            <text:p>314129</text:p>
          </table:table-cell>
          <table:table-cell office:value-type="float" office:value="3267423" calcext:value-type="float">
            <text:p>3267423</text:p>
          </table:table-cell>
          <table:table-cell office:value-type="float" office:value="3688" calcext:value-type="float">
            <text:p>3688</text:p>
          </table:table-cell>
          <table:table-cell office:value-type="float" office:value="3321882" calcext:value-type="float">
            <text:p>3321882</text:p>
          </table:table-cell>
          <table:table-cell office:value-type="float" office:value="320763" calcext:value-type="float">
            <text:p>320763</text:p>
          </table:table-cell>
          <table:table-cell office:value-type="float" office:value="387124" calcext:value-type="float">
            <text:p>387124</text:p>
          </table:table-cell>
          <table:table-cell office:value-type="float" office:value="4029769" calcext:value-type="float">
            <text:p>4029769</text:p>
          </table:table-cell>
          <table:table-cell table:number-columns-repeated="5"/>
          <table:table-cell office:value-type="float" office:value="4195" calcext:value-type="float">
            <text:p>4195</text:p>
          </table:table-cell>
          <table:table-cell office:value-type="float" office:value="5792776" calcext:value-type="float">
            <text:p>5792776</text:p>
          </table:table-cell>
          <table:table-cell office:value-type="float" office:value="420079" calcext:value-type="float">
            <text:p>420079</text:p>
          </table:table-cell>
          <table:table-cell office:value-type="float" office:value="449179" calcext:value-type="float">
            <text:p>449179</text:p>
          </table:table-cell>
          <table:table-cell office:value-type="float" office:value="6662034" calcext:value-type="float">
            <text:p>6662034</text:p>
          </table:table-cell>
          <table:table-cell office:value-type="float" office:value="4.148" calcext:value-type="float">
            <text:p>4.148</text:p>
          </table:table-cell>
          <table:table-cell office:value-type="float" office:value="6915533" calcext:value-type="float">
            <text:p>6915533</text:p>
          </table:table-cell>
          <table:table-cell office:value-type="float" office:value="454072" calcext:value-type="float">
            <text:p>454072</text:p>
          </table:table-cell>
          <table:table-cell office:value-type="float" office:value="518343" calcext:value-type="float">
            <text:p>518343</text:p>
          </table:table-cell>
          <table:table-cell office:value-type="float" office:value="7887948" calcext:value-type="float">
            <text:p>7887948</text:p>
          </table:table-cell>
          <table:table-cell office:value-type="float" office:value="4269" calcext:value-type="float">
            <text:p>4269</text:p>
          </table:table-cell>
          <table:table-cell office:value-type="float" office:value="7681524" calcext:value-type="float">
            <text:p>7681524</text:p>
          </table:table-cell>
          <table:table-cell office:value-type="float" office:value="719059" calcext:value-type="float">
            <text:p>719059</text:p>
          </table:table-cell>
          <table:table-cell office:value-type="float" office:value="561176" calcext:value-type="float">
            <text:p>561176</text:p>
          </table:table-cell>
          <table:table-cell office:value-type="float" office:value="8961759" calcext:value-type="float">
            <text:p>8961759</text:p>
          </table:table-cell>
          <table:table-cell office:value-type="float" office:value="3733" calcext:value-type="float">
            <text:p>3733</text:p>
          </table:table-cell>
          <table:table-cell office:value-type="float" office:value="6290258" calcext:value-type="float">
            <text:p>6290258</text:p>
          </table:table-cell>
          <table:table-cell office:value-type="float" office:value="398409" calcext:value-type="float">
            <text:p>398409</text:p>
          </table:table-cell>
          <table:table-cell office:value-type="float" office:value="542823" calcext:value-type="float">
            <text:p>542823</text:p>
          </table:table-cell>
          <table:table-cell office:value-type="float" office:value="7231490" calcext:value-type="float">
            <text:p>723149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spn.com</text:p>
          </table:table-cell>
          <table:table-cell office:value-type="float" office:value="6.346" calcext:value-type="float">
            <text:p>6.346</text:p>
          </table:table-cell>
          <table:table-cell office:value-type="float" office:value="2421740" calcext:value-type="float">
            <text:p>2421740</text:p>
          </table:table-cell>
          <table:table-cell office:value-type="float" office:value="630096" calcext:value-type="float">
            <text:p>630096</text:p>
          </table:table-cell>
          <table:table-cell office:value-type="float" office:value="1378662" calcext:value-type="float">
            <text:p>1378662</text:p>
          </table:table-cell>
          <table:table-cell office:value-type="float" office:value="4430498" calcext:value-type="float">
            <text:p>4430498</text:p>
          </table:table-cell>
          <table:table-cell office:value-type="float" office:value="5692" calcext:value-type="float">
            <text:p>5692</text:p>
          </table:table-cell>
          <table:table-cell office:value-type="float" office:value="1814910" calcext:value-type="float">
            <text:p>1814910</text:p>
          </table:table-cell>
          <table:table-cell office:value-type="float" office:value="424334" calcext:value-type="float">
            <text:p>424334</text:p>
          </table:table-cell>
          <table:table-cell office:value-type="float" office:value="786122" calcext:value-type="float">
            <text:p>786122</text:p>
          </table:table-cell>
          <table:table-cell office:value-type="float" office:value="3025366" calcext:value-type="float">
            <text:p>3025366</text:p>
          </table:table-cell>
          <table:table-cell table:number-columns-repeated="5"/>
          <table:table-cell office:value-type="float" office:value="5720" calcext:value-type="float">
            <text:p>5720</text:p>
          </table:table-cell>
          <table:table-cell office:value-type="float" office:value="888914" calcext:value-type="float">
            <text:p>888914</text:p>
          </table:table-cell>
          <table:table-cell office:value-type="float" office:value="2184160" calcext:value-type="float">
            <text:p>2184160</text:p>
          </table:table-cell>
          <table:table-cell office:value-type="float" office:value="479303" calcext:value-type="float">
            <text:p>479303</text:p>
          </table:table-cell>
          <table:table-cell office:value-type="float" office:value="3552377" calcext:value-type="float">
            <text:p>3552377</text:p>
          </table:table-cell>
          <table:table-cell office:value-type="float" office:value="5359" calcext:value-type="float">
            <text:p>5359</text:p>
          </table:table-cell>
          <table:table-cell office:value-type="float" office:value="2441169" calcext:value-type="float">
            <text:p>2441169</text:p>
          </table:table-cell>
          <table:table-cell office:value-type="float" office:value="824158" calcext:value-type="float">
            <text:p>824158</text:p>
          </table:table-cell>
          <table:table-cell office:value-type="float" office:value="418820" calcext:value-type="float">
            <text:p>418820</text:p>
          </table:table-cell>
          <table:table-cell office:value-type="float" office:value="3684147" calcext:value-type="float">
            <text:p>3684147</text:p>
          </table:table-cell>
          <table:table-cell office:value-type="float" office:value="4382" calcext:value-type="float">
            <text:p>4382</text:p>
          </table:table-cell>
          <table:table-cell office:value-type="float" office:value="2659573" calcext:value-type="float">
            <text:p>2659573</text:p>
          </table:table-cell>
          <table:table-cell office:value-type="float" office:value="442052" calcext:value-type="float">
            <text:p>442052</text:p>
          </table:table-cell>
          <table:table-cell office:value-type="float" office:value="829404" calcext:value-type="float">
            <text:p>829404</text:p>
          </table:table-cell>
          <table:table-cell office:value-type="float" office:value="3931029" calcext:value-type="float">
            <text:p>3931029</text:p>
          </table:table-cell>
          <table:table-cell office:value-type="float" office:value="4898" calcext:value-type="float">
            <text:p>4898</text:p>
          </table:table-cell>
          <table:table-cell office:value-type="float" office:value="3360761" calcext:value-type="float">
            <text:p>3360761</text:p>
          </table:table-cell>
          <table:table-cell office:value-type="float" office:value="547818" calcext:value-type="float">
            <text:p>547818</text:p>
          </table:table-cell>
          <table:table-cell office:value-type="float" office:value="1022166" calcext:value-type="float">
            <text:p>1022166</text:p>
          </table:table-cell>
          <table:table-cell office:value-type="float" office:value="4930745" calcext:value-type="float">
            <text:p>4930745</text:p>
          </table:table-cell>
          <table:table-cell table:number-columns-repeated="5"/>
          <table:table-cell office:value-type="float" office:value="11.836" calcext:value-type="float">
            <text:p>11.836</text:p>
          </table:table-cell>
          <table:table-cell office:value-type="float" office:value="5568511" calcext:value-type="float">
            <text:p>5568511</text:p>
          </table:table-cell>
          <table:table-cell office:value-type="float" office:value="825285" calcext:value-type="float">
            <text:p>825285</text:p>
          </table:table-cell>
          <table:table-cell office:value-type="float" office:value="1474161" calcext:value-type="float">
            <text:p>1474161</text:p>
          </table:table-cell>
          <table:table-cell office:value-type="float" office:value="7867957" calcext:value-type="float">
            <text:p>7867957</text:p>
          </table:table-cell>
          <table:table-cell office:value-type="float" office:value="14064" calcext:value-type="float">
            <text:p>14064</text:p>
          </table:table-cell>
          <table:table-cell office:value-type="float" office:value="5483906" calcext:value-type="float">
            <text:p>5483906</text:p>
          </table:table-cell>
          <table:table-cell office:value-type="float" office:value="1478703" calcext:value-type="float">
            <text:p>1478703</text:p>
          </table:table-cell>
          <table:table-cell office:value-type="float" office:value="905655" calcext:value-type="float">
            <text:p>905655</text:p>
          </table:table-cell>
          <table:table-cell office:value-type="float" office:value="7868264" calcext:value-type="float">
            <text:p>7868264</text:p>
          </table:table-cell>
          <table:table-cell office:value-type="float" office:value="13290" calcext:value-type="float">
            <text:p>13290</text:p>
          </table:table-cell>
          <table:table-cell office:value-type="float" office:value="5793308" calcext:value-type="float">
            <text:p>5793308</text:p>
          </table:table-cell>
          <table:table-cell office:value-type="float" office:value="950773" calcext:value-type="float">
            <text:p>950773</text:p>
          </table:table-cell>
          <table:table-cell office:value-type="float" office:value="1378911" calcext:value-type="float">
            <text:p>1378911</text:p>
          </table:table-cell>
          <table:table-cell office:value-type="float" office:value="8122992" calcext:value-type="float">
            <text:p>8122992</text:p>
          </table:table-cell>
          <table:table-cell office:value-type="float" office:value="12518" calcext:value-type="float">
            <text:p>12518</text:p>
          </table:table-cell>
          <table:table-cell office:value-type="float" office:value="7690473" calcext:value-type="float">
            <text:p>7690473</text:p>
          </table:table-cell>
          <table:table-cell office:value-type="float" office:value="919694" calcext:value-type="float">
            <text:p>919694</text:p>
          </table:table-cell>
          <table:table-cell office:value-type="float" office:value="1570553" calcext:value-type="float">
            <text:p>1570553</text:p>
          </table:table-cell>
          <table:table-cell office:value-type="float" office:value="10180720" calcext:value-type="float">
            <text:p>10180720</text:p>
          </table:table-cell>
        </table:table-row>
        <table:table-row table:style-name="ro1">
          <table:table-cell table:style-name="ce1" office:value-type="string" calcext:value-type="string">
            <text:p>foxnews.com</text:p>
          </table:table-cell>
          <table:table-cell office:value-type="float" office:value="48.811" calcext:value-type="float">
            <text:p>48.811</text:p>
          </table:table-cell>
          <table:table-cell office:value-type="float" office:value="4200178" calcext:value-type="float">
            <text:p>4200178</text:p>
          </table:table-cell>
          <table:table-cell office:value-type="float" office:value="1828506" calcext:value-type="float">
            <text:p>1828506</text:p>
          </table:table-cell>
          <table:table-cell office:value-type="float" office:value="1970401" calcext:value-type="float">
            <text:p>1970401</text:p>
          </table:table-cell>
          <table:table-cell office:value-type="float" office:value="7999085" calcext:value-type="float">
            <text:p>7999085</text:p>
          </table:table-cell>
          <table:table-cell office:value-type="float" office:value="46219" calcext:value-type="float">
            <text:p>46219</text:p>
          </table:table-cell>
          <table:table-cell office:value-type="float" office:value="4281867" calcext:value-type="float">
            <text:p>4281867</text:p>
          </table:table-cell>
          <table:table-cell office:value-type="float" office:value="1747524" calcext:value-type="float">
            <text:p>1747524</text:p>
          </table:table-cell>
          <table:table-cell office:value-type="float" office:value="1928641" calcext:value-type="float">
            <text:p>1928641</text:p>
          </table:table-cell>
          <table:table-cell office:value-type="float" office:value="7958032" calcext:value-type="float">
            <text:p>7958032</text:p>
          </table:table-cell>
          <table:table-cell table:number-columns-repeated="5"/>
          <table:table-cell office:value-type="float" office:value="54842" calcext:value-type="float">
            <text:p>54842</text:p>
          </table:table-cell>
          <table:table-cell office:value-type="float" office:value="3587994" calcext:value-type="float">
            <text:p>3587994</text:p>
          </table:table-cell>
          <table:table-cell office:value-type="float" office:value="8470954" calcext:value-type="float">
            <text:p>8470954</text:p>
          </table:table-cell>
          <table:table-cell office:value-type="float" office:value="3082066" calcext:value-type="float">
            <text:p>3082066</text:p>
          </table:table-cell>
          <table:table-cell office:value-type="float" office:value="15141014" calcext:value-type="float">
            <text:p>15141014</text:p>
          </table:table-cell>
          <table:table-cell office:value-type="float" office:value="57688" calcext:value-type="float">
            <text:p>57688</text:p>
          </table:table-cell>
          <table:table-cell office:value-type="float" office:value="9050584" calcext:value-type="float">
            <text:p>9050584</text:p>
          </table:table-cell>
          <table:table-cell office:value-type="float" office:value="3225959" calcext:value-type="float">
            <text:p>3225959</text:p>
          </table:table-cell>
          <table:table-cell office:value-type="float" office:value="3006622" calcext:value-type="float">
            <text:p>3006622</text:p>
          </table:table-cell>
          <table:table-cell office:value-type="float" office:value="15283165" calcext:value-type="float">
            <text:p>15283165</text:p>
          </table:table-cell>
          <table:table-cell office:value-type="float" office:value="66909" calcext:value-type="float">
            <text:p>66909</text:p>
          </table:table-cell>
          <table:table-cell office:value-type="float" office:value="12118773" calcext:value-type="float">
            <text:p>12118773</text:p>
          </table:table-cell>
          <table:table-cell office:value-type="float" office:value="3589668" calcext:value-type="float">
            <text:p>3589668</text:p>
          </table:table-cell>
          <table:table-cell office:value-type="float" office:value="3693999" calcext:value-type="float">
            <text:p>3693999</text:p>
          </table:table-cell>
          <table:table-cell office:value-type="float" office:value="19402440" calcext:value-type="float">
            <text:p>19402440</text:p>
          </table:table-cell>
          <table:table-cell office:value-type="float" office:value="67806" calcext:value-type="float">
            <text:p>67806</text:p>
          </table:table-cell>
          <table:table-cell office:value-type="float" office:value="11015490" calcext:value-type="float">
            <text:p>11015490</text:p>
          </table:table-cell>
          <table:table-cell office:value-type="float" office:value="3086864" calcext:value-type="float">
            <text:p>3086864</text:p>
          </table:table-cell>
          <table:table-cell office:value-type="float" office:value="3115082" calcext:value-type="float">
            <text:p>3115082</text:p>
          </table:table-cell>
          <table:table-cell office:value-type="float" office:value="17217436" calcext:value-type="float">
            <text:p>17217436</text:p>
          </table:table-cell>
          <table:table-cell office:value-type="float" office:value="65755" calcext:value-type="float">
            <text:p>65755</text:p>
          </table:table-cell>
          <table:table-cell office:value-type="float" office:value="15128078" calcext:value-type="float">
            <text:p>15128078</text:p>
          </table:table-cell>
          <table:table-cell office:value-type="float" office:value="3974203" calcext:value-type="float">
            <text:p>3974203</text:p>
          </table:table-cell>
          <table:table-cell office:value-type="float" office:value="4386428" calcext:value-type="float">
            <text:p>4386428</text:p>
          </table:table-cell>
          <table:table-cell office:value-type="float" office:value="23488709" calcext:value-type="float">
            <text:p>23488709</text:p>
          </table:table-cell>
          <table:table-cell office:value-type="float" office:value="68.217" calcext:value-type="float">
            <text:p>68.217</text:p>
          </table:table-cell>
          <table:table-cell office:value-type="float" office:value="16778581" calcext:value-type="float">
            <text:p>16778581</text:p>
          </table:table-cell>
          <table:table-cell office:value-type="float" office:value="4135853" calcext:value-type="float">
            <text:p>4135853</text:p>
          </table:table-cell>
          <table:table-cell office:value-type="float" office:value="4385914" calcext:value-type="float">
            <text:p>4385914</text:p>
          </table:table-cell>
          <table:table-cell office:value-type="float" office:value="25300348" calcext:value-type="float">
            <text:p>25300348</text:p>
          </table:table-cell>
          <table:table-cell office:value-type="float" office:value="72173" calcext:value-type="float">
            <text:p>72173</text:p>
          </table:table-cell>
          <table:table-cell office:value-type="float" office:value="16719019" calcext:value-type="float">
            <text:p>16719019</text:p>
          </table:table-cell>
          <table:table-cell office:value-type="float" office:value="5704593" calcext:value-type="float">
            <text:p>5704593</text:p>
          </table:table-cell>
          <table:table-cell office:value-type="float" office:value="4843430" calcext:value-type="float">
            <text:p>4843430</text:p>
          </table:table-cell>
          <table:table-cell office:value-type="float" office:value="27267042" calcext:value-type="float">
            <text:p>27267042</text:p>
          </table:table-cell>
          <table:table-cell office:value-type="float" office:value="68174" calcext:value-type="float">
            <text:p>68174</text:p>
          </table:table-cell>
          <table:table-cell office:value-type="float" office:value="15938055" calcext:value-type="float">
            <text:p>15938055</text:p>
          </table:table-cell>
          <table:table-cell office:value-type="float" office:value="3441549" calcext:value-type="float">
            <text:p>3441549</text:p>
          </table:table-cell>
          <table:table-cell office:value-type="float" office:value="4513391" calcext:value-type="float">
            <text:p>4513391</text:p>
          </table:table-cell>
          <table:table-cell office:value-type="float" office:value="23892995" calcext:value-type="float">
            <text:p>23892995</text:p>
          </table:table-cell>
          <table:table-cell office:value-type="float" office:value="62765" calcext:value-type="float">
            <text:p>62765</text:p>
          </table:table-cell>
          <table:table-cell office:value-type="float" office:value="16638862" calcext:value-type="float">
            <text:p>16638862</text:p>
          </table:table-cell>
          <table:table-cell office:value-type="float" office:value="3392657" calcext:value-type="float">
            <text:p>3392657</text:p>
          </table:table-cell>
          <table:table-cell office:value-type="float" office:value="4569635" calcext:value-type="float">
            <text:p>4569635</text:p>
          </table:table-cell>
          <table:table-cell office:value-type="float" office:value="24601154" calcext:value-type="float">
            <text:p>24601154</text:p>
          </table:table-cell>
        </table:table-row>
        <table:table-row table:style-name="ro1">
          <table:table-cell office:value-type="string" calcext:value-type="string">
            <text:p>gmanetwork.com</text:p>
          </table:table-cell>
          <table:table-cell table:number-columns-repeated="35"/>
          <table:table-cell office:value-type="float" office:value="7558" calcext:value-type="float">
            <text:p>7558</text:p>
          </table:table-cell>
          <table:table-cell office:value-type="float" office:value="5351479" calcext:value-type="float">
            <text:p>5351479</text:p>
          </table:table-cell>
          <table:table-cell office:value-type="float" office:value="499965" calcext:value-type="float">
            <text:p>499965</text:p>
          </table:table-cell>
          <table:table-cell office:value-type="float" office:value="964055" calcext:value-type="float">
            <text:p>964055</text:p>
          </table:table-cell>
          <table:table-cell office:value-type="float" office:value="6815499" calcext:value-type="float">
            <text:p>6815499</text:p>
          </table:table-cell>
          <table:table-cell office:value-type="float" office:value="7.798" calcext:value-type="float">
            <text:p>7.798</text:p>
          </table:table-cell>
          <table:table-cell office:value-type="float" office:value="6947833" calcext:value-type="float">
            <text:p>6947833</text:p>
          </table:table-cell>
          <table:table-cell office:value-type="float" office:value="596573" calcext:value-type="float">
            <text:p>596573</text:p>
          </table:table-cell>
          <table:table-cell office:value-type="float" office:value="1081993" calcext:value-type="float">
            <text:p>1081993</text:p>
          </table:table-cell>
          <table:table-cell office:value-type="float" office:value="8626399" calcext:value-type="float">
            <text:p>86263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al.com</text:p>
          </table:table-cell>
          <table:table-cell table:number-columns-repeated="35"/>
          <table:table-cell office:value-type="float" office:value="7525" calcext:value-type="float">
            <text:p>7525</text:p>
          </table:table-cell>
          <table:table-cell office:value-type="float" office:value="6519570" calcext:value-type="float">
            <text:p>6519570</text:p>
          </table:table-cell>
          <table:table-cell office:value-type="float" office:value="165813" calcext:value-type="float">
            <text:p>165813</text:p>
          </table:table-cell>
          <table:table-cell office:value-type="float" office:value="256965" calcext:value-type="float">
            <text:p>256965</text:p>
          </table:table-cell>
          <table:table-cell office:value-type="float" office:value="6942348" calcext:value-type="float">
            <text:p>6942348</text:p>
          </table:table-cell>
          <table:table-cell office:value-type="float" office:value="7.13" calcext:value-type="float">
            <text:p>7.13</text:p>
          </table:table-cell>
          <table:table-cell office:value-type="float" office:value="6773280" calcext:value-type="float">
            <text:p>6773280</text:p>
          </table:table-cell>
          <table:table-cell office:value-type="float" office:value="135895" calcext:value-type="float">
            <text:p>135895</text:p>
          </table:table-cell>
          <table:table-cell office:value-type="float" office:value="213397" calcext:value-type="float">
            <text:p>213397</text:p>
          </table:table-cell>
          <table:table-cell office:value-type="float" office:value="7122572" calcext:value-type="float">
            <text:p>712257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huffingtonpost.com</text:p>
          </table:table-cell>
          <table:table-cell office:value-type="float" office:value="18.135" calcext:value-type="float">
            <text:p>18.135</text:p>
          </table:table-cell>
          <table:table-cell office:value-type="float" office:value="17404750" calcext:value-type="float">
            <text:p>17404750</text:p>
          </table:table-cell>
          <table:table-cell office:value-type="float" office:value="6757957" calcext:value-type="float">
            <text:p>6757957</text:p>
          </table:table-cell>
          <table:table-cell office:value-type="float" office:value="7401636" calcext:value-type="float">
            <text:p>7401636</text:p>
          </table:table-cell>
          <table:table-cell office:value-type="float" office:value="31564343" calcext:value-type="float">
            <text:p>31564343</text:p>
          </table:table-cell>
          <table:table-cell office:value-type="float" office:value="16724" calcext:value-type="float">
            <text:p>16724</text:p>
          </table:table-cell>
          <table:table-cell office:value-type="float" office:value="17446850" calcext:value-type="float">
            <text:p>17446850</text:p>
          </table:table-cell>
          <table:table-cell office:value-type="float" office:value="6234543" calcext:value-type="float">
            <text:p>6234543</text:p>
          </table:table-cell>
          <table:table-cell office:value-type="float" office:value="6251652" calcext:value-type="float">
            <text:p>6251652</text:p>
          </table:table-cell>
          <table:table-cell office:value-type="float" office:value="29933045" calcext:value-type="float">
            <text:p>29933045</text:p>
          </table:table-cell>
          <table:table-cell table:number-columns-repeated="5"/>
          <table:table-cell office:value-type="float" office:value="16904" calcext:value-type="float">
            <text:p>16904</text:p>
          </table:table-cell>
          <table:table-cell office:value-type="float" office:value="5416775" calcext:value-type="float">
            <text:p>5416775</text:p>
          </table:table-cell>
          <table:table-cell office:value-type="float" office:value="16330167" calcext:value-type="float">
            <text:p>16330167</text:p>
          </table:table-cell>
          <table:table-cell office:value-type="float" office:value="6013946" calcext:value-type="float">
            <text:p>6013946</text:p>
          </table:table-cell>
          <table:table-cell office:value-type="float" office:value="27760888" calcext:value-type="float">
            <text:p>27760888</text:p>
          </table:table-cell>
          <table:table-cell office:value-type="float" office:value="19205" calcext:value-type="float">
            <text:p>19205</text:p>
          </table:table-cell>
          <table:table-cell office:value-type="float" office:value="20022595" calcext:value-type="float">
            <text:p>20022595</text:p>
          </table:table-cell>
          <table:table-cell office:value-type="float" office:value="5997424" calcext:value-type="float">
            <text:p>5997424</text:p>
          </table:table-cell>
          <table:table-cell office:value-type="float" office:value="6880830" calcext:value-type="float">
            <text:p>6880830</text:p>
          </table:table-cell>
          <table:table-cell office:value-type="float" office:value="32900849" calcext:value-type="float">
            <text:p>32900849</text:p>
          </table:table-cell>
          <table:table-cell office:value-type="float" office:value="26264" calcext:value-type="float">
            <text:p>26264</text:p>
          </table:table-cell>
          <table:table-cell office:value-type="float" office:value="28300712" calcext:value-type="float">
            <text:p>28300712</text:p>
          </table:table-cell>
          <table:table-cell office:value-type="float" office:value="9487502" calcext:value-type="float">
            <text:p>9487502</text:p>
          </table:table-cell>
          <table:table-cell office:value-type="float" office:value="8842648" calcext:value-type="float">
            <text:p>8842648</text:p>
          </table:table-cell>
          <table:table-cell office:value-type="float" office:value="46630862" calcext:value-type="float">
            <text:p>46630862</text:p>
          </table:table-cell>
          <table:table-cell office:value-type="float" office:value="26556" calcext:value-type="float">
            <text:p>26556</text:p>
          </table:table-cell>
          <table:table-cell office:value-type="float" office:value="32596908" calcext:value-type="float">
            <text:p>32596908</text:p>
          </table:table-cell>
          <table:table-cell office:value-type="float" office:value="9297574" calcext:value-type="float">
            <text:p>9297574</text:p>
          </table:table-cell>
          <table:table-cell office:value-type="float" office:value="9168965" calcext:value-type="float">
            <text:p>9168965</text:p>
          </table:table-cell>
          <table:table-cell office:value-type="float" office:value="51063447" calcext:value-type="float">
            <text:p>51063447</text:p>
          </table:table-cell>
          <table:table-cell office:value-type="float" office:value="24574" calcext:value-type="float">
            <text:p>24574</text:p>
          </table:table-cell>
          <table:table-cell office:value-type="float" office:value="35481498" calcext:value-type="float">
            <text:p>35481498</text:p>
          </table:table-cell>
          <table:table-cell office:value-type="float" office:value="9980827" calcext:value-type="float">
            <text:p>9980827</text:p>
          </table:table-cell>
          <table:table-cell office:value-type="float" office:value="9386718" calcext:value-type="float">
            <text:p>9386718</text:p>
          </table:table-cell>
          <table:table-cell office:value-type="float" office:value="54849043" calcext:value-type="float">
            <text:p>54849043</text:p>
          </table:table-cell>
          <table:table-cell office:value-type="float" office:value="25.172" calcext:value-type="float">
            <text:p>25.172</text:p>
          </table:table-cell>
          <table:table-cell office:value-type="float" office:value="35179920" calcext:value-type="float">
            <text:p>35179920</text:p>
          </table:table-cell>
          <table:table-cell office:value-type="float" office:value="9450454" calcext:value-type="float">
            <text:p>9450454</text:p>
          </table:table-cell>
          <table:table-cell office:value-type="float" office:value="8868622" calcext:value-type="float">
            <text:p>8868622</text:p>
          </table:table-cell>
          <table:table-cell office:value-type="float" office:value="53498996" calcext:value-type="float">
            <text:p>53498996</text:p>
          </table:table-cell>
          <table:table-cell office:value-type="float" office:value="24448" calcext:value-type="float">
            <text:p>24448</text:p>
          </table:table-cell>
          <table:table-cell office:value-type="float" office:value="44019495" calcext:value-type="float">
            <text:p>44019495</text:p>
          </table:table-cell>
          <table:table-cell office:value-type="float" office:value="11855409" calcext:value-type="float">
            <text:p>11855409</text:p>
          </table:table-cell>
          <table:table-cell office:value-type="float" office:value="11598607" calcext:value-type="float">
            <text:p>11598607</text:p>
          </table:table-cell>
          <table:table-cell office:value-type="float" office:value="67473511" calcext:value-type="float">
            <text:p>67473511</text:p>
          </table:table-cell>
          <table:table-cell office:value-type="float" office:value="20483" calcext:value-type="float">
            <text:p>20483</text:p>
          </table:table-cell>
          <table:table-cell office:value-type="float" office:value="30621081" calcext:value-type="float">
            <text:p>30621081</text:p>
          </table:table-cell>
          <table:table-cell office:value-type="float" office:value="8031933" calcext:value-type="float">
            <text:p>8031933</text:p>
          </table:table-cell>
          <table:table-cell office:value-type="float" office:value="8107548" calcext:value-type="float">
            <text:p>8107548</text:p>
          </table:table-cell>
          <table:table-cell office:value-type="float" office:value="46760562" calcext:value-type="float">
            <text:p>46760562</text:p>
          </table:table-cell>
          <table:table-cell office:value-type="float" office:value="17940" calcext:value-type="float">
            <text:p>17940</text:p>
          </table:table-cell>
          <table:table-cell office:value-type="float" office:value="27439265" calcext:value-type="float">
            <text:p>27439265</text:p>
          </table:table-cell>
          <table:table-cell office:value-type="float" office:value="7473639" calcext:value-type="float">
            <text:p>7473639</text:p>
          </table:table-cell>
          <table:table-cell office:value-type="float" office:value="7328801" calcext:value-type="float">
            <text:p>7328801</text:p>
          </table:table-cell>
          <table:table-cell office:value-type="float" office:value="42241705" calcext:value-type="float">
            <text:p>42241705</text:p>
          </table:table-cell>
        </table:table-row>
        <table:table-row table:style-name="ro1">
          <table:table-cell office:value-type="string" calcext:value-type="string">
            <text:p>iflscience.com</text:p>
          </table:table-cell>
          <table:table-cell table:number-columns-repeated="30"/>
          <table:table-cell office:value-type="float" office:value="259" calcext:value-type="float">
            <text:p>259</text:p>
          </table:table-cell>
          <table:table-cell office:value-type="float" office:value="5602739" calcext:value-type="float">
            <text:p>5602739</text:p>
          </table:table-cell>
          <table:table-cell office:value-type="float" office:value="1329765" calcext:value-type="float">
            <text:p>1329765</text:p>
          </table:table-cell>
          <table:table-cell office:value-type="float" office:value="940316" calcext:value-type="float">
            <text:p>940316</text:p>
          </table:table-cell>
          <table:table-cell office:value-type="float" office:value="7872820" calcext:value-type="float">
            <text:p>7872820</text:p>
          </table:table-cell>
          <table:table-cell office:value-type="float" office:value="280" calcext:value-type="float">
            <text:p>280</text:p>
          </table:table-cell>
          <table:table-cell office:value-type="float" office:value="8618636" calcext:value-type="float">
            <text:p>8618636</text:p>
          </table:table-cell>
          <table:table-cell office:value-type="float" office:value="1996769" calcext:value-type="float">
            <text:p>1996769</text:p>
          </table:table-cell>
          <table:table-cell office:value-type="float" office:value="1307769" calcext:value-type="float">
            <text:p>1307769</text:p>
          </table:table-cell>
          <table:table-cell office:value-type="float" office:value="11923174" calcext:value-type="float">
            <text:p>11923174</text:p>
          </table:table-cell>
          <table:table-cell office:value-type="float" office:value="300" calcext:value-type="float">
            <text:p>300</text:p>
          </table:table-cell>
          <table:table-cell office:value-type="float" office:value="7569857" calcext:value-type="float">
            <text:p>7569857</text:p>
          </table:table-cell>
          <table:table-cell office:value-type="float" office:value="1601124" calcext:value-type="float">
            <text:p>1601124</text:p>
          </table:table-cell>
          <table:table-cell office:value-type="float" office:value="896084" calcext:value-type="float">
            <text:p>896084</text:p>
          </table:table-cell>
          <table:table-cell office:value-type="float" office:value="10067065" calcext:value-type="float">
            <text:p>10067065</text:p>
          </table:table-cell>
          <table:table-cell office:value-type="float" office:value="273" calcext:value-type="float">
            <text:p>273</text:p>
          </table:table-cell>
          <table:table-cell office:value-type="float" office:value="6680651" calcext:value-type="float">
            <text:p>6680651</text:p>
          </table:table-cell>
          <table:table-cell office:value-type="float" office:value="1051747" calcext:value-type="float">
            <text:p>1051747</text:p>
          </table:table-cell>
          <table:table-cell office:value-type="float" office:value="1453501" calcext:value-type="float">
            <text:p>1453501</text:p>
          </table:table-cell>
          <table:table-cell office:value-type="float" office:value="9185899" calcext:value-type="float">
            <text:p>9185899</text:p>
          </table:table-cell>
          <table:table-cell office:value-type="float" office:value="263" calcext:value-type="float">
            <text:p>263</text:p>
          </table:table-cell>
          <table:table-cell office:value-type="float" office:value="7502698" calcext:value-type="float">
            <text:p>7502698</text:p>
          </table:table-cell>
          <table:table-cell office:value-type="float" office:value="1531565" calcext:value-type="float">
            <text:p>1531565</text:p>
          </table:table-cell>
          <table:table-cell office:value-type="float" office:value="1022254" calcext:value-type="float">
            <text:p>1022254</text:p>
          </table:table-cell>
          <table:table-cell office:value-type="float" office:value="10056517" calcext:value-type="float">
            <text:p>10056517</text:p>
          </table:table-cell>
          <table:table-cell office:value-type="float" office:value="223" calcext:value-type="float">
            <text:p>223</text:p>
          </table:table-cell>
          <table:table-cell office:value-type="float" office:value="6091728" calcext:value-type="float">
            <text:p>6091728</text:p>
          </table:table-cell>
          <table:table-cell office:value-type="float" office:value="1259486" calcext:value-type="float">
            <text:p>1259486</text:p>
          </table:table-cell>
          <table:table-cell office:value-type="float" office:value="798446" calcext:value-type="float">
            <text:p>798446</text:p>
          </table:table-cell>
          <table:table-cell office:value-type="float" office:value="8149660" calcext:value-type="float">
            <text:p>8149660</text:p>
          </table:table-cell>
        </table:table-row>
        <table:table-row table:style-name="ro1">
          <table:table-cell table:style-name="ce1" office:value-type="string" calcext:value-type="string">
            <text:p>ijreview.com</text:p>
          </table:table-cell>
          <table:table-cell office:value-type="float" office:value="421" calcext:value-type="float">
            <text:p>421</text:p>
          </table:table-cell>
          <table:table-cell office:value-type="float" office:value="4782156" calcext:value-type="float">
            <text:p>4782156</text:p>
          </table:table-cell>
          <table:table-cell office:value-type="float" office:value="1486402" calcext:value-type="float">
            <text:p>1486402</text:p>
          </table:table-cell>
          <table:table-cell office:value-type="float" office:value="1214372" calcext:value-type="float">
            <text:p>1214372</text:p>
          </table:table-cell>
          <table:table-cell office:value-type="float" office:value="7482930" calcext:value-type="float">
            <text:p>7482930</text:p>
          </table:table-cell>
          <table:table-cell office:value-type="float" office:value="511" calcext:value-type="float">
            <text:p>511</text:p>
          </table:table-cell>
          <table:table-cell office:value-type="float" office:value="5923204" calcext:value-type="float">
            <text:p>5923204</text:p>
          </table:table-cell>
          <table:table-cell office:value-type="float" office:value="1825124" calcext:value-type="float">
            <text:p>1825124</text:p>
          </table:table-cell>
          <table:table-cell office:value-type="float" office:value="1419750" calcext:value-type="float">
            <text:p>1419750</text:p>
          </table:table-cell>
          <table:table-cell office:value-type="float" office:value="9168078" calcext:value-type="float">
            <text:p>9168078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office:value-type="float" office:value="1985453" calcext:value-type="float">
            <text:p>1985453</text:p>
          </table:table-cell>
          <table:table-cell office:value-type="float" office:value="7629964" calcext:value-type="float">
            <text:p>7629964</text:p>
          </table:table-cell>
          <table:table-cell office:value-type="float" office:value="2406070" calcext:value-type="float">
            <text:p>2406070</text:p>
          </table:table-cell>
          <table:table-cell office:value-type="float" office:value="12021487" calcext:value-type="float">
            <text:p>12021487</text:p>
          </table:table-cell>
          <table:table-cell office:value-type="float" office:value="637" calcext:value-type="float">
            <text:p>637</text:p>
          </table:table-cell>
          <table:table-cell office:value-type="float" office:value="7942981" calcext:value-type="float">
            <text:p>7942981</text:p>
          </table:table-cell>
          <table:table-cell office:value-type="float" office:value="1941412" calcext:value-type="float">
            <text:p>1941412</text:p>
          </table:table-cell>
          <table:table-cell office:value-type="float" office:value="2438971" calcext:value-type="float">
            <text:p>2438971</text:p>
          </table:table-cell>
          <table:table-cell office:value-type="float" office:value="12323364" calcext:value-type="float">
            <text:p>12323364</text:p>
          </table:table-cell>
          <table:table-cell office:value-type="float" office:value="710" calcext:value-type="float">
            <text:p>710</text:p>
          </table:table-cell>
          <table:table-cell office:value-type="float" office:value="8400399" calcext:value-type="float">
            <text:p>8400399</text:p>
          </table:table-cell>
          <table:table-cell office:value-type="float" office:value="2539514" calcext:value-type="float">
            <text:p>2539514</text:p>
          </table:table-cell>
          <table:table-cell office:value-type="float" office:value="1969240" calcext:value-type="float">
            <text:p>1969240</text:p>
          </table:table-cell>
          <table:table-cell office:value-type="float" office:value="12909153" calcext:value-type="float">
            <text:p>12909153</text:p>
          </table:table-cell>
          <table:table-cell office:value-type="float" office:value="828" calcext:value-type="float">
            <text:p>828</text:p>
          </table:table-cell>
          <table:table-cell office:value-type="float" office:value="8644247" calcext:value-type="float">
            <text:p>8644247</text:p>
          </table:table-cell>
          <table:table-cell office:value-type="float" office:value="2705463" calcext:value-type="float">
            <text:p>2705463</text:p>
          </table:table-cell>
          <table:table-cell office:value-type="float" office:value="2390579" calcext:value-type="float">
            <text:p>2390579</text:p>
          </table:table-cell>
          <table:table-cell office:value-type="float" office:value="13740289" calcext:value-type="float">
            <text:p>13740289</text:p>
          </table:table-cell>
          <table:table-cell office:value-type="float" office:value="646" calcext:value-type="float">
            <text:p>646</text:p>
          </table:table-cell>
          <table:table-cell office:value-type="float" office:value="8852698" calcext:value-type="float">
            <text:p>8852698</text:p>
          </table:table-cell>
          <table:table-cell office:value-type="float" office:value="2827398" calcext:value-type="float">
            <text:p>2827398</text:p>
          </table:table-cell>
          <table:table-cell office:value-type="float" office:value="2328327" calcext:value-type="float">
            <text:p>2328327</text:p>
          </table:table-cell>
          <table:table-cell office:value-type="float" office:value="14008423" calcext:value-type="float">
            <text:p>14008423</text:p>
          </table:table-cell>
          <table:table-cell office:value-type="float" office:value="602" calcext:value-type="float">
            <text:p>602</text:p>
          </table:table-cell>
          <table:table-cell office:value-type="float" office:value="7090146" calcext:value-type="float">
            <text:p>7090146</text:p>
          </table:table-cell>
          <table:table-cell office:value-type="float" office:value="2085918" calcext:value-type="float">
            <text:p>2085918</text:p>
          </table:table-cell>
          <table:table-cell office:value-type="float" office:value="1769524" calcext:value-type="float">
            <text:p>1769524</text:p>
          </table:table-cell>
          <table:table-cell office:value-type="float" office:value="10945588" calcext:value-type="float">
            <text:p>10945588</text:p>
          </table:table-cell>
          <table:table-cell office:value-type="float" office:value="917" calcext:value-type="float">
            <text:p>917</text:p>
          </table:table-cell>
          <table:table-cell office:value-type="float" office:value="6735309" calcext:value-type="float">
            <text:p>6735309</text:p>
          </table:table-cell>
          <table:table-cell office:value-type="float" office:value="1654110" calcext:value-type="float">
            <text:p>1654110</text:p>
          </table:table-cell>
          <table:table-cell office:value-type="float" office:value="1884119" calcext:value-type="float">
            <text:p>1884119</text:p>
          </table:table-cell>
          <table:table-cell office:value-type="float" office:value="10273538" calcext:value-type="float">
            <text:p>10273538</text:p>
          </table:table-cell>
          <table:table-cell office:value-type="float" office:value="1147" calcext:value-type="float">
            <text:p>1147</text:p>
          </table:table-cell>
          <table:table-cell office:value-type="float" office:value="9233836" calcext:value-type="float">
            <text:p>9233836</text:p>
          </table:table-cell>
          <table:table-cell office:value-type="float" office:value="2186135" calcext:value-type="float">
            <text:p>2186135</text:p>
          </table:table-cell>
          <table:table-cell office:value-type="float" office:value="2319426" calcext:value-type="float">
            <text:p>2319426</text:p>
          </table:table-cell>
          <table:table-cell office:value-type="float" office:value="13739397" calcext:value-type="float">
            <text:p>13739397</text:p>
          </table:table-cell>
          <table:table-cell office:value-type="float" office:value="1038" calcext:value-type="float">
            <text:p>1038</text:p>
          </table:table-cell>
          <table:table-cell office:value-type="float" office:value="6456439" calcext:value-type="float">
            <text:p>6456439</text:p>
          </table:table-cell>
          <table:table-cell office:value-type="float" office:value="1575864" calcext:value-type="float">
            <text:p>1575864</text:p>
          </table:table-cell>
          <table:table-cell office:value-type="float" office:value="1661078" calcext:value-type="float">
            <text:p>1661078</text:p>
          </table:table-cell>
          <table:table-cell office:value-type="float" office:value="9693381" calcext:value-type="float">
            <text:p>9693381</text:p>
          </table:table-cell>
        </table:table-row>
        <table:table-row table:style-name="ro1">
          <table:table-cell table:style-name="ce1" office:value-type="string" calcext:value-type="string">
            <text:p>mashable.com</text:p>
          </table:table-cell>
          <table:table-cell office:value-type="float" office:value="1.406" calcext:value-type="float">
            <text:p>1.406</text:p>
          </table:table-cell>
          <table:table-cell office:value-type="float" office:value="1958671" calcext:value-type="float">
            <text:p>1958671</text:p>
          </table:table-cell>
          <table:table-cell office:value-type="float" office:value="1001265" calcext:value-type="float">
            <text:p>1001265</text:p>
          </table:table-cell>
          <table:table-cell office:value-type="float" office:value="680302" calcext:value-type="float">
            <text:p>680302</text:p>
          </table:table-cell>
          <table:table-cell office:value-type="float" office:value="3640238" calcext:value-type="float">
            <text:p>3640238</text:p>
          </table:table-cell>
          <table:table-cell table:style-name="ce11"/>
          <table:table-cell table:style-name="Default" table:number-columns-repeated="3"/>
          <table:table-cell table:style-name="ce12"/>
          <table:table-cell table:number-columns-repeated="50"/>
        </table:table-row>
        <table:table-row table:style-name="ro1">
          <table:table-cell office:value-type="string" calcext:value-type="string">
            <text:p>mirror.co.uk</text:p>
          </table:table-cell>
          <table:table-cell table:number-columns-repeated="25"/>
          <table:table-cell office:value-type="float" office:value="7546" calcext:value-type="float">
            <text:p>7546</text:p>
          </table:table-cell>
          <table:table-cell office:value-type="float" office:value="2059967" calcext:value-type="float">
            <text:p>2059967</text:p>
          </table:table-cell>
          <table:table-cell office:value-type="float" office:value="717948" calcext:value-type="float">
            <text:p>717948</text:p>
          </table:table-cell>
          <table:table-cell office:value-type="float" office:value="831219" calcext:value-type="float">
            <text:p>831219</text:p>
          </table:table-cell>
          <table:table-cell office:value-type="float" office:value="3609134" calcext:value-type="float">
            <text:p>3609134</text:p>
          </table:table-cell>
          <table:table-cell office:value-type="float" office:value="8331" calcext:value-type="float">
            <text:p>8331</text:p>
          </table:table-cell>
          <table:table-cell office:value-type="float" office:value="3745104" calcext:value-type="float">
            <text:p>3745104</text:p>
          </table:table-cell>
          <table:table-cell office:value-type="float" office:value="963046" calcext:value-type="float">
            <text:p>963046</text:p>
          </table:table-cell>
          <table:table-cell office:value-type="float" office:value="1207588" calcext:value-type="float">
            <text:p>1207588</text:p>
          </table:table-cell>
          <table:table-cell office:value-type="float" office:value="5915738" calcext:value-type="float">
            <text:p>5915738</text:p>
          </table:table-cell>
          <table:table-cell office:value-type="float" office:value="8186" calcext:value-type="float">
            <text:p>8186</text:p>
          </table:table-cell>
          <table:table-cell office:value-type="float" office:value="5411619" calcext:value-type="float">
            <text:p>5411619</text:p>
          </table:table-cell>
          <table:table-cell office:value-type="float" office:value="904050" calcext:value-type="float">
            <text:p>904050</text:p>
          </table:table-cell>
          <table:table-cell office:value-type="float" office:value="1121574" calcext:value-type="float">
            <text:p>1121574</text:p>
          </table:table-cell>
          <table:table-cell office:value-type="float" office:value="7437243" calcext:value-type="float">
            <text:p>7437243</text:p>
          </table:table-cell>
          <table:table-cell office:value-type="float" office:value="8.449" calcext:value-type="float">
            <text:p>8.449</text:p>
          </table:table-cell>
          <table:table-cell office:value-type="float" office:value="8518221" calcext:value-type="float">
            <text:p>8518221</text:p>
          </table:table-cell>
          <table:table-cell office:value-type="float" office:value="1137085" calcext:value-type="float">
            <text:p>1137085</text:p>
          </table:table-cell>
          <table:table-cell office:value-type="float" office:value="1629059" calcext:value-type="float">
            <text:p>1629059</text:p>
          </table:table-cell>
          <table:table-cell office:value-type="float" office:value="11284365" calcext:value-type="float">
            <text:p>11284365</text:p>
          </table:table-cell>
          <table:table-cell office:value-type="float" office:value="9554" calcext:value-type="float">
            <text:p>9554</text:p>
          </table:table-cell>
          <table:table-cell office:value-type="float" office:value="8805729" calcext:value-type="float">
            <text:p>8805729</text:p>
          </table:table-cell>
          <table:table-cell office:value-type="float" office:value="1615599" calcext:value-type="float">
            <text:p>1615599</text:p>
          </table:table-cell>
          <table:table-cell office:value-type="float" office:value="1205737" calcext:value-type="float">
            <text:p>1205737</text:p>
          </table:table-cell>
          <table:table-cell office:value-type="float" office:value="11627065" calcext:value-type="float">
            <text:p>11627065</text:p>
          </table:table-cell>
          <table:table-cell office:value-type="float" office:value="9348" calcext:value-type="float">
            <text:p>9348</text:p>
          </table:table-cell>
          <table:table-cell office:value-type="float" office:value="10051368" calcext:value-type="float">
            <text:p>10051368</text:p>
          </table:table-cell>
          <table:table-cell office:value-type="float" office:value="1087407" calcext:value-type="float">
            <text:p>1087407</text:p>
          </table:table-cell>
          <table:table-cell office:value-type="float" office:value="1523804" calcext:value-type="float">
            <text:p>1523804</text:p>
          </table:table-cell>
          <table:table-cell office:value-type="float" office:value="12662579" calcext:value-type="float">
            <text:p>12662579</text:p>
          </table:table-cell>
          <table:table-cell office:value-type="float" office:value="8389" calcext:value-type="float">
            <text:p>8389</text:p>
          </table:table-cell>
          <table:table-cell office:value-type="float" office:value="8511914" calcext:value-type="float">
            <text:p>8511914</text:p>
          </table:table-cell>
          <table:table-cell office:value-type="float" office:value="866551" calcext:value-type="float">
            <text:p>866551</text:p>
          </table:table-cell>
          <table:table-cell office:value-type="float" office:value="1220928" calcext:value-type="float">
            <text:p>1220928</text:p>
          </table:table-cell>
          <table:table-cell office:value-type="float" office:value="10599393" calcext:value-type="float">
            <text:p>10599393</text:p>
          </table:table-cell>
        </table:table-row>
        <table:table-row table:style-name="ro1">
          <table:table-cell office:value-type="string" calcext:value-type="string">
            <text:p>Movie Pilot</text:p>
          </table:table-cell>
          <table:table-cell table:number-columns-repeated="5"/>
          <table:table-cell table:style-name="ce11"/>
          <table:table-cell table:style-name="Default" table:number-columns-repeated="3"/>
          <table:table-cell table:style-name="ce12"/>
          <table:table-cell table:number-columns-repeated="5"/>
          <table:table-cell office:value-type="float" office:value="822" calcext:value-type="float">
            <text:p>822</text:p>
          </table:table-cell>
          <table:table-cell office:value-type="float" office:value="242019" calcext:value-type="float">
            <text:p>242019</text:p>
          </table:table-cell>
          <table:table-cell office:value-type="float" office:value="3768145" calcext:value-type="float">
            <text:p>3768145</text:p>
          </table:table-cell>
          <table:table-cell office:value-type="float" office:value="347311" calcext:value-type="float">
            <text:p>347311</text:p>
          </table:table-cell>
          <table:table-cell office:value-type="float" office:value="4357475" calcext:value-type="float">
            <text:p>4357475</text:p>
          </table:table-cell>
          <table:table-cell table:number-columns-repeated="30"/>
          <table:table-cell office:value-type="float" office:value="3101" calcext:value-type="float">
            <text:p>3101</text:p>
          </table:table-cell>
          <table:table-cell office:value-type="float" office:value="7452041" calcext:value-type="float">
            <text:p>7452041</text:p>
          </table:table-cell>
          <table:table-cell office:value-type="float" office:value="997699" calcext:value-type="float">
            <text:p>997699</text:p>
          </table:table-cell>
          <table:table-cell office:value-type="float" office:value="610947" calcext:value-type="float">
            <text:p>610947</text:p>
          </table:table-cell>
          <table:table-cell office:value-type="float" office:value="9060687" calcext:value-type="float">
            <text:p>9060687</text:p>
          </table:table-cell>
          <table:table-cell office:value-type="float" office:value="2487" calcext:value-type="float">
            <text:p>2487</text:p>
          </table:table-cell>
          <table:table-cell office:value-type="float" office:value="7050735" calcext:value-type="float">
            <text:p>7050735</text:p>
          </table:table-cell>
          <table:table-cell office:value-type="float" office:value="876557" calcext:value-type="float">
            <text:p>876557</text:p>
          </table:table-cell>
          <table:table-cell office:value-type="float" office:value="643619" calcext:value-type="float">
            <text:p>643619</text:p>
          </table:table-cell>
          <table:table-cell office:value-type="float" office:value="8570911" calcext:value-type="float">
            <text:p>8570911</text:p>
          </table:table-cell>
        </table:table-row>
        <table:table-row table:style-name="ro1">
          <table:table-cell office:value-type="string" calcext:value-type="string">
            <text:p>mtv.com</text:p>
          </table:table-cell>
          <table:table-cell table:number-columns-repeated="30"/>
          <table:table-cell office:value-type="float" office:value="1778" calcext:value-type="float">
            <text:p>1778</text:p>
          </table:table-cell>
          <table:table-cell office:value-type="float" office:value="4278848" calcext:value-type="float">
            <text:p>4278848</text:p>
          </table:table-cell>
          <table:table-cell office:value-type="float" office:value="354462" calcext:value-type="float">
            <text:p>354462</text:p>
          </table:table-cell>
          <table:table-cell office:value-type="float" office:value="379673" calcext:value-type="float">
            <text:p>379673</text:p>
          </table:table-cell>
          <table:table-cell office:value-type="float" office:value="5012983" calcext:value-type="float">
            <text:p>5012983</text:p>
          </table:table-cell>
          <table:table-cell office:value-type="float" office:value="1999" calcext:value-type="float">
            <text:p>1999</text:p>
          </table:table-cell>
          <table:table-cell office:value-type="float" office:value="7237186" calcext:value-type="float">
            <text:p>7237186</text:p>
          </table:table-cell>
          <table:table-cell office:value-type="float" office:value="429965" calcext:value-type="float">
            <text:p>429965</text:p>
          </table:table-cell>
          <table:table-cell office:value-type="float" office:value="406000" calcext:value-type="float">
            <text:p>406000</text:p>
          </table:table-cell>
          <table:table-cell office:value-type="float" office:value="8073151" calcext:value-type="float">
            <text:p>8073151</text:p>
          </table:table-cell>
          <table:table-cell office:value-type="float" office:value="1.909" calcext:value-type="float">
            <text:p>1.909</text:p>
          </table:table-cell>
          <table:table-cell office:value-type="float" office:value="7283924" calcext:value-type="float">
            <text:p>7283924</text:p>
          </table:table-cell>
          <table:table-cell office:value-type="float" office:value="569378" calcext:value-type="float">
            <text:p>569378</text:p>
          </table:table-cell>
          <table:table-cell office:value-type="float" office:value="545092" calcext:value-type="float">
            <text:p>545092</text:p>
          </table:table-cell>
          <table:table-cell office:value-type="float" office:value="8398394" calcext:value-type="float">
            <text:p>8398394</text:p>
          </table:table-cell>
          <table:table-cell office:value-type="float" office:value="2109" calcext:value-type="float">
            <text:p>2109</text:p>
          </table:table-cell>
          <table:table-cell office:value-type="float" office:value="8391460" calcext:value-type="float">
            <text:p>8391460</text:p>
          </table:table-cell>
          <table:table-cell office:value-type="float" office:value="858521" calcext:value-type="float">
            <text:p>858521</text:p>
          </table:table-cell>
          <table:table-cell office:value-type="float" office:value="758147" calcext:value-type="float">
            <text:p>758147</text:p>
          </table:table-cell>
          <table:table-cell office:value-type="float" office:value="10008128" calcext:value-type="float">
            <text:p>10008128</text:p>
          </table:table-cell>
          <table:table-cell office:value-type="float" office:value="1783" calcext:value-type="float">
            <text:p>1783</text:p>
          </table:table-cell>
          <table:table-cell office:value-type="float" office:value="6867767" calcext:value-type="float">
            <text:p>6867767</text:p>
          </table:table-cell>
          <table:table-cell office:value-type="float" office:value="574936" calcext:value-type="float">
            <text:p>574936</text:p>
          </table:table-cell>
          <table:table-cell office:value-type="float" office:value="602313" calcext:value-type="float">
            <text:p>602313</text:p>
          </table:table-cell>
          <table:table-cell office:value-type="float" office:value="8045016" calcext:value-type="float">
            <text:p>8045016</text:p>
          </table:table-cell>
          <table:table-cell office:value-type="float" office:value="1485" calcext:value-type="float">
            <text:p>1485</text:p>
          </table:table-cell>
          <table:table-cell office:value-type="float" office:value="9835901" calcext:value-type="float">
            <text:p>9835901</text:p>
          </table:table-cell>
          <table:table-cell office:value-type="float" office:value="570413" calcext:value-type="float">
            <text:p>570413</text:p>
          </table:table-cell>
          <table:table-cell office:value-type="float" office:value="553560" calcext:value-type="float">
            <text:p>553560</text:p>
          </table:table-cell>
          <table:table-cell office:value-type="float" office:value="10959874" calcext:value-type="float">
            <text:p>10959874</text:p>
          </table:table-cell>
        </table:table-row>
        <table:table-row table:style-name="ro1">
          <table:table-cell table:style-name="ce1" office:value-type="string" calcext:value-type="string">
            <text:p>nbc.com</text:p>
          </table:table-cell>
          <table:table-cell office:value-type="float" office:value="16.758" calcext:value-type="float">
            <text:p>16.758</text:p>
          </table:table-cell>
          <table:table-cell office:value-type="float" office:value="5639141" calcext:value-type="float">
            <text:p>5639141</text:p>
          </table:table-cell>
          <table:table-cell office:value-type="float" office:value="1919786" calcext:value-type="float">
            <text:p>1919786</text:p>
          </table:table-cell>
          <table:table-cell office:value-type="float" office:value="2214234" calcext:value-type="float">
            <text:p>2214234</text:p>
          </table:table-cell>
          <table:table-cell office:value-type="float" office:value="9773161" calcext:value-type="float">
            <text:p>9773161</text:p>
          </table:table-cell>
          <table:table-cell office:value-type="float" office:value="17298" calcext:value-type="float">
            <text:p>17298</text:p>
          </table:table-cell>
          <table:table-cell office:value-type="float" office:value="5648948" calcext:value-type="float">
            <text:p>5648948</text:p>
          </table:table-cell>
          <table:table-cell office:value-type="float" office:value="1754030" calcext:value-type="float">
            <text:p>1754030</text:p>
          </table:table-cell>
          <table:table-cell office:value-type="float" office:value="1815982" calcext:value-type="float">
            <text:p>1815982</text:p>
          </table:table-cell>
          <table:table-cell office:value-type="float" office:value="9218960" calcext:value-type="float">
            <text:p>9218960</text:p>
          </table:table-cell>
          <table:table-cell table:number-columns-repeated="5"/>
          <table:table-cell office:value-type="float" office:value="20394" calcext:value-type="float">
            <text:p>20394</text:p>
          </table:table-cell>
          <table:table-cell office:value-type="float" office:value="2492925" calcext:value-type="float">
            <text:p>2492925</text:p>
          </table:table-cell>
          <table:table-cell office:value-type="float" office:value="7390879" calcext:value-type="float">
            <text:p>7390879</text:p>
          </table:table-cell>
          <table:table-cell office:value-type="float" office:value="2170176" calcext:value-type="float">
            <text:p>2170176</text:p>
          </table:table-cell>
          <table:table-cell office:value-type="float" office:value="12053980" calcext:value-type="float">
            <text:p>12053980</text:p>
          </table:table-cell>
          <table:table-cell office:value-type="float" office:value="22671" calcext:value-type="float">
            <text:p>22671</text:p>
          </table:table-cell>
          <table:table-cell office:value-type="float" office:value="6568290" calcext:value-type="float">
            <text:p>6568290</text:p>
          </table:table-cell>
          <table:table-cell office:value-type="float" office:value="2036372" calcext:value-type="float">
            <text:p>2036372</text:p>
          </table:table-cell>
          <table:table-cell office:value-type="float" office:value="1935747" calcext:value-type="float">
            <text:p>1935747</text:p>
          </table:table-cell>
          <table:table-cell office:value-type="float" office:value="10540409" calcext:value-type="float">
            <text:p>10540409</text:p>
          </table:table-cell>
          <table:table-cell office:value-type="float" office:value="29663" calcext:value-type="float">
            <text:p>29663</text:p>
          </table:table-cell>
          <table:table-cell office:value-type="float" office:value="10120598" calcext:value-type="float">
            <text:p>10120598</text:p>
          </table:table-cell>
          <table:table-cell office:value-type="float" office:value="2618748" calcext:value-type="float">
            <text:p>2618748</text:p>
          </table:table-cell>
          <table:table-cell office:value-type="float" office:value="3153465" calcext:value-type="float">
            <text:p>3153465</text:p>
          </table:table-cell>
          <table:table-cell office:value-type="float" office:value="15892811" calcext:value-type="float">
            <text:p>15892811</text:p>
          </table:table-cell>
          <table:table-cell office:value-type="float" office:value="35377" calcext:value-type="float">
            <text:p>35377</text:p>
          </table:table-cell>
          <table:table-cell office:value-type="float" office:value="10468193" calcext:value-type="float">
            <text:p>10468193</text:p>
          </table:table-cell>
          <table:table-cell office:value-type="float" office:value="2917541" calcext:value-type="float">
            <text:p>2917541</text:p>
          </table:table-cell>
          <table:table-cell office:value-type="float" office:value="3551629" calcext:value-type="float">
            <text:p>3551629</text:p>
          </table:table-cell>
          <table:table-cell office:value-type="float" office:value="16937363" calcext:value-type="float">
            <text:p>16937363</text:p>
          </table:table-cell>
          <table:table-cell office:value-type="float" office:value="36084" calcext:value-type="float">
            <text:p>36084</text:p>
          </table:table-cell>
          <table:table-cell office:value-type="float" office:value="12159306" calcext:value-type="float">
            <text:p>12159306</text:p>
          </table:table-cell>
          <table:table-cell office:value-type="float" office:value="2807273" calcext:value-type="float">
            <text:p>2807273</text:p>
          </table:table-cell>
          <table:table-cell office:value-type="float" office:value="3393660" calcext:value-type="float">
            <text:p>3393660</text:p>
          </table:table-cell>
          <table:table-cell office:value-type="float" office:value="18360239" calcext:value-type="float">
            <text:p>18360239</text:p>
          </table:table-cell>
          <table:table-cell office:value-type="float" office:value="39.096" calcext:value-type="float">
            <text:p>39.096</text:p>
          </table:table-cell>
          <table:table-cell office:value-type="float" office:value="12057132" calcext:value-type="float">
            <text:p>12057132</text:p>
          </table:table-cell>
          <table:table-cell office:value-type="float" office:value="3013827" calcext:value-type="float">
            <text:p>3013827</text:p>
          </table:table-cell>
          <table:table-cell office:value-type="float" office:value="3260883" calcext:value-type="float">
            <text:p>3260883</text:p>
          </table:table-cell>
          <table:table-cell office:value-type="float" office:value="18331842" calcext:value-type="float">
            <text:p>18331842</text:p>
          </table:table-cell>
          <table:table-cell office:value-type="float" office:value="41619" calcext:value-type="float">
            <text:p>41619</text:p>
          </table:table-cell>
          <table:table-cell office:value-type="float" office:value="15692323" calcext:value-type="float">
            <text:p>15692323</text:p>
          </table:table-cell>
          <table:table-cell office:value-type="float" office:value="4739946" calcext:value-type="float">
            <text:p>4739946</text:p>
          </table:table-cell>
          <table:table-cell office:value-type="float" office:value="3773431" calcext:value-type="float">
            <text:p>3773431</text:p>
          </table:table-cell>
          <table:table-cell office:value-type="float" office:value="24205700" calcext:value-type="float">
            <text:p>24205700</text:p>
          </table:table-cell>
          <table:table-cell office:value-type="float" office:value="38300" calcext:value-type="float">
            <text:p>38300</text:p>
          </table:table-cell>
          <table:table-cell office:value-type="float" office:value="13118232" calcext:value-type="float">
            <text:p>13118232</text:p>
          </table:table-cell>
          <table:table-cell office:value-type="float" office:value="3140733" calcext:value-type="float">
            <text:p>3140733</text:p>
          </table:table-cell>
          <table:table-cell office:value-type="float" office:value="4184980" calcext:value-type="float">
            <text:p>4184980</text:p>
          </table:table-cell>
          <table:table-cell office:value-type="float" office:value="20443945" calcext:value-type="float">
            <text:p>20443945</text:p>
          </table:table-cell>
          <table:table-cell office:value-type="float" office:value="34124" calcext:value-type="float">
            <text:p>34124</text:p>
          </table:table-cell>
          <table:table-cell office:value-type="float" office:value="11921538" calcext:value-type="float">
            <text:p>11921538</text:p>
          </table:table-cell>
          <table:table-cell office:value-type="float" office:value="2855673" calcext:value-type="float">
            <text:p>2855673</text:p>
          </table:table-cell>
          <table:table-cell office:value-type="float" office:value="3421010" calcext:value-type="float">
            <text:p>3421010</text:p>
          </table:table-cell>
          <table:table-cell office:value-type="float" office:value="18198221" calcext:value-type="float">
            <text:p>18198221</text:p>
          </table:table-cell>
        </table:table-row>
        <table:table-row table:style-name="ro1">
          <table:table-cell table:style-name="ce1" office:value-type="string" calcext:value-type="string">
            <text:p>npr.org</text:p>
          </table:table-cell>
          <table:table-cell office:value-type="float" office:value="2.463" calcext:value-type="float">
            <text:p>2.463</text:p>
          </table:table-cell>
          <table:table-cell office:value-type="float" office:value="3138393" calcext:value-type="float">
            <text:p>3138393</text:p>
          </table:table-cell>
          <table:table-cell office:value-type="float" office:value="1252080" calcext:value-type="float">
            <text:p>1252080</text:p>
          </table:table-cell>
          <table:table-cell office:value-type="float" office:value="1099969" calcext:value-type="float">
            <text:p>1099969</text:p>
          </table:table-cell>
          <table:table-cell office:value-type="float" office:value="5490442" calcext:value-type="float">
            <text:p>5490442</text:p>
          </table:table-cell>
          <table:table-cell office:value-type="float" office:value="2521" calcext:value-type="float">
            <text:p>2521</text:p>
          </table:table-cell>
          <table:table-cell office:value-type="float" office:value="3050815" calcext:value-type="float">
            <text:p>3050815</text:p>
          </table:table-cell>
          <table:table-cell office:value-type="float" office:value="1121866" calcext:value-type="float">
            <text:p>1121866</text:p>
          </table:table-cell>
          <table:table-cell office:value-type="float" office:value="1061044" calcext:value-type="float">
            <text:p>1061044</text:p>
          </table:table-cell>
          <table:table-cell office:value-type="float" office:value="5233725" calcext:value-type="float">
            <text:p>5233725</text:p>
          </table:table-cell>
          <table:table-cell table:number-columns-repeated="5"/>
          <table:table-cell office:value-type="float" office:value="6568" calcext:value-type="float">
            <text:p>6568</text:p>
          </table:table-cell>
          <table:table-cell office:value-type="float" office:value="905862" calcext:value-type="float">
            <text:p>905862</text:p>
          </table:table-cell>
          <table:table-cell office:value-type="float" office:value="3120135" calcext:value-type="float">
            <text:p>3120135</text:p>
          </table:table-cell>
          <table:table-cell office:value-type="float" office:value="1183575" calcext:value-type="float">
            <text:p>1183575</text:p>
          </table:table-cell>
          <table:table-cell office:value-type="float" office:value="5209572" calcext:value-type="float">
            <text:p>5209572</text:p>
          </table:table-cell>
          <table:table-cell office:value-type="float" office:value="6725" calcext:value-type="float">
            <text:p>6725</text:p>
          </table:table-cell>
          <table:table-cell office:value-type="float" office:value="2743527" calcext:value-type="float">
            <text:p>2743527</text:p>
          </table:table-cell>
          <table:table-cell office:value-type="float" office:value="856670" calcext:value-type="float">
            <text:p>856670</text:p>
          </table:table-cell>
          <table:table-cell office:value-type="float" office:value="1066916" calcext:value-type="float">
            <text:p>1066916</text:p>
          </table:table-cell>
          <table:table-cell office:value-type="float" office:value="4667113" calcext:value-type="float">
            <text:p>4667113</text:p>
          </table:table-cell>
          <table:table-cell office:value-type="float" office:value="6680" calcext:value-type="float">
            <text:p>6680</text:p>
          </table:table-cell>
          <table:table-cell office:value-type="float" office:value="2982312" calcext:value-type="float">
            <text:p>2982312</text:p>
          </table:table-cell>
          <table:table-cell office:value-type="float" office:value="1045827" calcext:value-type="float">
            <text:p>1045827</text:p>
          </table:table-cell>
          <table:table-cell office:value-type="float" office:value="788800" calcext:value-type="float">
            <text:p>788800</text:p>
          </table:table-cell>
          <table:table-cell office:value-type="float" office:value="4816939" calcext:value-type="float">
            <text:p>4816939</text:p>
          </table:table-cell>
          <table:table-cell office:value-type="float" office:value="4322" calcext:value-type="float">
            <text:p>4322</text:p>
          </table:table-cell>
          <table:table-cell office:value-type="float" office:value="2981479" calcext:value-type="float">
            <text:p>2981479</text:p>
          </table:table-cell>
          <table:table-cell office:value-type="float" office:value="1113813" calcext:value-type="float">
            <text:p>1113813</text:p>
          </table:table-cell>
          <table:table-cell office:value-type="float" office:value="820414" calcext:value-type="float">
            <text:p>820414</text:p>
          </table:table-cell>
          <table:table-cell office:value-type="float" office:value="4915706" calcext:value-type="float">
            <text:p>4915706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nytimes.com</text:p>
          </table:table-cell>
          <table:table-cell office:value-type="float" office:value="7.678" calcext:value-type="float">
            <text:p>7.678</text:p>
          </table:table-cell>
          <table:table-cell office:value-type="float" office:value="4111913" calcext:value-type="float">
            <text:p>4111913</text:p>
          </table:table-cell>
          <table:table-cell office:value-type="float" office:value="1908405" calcext:value-type="float">
            <text:p>1908405</text:p>
          </table:table-cell>
          <table:table-cell office:value-type="float" office:value="1587033" calcext:value-type="float">
            <text:p>1587033</text:p>
          </table:table-cell>
          <table:table-cell office:value-type="float" office:value="7607351" calcext:value-type="float">
            <text:p>7607351</text:p>
          </table:table-cell>
          <table:table-cell office:value-type="float" office:value="7127" calcext:value-type="float">
            <text:p>7127</text:p>
          </table:table-cell>
          <table:table-cell office:value-type="float" office:value="4366523" calcext:value-type="float">
            <text:p>4366523</text:p>
          </table:table-cell>
          <table:table-cell office:value-type="float" office:value="1977439" calcext:value-type="float">
            <text:p>1977439</text:p>
          </table:table-cell>
          <table:table-cell office:value-type="float" office:value="1813340" calcext:value-type="float">
            <text:p>1813340</text:p>
          </table:table-cell>
          <table:table-cell office:value-type="float" office:value="8157302" calcext:value-type="float">
            <text:p>8157302</text:p>
          </table:table-cell>
          <table:table-cell table:number-columns-repeated="5"/>
          <table:table-cell office:value-type="float" office:value="7853" calcext:value-type="float">
            <text:p>7853</text:p>
          </table:table-cell>
          <table:table-cell office:value-type="float" office:value="1639631" calcext:value-type="float">
            <text:p>1639631</text:p>
          </table:table-cell>
          <table:table-cell office:value-type="float" office:value="4157892" calcext:value-type="float">
            <text:p>4157892</text:p>
          </table:table-cell>
          <table:table-cell office:value-type="float" office:value="2063861" calcext:value-type="float">
            <text:p>2063861</text:p>
          </table:table-cell>
          <table:table-cell office:value-type="float" office:value="7861384" calcext:value-type="float">
            <text:p>7861384</text:p>
          </table:table-cell>
          <table:table-cell office:value-type="float" office:value="9016" calcext:value-type="float">
            <text:p>9016</text:p>
          </table:table-cell>
          <table:table-cell office:value-type="float" office:value="4415649" calcext:value-type="float">
            <text:p>4415649</text:p>
          </table:table-cell>
          <table:table-cell office:value-type="float" office:value="1500803" calcext:value-type="float">
            <text:p>1500803</text:p>
          </table:table-cell>
          <table:table-cell office:value-type="float" office:value="2126808" calcext:value-type="float">
            <text:p>2126808</text:p>
          </table:table-cell>
          <table:table-cell office:value-type="float" office:value="8043260" calcext:value-type="float">
            <text:p>8043260</text:p>
          </table:table-cell>
          <table:table-cell office:value-type="float" office:value="8991" calcext:value-type="float">
            <text:p>8991</text:p>
          </table:table-cell>
          <table:table-cell office:value-type="float" office:value="5217299" calcext:value-type="float">
            <text:p>5217299</text:p>
          </table:table-cell>
          <table:table-cell office:value-type="float" office:value="2301950" calcext:value-type="float">
            <text:p>2301950</text:p>
          </table:table-cell>
          <table:table-cell office:value-type="float" office:value="1662680" calcext:value-type="float">
            <text:p>1662680</text:p>
          </table:table-cell>
          <table:table-cell office:value-type="float" office:value="9181929" calcext:value-type="float">
            <text:p>9181929</text:p>
          </table:table-cell>
          <table:table-cell office:value-type="float" office:value="9246" calcext:value-type="float">
            <text:p>9246</text:p>
          </table:table-cell>
          <table:table-cell office:value-type="float" office:value="5122449" calcext:value-type="float">
            <text:p>5122449</text:p>
          </table:table-cell>
          <table:table-cell office:value-type="float" office:value="2421518" calcext:value-type="float">
            <text:p>2421518</text:p>
          </table:table-cell>
          <table:table-cell office:value-type="float" office:value="1716634" calcext:value-type="float">
            <text:p>1716634</text:p>
          </table:table-cell>
          <table:table-cell office:value-type="float" office:value="9260601" calcext:value-type="float">
            <text:p>9260601</text:p>
          </table:table-cell>
          <table:table-cell office:value-type="float" office:value="8637" calcext:value-type="float">
            <text:p>8637</text:p>
          </table:table-cell>
          <table:table-cell office:value-type="float" office:value="5303995" calcext:value-type="float">
            <text:p>5303995</text:p>
          </table:table-cell>
          <table:table-cell office:value-type="float" office:value="2359797" calcext:value-type="float">
            <text:p>2359797</text:p>
          </table:table-cell>
          <table:table-cell office:value-type="float" office:value="1673490" calcext:value-type="float">
            <text:p>1673490</text:p>
          </table:table-cell>
          <table:table-cell office:value-type="float" office:value="9337282" calcext:value-type="float">
            <text:p>9337282</text:p>
          </table:table-cell>
          <table:table-cell office:value-type="float" office:value="9.268" calcext:value-type="float">
            <text:p>9.268</text:p>
          </table:table-cell>
          <table:table-cell office:value-type="float" office:value="6070134" calcext:value-type="float">
            <text:p>6070134</text:p>
          </table:table-cell>
          <table:table-cell office:value-type="float" office:value="2528206" calcext:value-type="float">
            <text:p>2528206</text:p>
          </table:table-cell>
          <table:table-cell office:value-type="float" office:value="1708671" calcext:value-type="float">
            <text:p>1708671</text:p>
          </table:table-cell>
          <table:table-cell office:value-type="float" office:value="10307011" calcext:value-type="float">
            <text:p>10307011</text:p>
          </table:table-cell>
          <table:table-cell office:value-type="float" office:value="9416" calcext:value-type="float">
            <text:p>9416</text:p>
          </table:table-cell>
          <table:table-cell office:value-type="float" office:value="8374346" calcext:value-type="float">
            <text:p>8374346</text:p>
          </table:table-cell>
          <table:table-cell office:value-type="float" office:value="2453238" calcext:value-type="float">
            <text:p>2453238</text:p>
          </table:table-cell>
          <table:table-cell office:value-type="float" office:value="3351420" calcext:value-type="float">
            <text:p>3351420</text:p>
          </table:table-cell>
          <table:table-cell office:value-type="float" office:value="14179004" calcext:value-type="float">
            <text:p>14179004</text:p>
          </table:table-cell>
          <table:table-cell office:value-type="float" office:value="8431" calcext:value-type="float">
            <text:p>8431</text:p>
          </table:table-cell>
          <table:table-cell office:value-type="float" office:value="5439189" calcext:value-type="float">
            <text:p>5439189</text:p>
          </table:table-cell>
          <table:table-cell office:value-type="float" office:value="2311298" calcext:value-type="float">
            <text:p>2311298</text:p>
          </table:table-cell>
          <table:table-cell office:value-type="float" office:value="1862802" calcext:value-type="float">
            <text:p>1862802</text:p>
          </table:table-cell>
          <table:table-cell office:value-type="float" office:value="9613289" calcext:value-type="float">
            <text:p>9613289</text:p>
          </table:table-cell>
          <table:table-cell office:value-type="float" office:value="7704" calcext:value-type="float">
            <text:p>7704</text:p>
          </table:table-cell>
          <table:table-cell office:value-type="float" office:value="5998474" calcext:value-type="float">
            <text:p>5998474</text:p>
          </table:table-cell>
          <table:table-cell office:value-type="float" office:value="2189080" calcext:value-type="float">
            <text:p>2189080</text:p>
          </table:table-cell>
          <table:table-cell office:value-type="float" office:value="1769468" calcext:value-type="float">
            <text:p>1769468</text:p>
          </table:table-cell>
          <table:table-cell office:value-type="float" office:value="9957022" calcext:value-type="float">
            <text:p>9957022</text:p>
          </table:table-cell>
        </table:table-row>
        <table:table-row table:style-name="ro1">
          <table:table-cell office:value-type="string" calcext:value-type="string">
            <text:p>playbuzz.com</text:p>
          </table:table-cell>
          <table:table-cell table:number-columns-repeated="25"/>
          <table:table-cell office:value-type="float" office:value="89" calcext:value-type="float">
            <text:p>89</text:p>
          </table:table-cell>
          <table:table-cell office:value-type="float" office:value="1625148" calcext:value-type="float">
            <text:p>1625148</text:p>
          </table:table-cell>
          <table:table-cell office:value-type="float" office:value="2038560" calcext:value-type="float">
            <text:p>2038560</text:p>
          </table:table-cell>
          <table:table-cell office:value-type="float" office:value="2095907" calcext:value-type="float">
            <text:p>2095907</text:p>
          </table:table-cell>
          <table:table-cell office:value-type="float" office:value="5759615" calcext:value-type="float">
            <text:p>5759615</text:p>
          </table:table-cell>
          <table:table-cell table:number-columns-repeated="5"/>
          <table:table-cell office:value-type="float" office:value="2172" calcext:value-type="float">
            <text:p>2172</text:p>
          </table:table-cell>
          <table:table-cell office:value-type="float" office:value="3224428" calcext:value-type="float">
            <text:p>3224428</text:p>
          </table:table-cell>
          <table:table-cell office:value-type="float" office:value="4356292" calcext:value-type="float">
            <text:p>4356292</text:p>
          </table:table-cell>
          <table:table-cell office:value-type="float" office:value="4327633" calcext:value-type="float">
            <text:p>4327633</text:p>
          </table:table-cell>
          <table:table-cell office:value-type="float" office:value="11908353" calcext:value-type="float">
            <text:p>11908353</text:p>
          </table:table-cell>
          <table:table-cell office:value-type="float" office:value="1.147" calcext:value-type="float">
            <text:p>1.147</text:p>
          </table:table-cell>
          <table:table-cell office:value-type="float" office:value="5574053" calcext:value-type="float">
            <text:p>5574053</text:p>
          </table:table-cell>
          <table:table-cell office:value-type="float" office:value="7596499" calcext:value-type="float">
            <text:p>7596499</text:p>
          </table:table-cell>
          <table:table-cell office:value-type="float" office:value="7488467" calcext:value-type="float">
            <text:p>7488467</text:p>
          </table:table-cell>
          <table:table-cell office:value-type="float" office:value="20659019" calcext:value-type="float">
            <text:p>20659019</text:p>
          </table:table-cell>
          <table:table-cell office:value-type="float" office:value="1012" calcext:value-type="float">
            <text:p>1012</text:p>
          </table:table-cell>
          <table:table-cell office:value-type="float" office:value="8466565" calcext:value-type="float">
            <text:p>8466565</text:p>
          </table:table-cell>
          <table:table-cell office:value-type="float" office:value="10267044" calcext:value-type="float">
            <text:p>10267044</text:p>
          </table:table-cell>
          <table:table-cell office:value-type="float" office:value="10072555" calcext:value-type="float">
            <text:p>10072555</text:p>
          </table:table-cell>
          <table:table-cell office:value-type="float" office:value="28806164" calcext:value-type="float">
            <text:p>28806164</text:p>
          </table:table-cell>
          <table:table-cell office:value-type="float" office:value="1282" calcext:value-type="float">
            <text:p>1282</text:p>
          </table:table-cell>
          <table:table-cell office:value-type="float" office:value="8024871" calcext:value-type="float">
            <text:p>8024871</text:p>
          </table:table-cell>
          <table:table-cell office:value-type="float" office:value="8701670" calcext:value-type="float">
            <text:p>8701670</text:p>
          </table:table-cell>
          <table:table-cell office:value-type="float" office:value="8947869" calcext:value-type="float">
            <text:p>8947869</text:p>
          </table:table-cell>
          <table:table-cell office:value-type="float" office:value="25674410" calcext:value-type="float">
            <text:p>25674410</text:p>
          </table:table-cell>
          <table:table-cell office:value-type="float" office:value="1145" calcext:value-type="float">
            <text:p>1145</text:p>
          </table:table-cell>
          <table:table-cell office:value-type="float" office:value="7567761" calcext:value-type="float">
            <text:p>7567761</text:p>
          </table:table-cell>
          <table:table-cell office:value-type="float" office:value="8627878" calcext:value-type="float">
            <text:p>8627878</text:p>
          </table:table-cell>
          <table:table-cell office:value-type="float" office:value="8483988" calcext:value-type="float">
            <text:p>8483988</text:p>
          </table:table-cell>
          <table:table-cell office:value-type="float" office:value="24679627" calcext:value-type="float">
            <text:p>24679627</text:p>
          </table:table-cell>
        </table:table-row>
        <table:table-row table:style-name="ro1">
          <table:table-cell office:value-type="string" calcext:value-type="string">
            <text:p>rare.us</text:p>
          </table:table-cell>
          <table:table-cell table:number-columns-repeated="50"/>
          <table:table-cell office:value-type="float" office:value="1191" calcext:value-type="float">
            <text:p>1191</text:p>
          </table:table-cell>
          <table:table-cell office:value-type="float" office:value="4847263" calcext:value-type="float">
            <text:p>4847263</text:p>
          </table:table-cell>
          <table:table-cell office:value-type="float" office:value="1477592" calcext:value-type="float">
            <text:p>1477592</text:p>
          </table:table-cell>
          <table:table-cell office:value-type="float" office:value="894667" calcext:value-type="float">
            <text:p>894667</text:p>
          </table:table-cell>
          <table:table-cell office:value-type="float" office:value="7219522" calcext:value-type="float">
            <text:p>721952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t.com</text:p>
          </table:table-cell>
          <table:table-cell office:value-type="float" office:value="1.378" calcext:value-type="float">
            <text:p>1.378</text:p>
          </table:table-cell>
          <table:table-cell office:value-type="float" office:value="1718919" calcext:value-type="float">
            <text:p>1718919</text:p>
          </table:table-cell>
          <table:table-cell office:value-type="float" office:value="980731" calcext:value-type="float">
            <text:p>980731</text:p>
          </table:table-cell>
          <table:table-cell office:value-type="float" office:value="807878" calcext:value-type="float">
            <text:p>807878</text:p>
          </table:table-cell>
          <table:table-cell office:value-type="float" office:value="3507528" calcext:value-type="float">
            <text:p>3507528</text:p>
          </table:table-cell>
          <table:table-cell table:style-name="ce11"/>
          <table:table-cell table:style-name="Default" table:number-columns-repeated="3"/>
          <table:table-cell table:style-name="ce12"/>
          <table:table-cell table:number-columns-repeated="50"/>
        </table:table-row>
        <table:table-row table:style-name="ro1">
          <table:table-cell table:style-name="ce1" office:value-type="string" calcext:value-type="string">
            <text:p>slate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office:value-type="float" office:value="1251395" calcext:value-type="float">
            <text:p>1251395</text:p>
          </table:table-cell>
          <table:table-cell office:value-type="float" office:value="554675" calcext:value-type="float">
            <text:p>554675</text:p>
          </table:table-cell>
          <table:table-cell office:value-type="float" office:value="742839" calcext:value-type="float">
            <text:p>742839</text:p>
          </table:table-cell>
          <table:table-cell office:value-type="float" office:value="2548909" calcext:value-type="float">
            <text:p>2548909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theblaze.com</text:p>
          </table:table-cell>
          <table:table-cell office:value-type="float" office:value="1.666" calcext:value-type="float">
            <text:p>1.666</text:p>
          </table:table-cell>
          <table:table-cell office:value-type="float" office:value="3474701" calcext:value-type="float">
            <text:p>3474701</text:p>
          </table:table-cell>
          <table:table-cell office:value-type="float" office:value="1554527" calcext:value-type="float">
            <text:p>1554527</text:p>
          </table:table-cell>
          <table:table-cell office:value-type="float" office:value="1166850" calcext:value-type="float">
            <text:p>1166850</text:p>
          </table:table-cell>
          <table:table-cell office:value-type="float" office:value="6196078" calcext:value-type="float">
            <text:p>6196078</text:p>
          </table:table-cell>
          <table:table-cell office:value-type="float" office:value="1346" calcext:value-type="float">
            <text:p>1346</text:p>
          </table:table-cell>
          <table:table-cell office:value-type="float" office:value="3162282" calcext:value-type="float">
            <text:p>3162282</text:p>
          </table:table-cell>
          <table:table-cell office:value-type="float" office:value="1486505" calcext:value-type="float">
            <text:p>1486505</text:p>
          </table:table-cell>
          <table:table-cell office:value-type="float" office:value="1042607" calcext:value-type="float">
            <text:p>1042607</text:p>
          </table:table-cell>
          <table:table-cell office:value-type="float" office:value="5691394" calcext:value-type="float">
            <text:p>5691394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office:value-type="float" office:value="1409846" calcext:value-type="float">
            <text:p>1409846</text:p>
          </table:table-cell>
          <table:table-cell office:value-type="float" office:value="4383331" calcext:value-type="float">
            <text:p>4383331</text:p>
          </table:table-cell>
          <table:table-cell office:value-type="float" office:value="1870991" calcext:value-type="float">
            <text:p>1870991</text:p>
          </table:table-cell>
          <table:table-cell office:value-type="float" office:value="7664168" calcext:value-type="float">
            <text:p>7664168</text:p>
          </table:table-cell>
          <table:table-cell office:value-type="float" office:value="1469" calcext:value-type="float">
            <text:p>1469</text:p>
          </table:table-cell>
          <table:table-cell office:value-type="float" office:value="2990898" calcext:value-type="float">
            <text:p>2990898</text:p>
          </table:table-cell>
          <table:table-cell office:value-type="float" office:value="985714" calcext:value-type="float">
            <text:p>985714</text:p>
          </table:table-cell>
          <table:table-cell office:value-type="float" office:value="1195117" calcext:value-type="float">
            <text:p>1195117</text:p>
          </table:table-cell>
          <table:table-cell office:value-type="float" office:value="5171729" calcext:value-type="float">
            <text:p>5171729</text:p>
          </table:table-cell>
          <table:table-cell office:value-type="float" office:value="2142" calcext:value-type="float">
            <text:p>2142</text:p>
          </table:table-cell>
          <table:table-cell office:value-type="float" office:value="4025858" calcext:value-type="float">
            <text:p>4025858</text:p>
          </table:table-cell>
          <table:table-cell office:value-type="float" office:value="1673061" calcext:value-type="float">
            <text:p>1673061</text:p>
          </table:table-cell>
          <table:table-cell office:value-type="float" office:value="1234064" calcext:value-type="float">
            <text:p>1234064</text:p>
          </table:table-cell>
          <table:table-cell office:value-type="float" office:value="6932983" calcext:value-type="float">
            <text:p>6932983</text:p>
          </table:table-cell>
          <table:table-cell office:value-type="float" office:value="1552" calcext:value-type="float">
            <text:p>1552</text:p>
          </table:table-cell>
          <table:table-cell office:value-type="float" office:value="2819964" calcext:value-type="float">
            <text:p>2819964</text:p>
          </table:table-cell>
          <table:table-cell office:value-type="float" office:value="1151943" calcext:value-type="float">
            <text:p>1151943</text:p>
          </table:table-cell>
          <table:table-cell office:value-type="float" office:value="929427" calcext:value-type="float">
            <text:p>929427</text:p>
          </table:table-cell>
          <table:table-cell office:value-type="float" office:value="4901334" calcext:value-type="float">
            <text:p>4901334</text:p>
          </table:table-cell>
          <table:table-cell table:number-columns-repeated="15"/>
          <table:table-cell office:value-type="float" office:value="11959" calcext:value-type="float">
            <text:p>11959</text:p>
          </table:table-cell>
          <table:table-cell office:value-type="float" office:value="6229290" calcext:value-type="float">
            <text:p>6229290</text:p>
          </table:table-cell>
          <table:table-cell office:value-type="float" office:value="2423022" calcext:value-type="float">
            <text:p>2423022</text:p>
          </table:table-cell>
          <table:table-cell office:value-type="float" office:value="2144877" calcext:value-type="float">
            <text:p>2144877</text:p>
          </table:table-cell>
          <table:table-cell office:value-type="float" office:value="10797189" calcext:value-type="float">
            <text:p>1079718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heguardian.com</text:p>
          </table:table-cell>
          <table:table-cell office:value-type="float" office:value="12.152" calcext:value-type="float">
            <text:p>12.152</text:p>
          </table:table-cell>
          <table:table-cell office:value-type="float" office:value="3554764" calcext:value-type="float">
            <text:p>3554764</text:p>
          </table:table-cell>
          <table:table-cell office:value-type="float" office:value="1914176" calcext:value-type="float">
            <text:p>1914176</text:p>
          </table:table-cell>
          <table:table-cell office:value-type="float" office:value="1730522" calcext:value-type="float">
            <text:p>1730522</text:p>
          </table:table-cell>
          <table:table-cell office:value-type="float" office:value="7199462" calcext:value-type="float">
            <text:p>7199462</text:p>
          </table:table-cell>
          <table:table-cell office:value-type="float" office:value="11345" calcext:value-type="float">
            <text:p>11345</text:p>
          </table:table-cell>
          <table:table-cell office:value-type="float" office:value="4191739" calcext:value-type="float">
            <text:p>4191739</text:p>
          </table:table-cell>
          <table:table-cell office:value-type="float" office:value="2108735" calcext:value-type="float">
            <text:p>2108735</text:p>
          </table:table-cell>
          <table:table-cell office:value-type="float" office:value="1751159" calcext:value-type="float">
            <text:p>1751159</text:p>
          </table:table-cell>
          <table:table-cell office:value-type="float" office:value="8051633" calcext:value-type="float">
            <text:p>8051633</text:p>
          </table:table-cell>
          <table:table-cell table:number-columns-repeated="5"/>
          <table:table-cell office:value-type="float" office:value="11178" calcext:value-type="float">
            <text:p>11178</text:p>
          </table:table-cell>
          <table:table-cell office:value-type="float" office:value="1792699" calcext:value-type="float">
            <text:p>1792699</text:p>
          </table:table-cell>
          <table:table-cell office:value-type="float" office:value="4543785" calcext:value-type="float">
            <text:p>4543785</text:p>
          </table:table-cell>
          <table:table-cell office:value-type="float" office:value="2125030" calcext:value-type="float">
            <text:p>2125030</text:p>
          </table:table-cell>
          <table:table-cell office:value-type="float" office:value="8461514" calcext:value-type="float">
            <text:p>8461514</text:p>
          </table:table-cell>
          <table:table-cell office:value-type="float" office:value="11521" calcext:value-type="float">
            <text:p>11521</text:p>
          </table:table-cell>
          <table:table-cell office:value-type="float" office:value="4710500" calcext:value-type="float">
            <text:p>4710500</text:p>
          </table:table-cell>
          <table:table-cell office:value-type="float" office:value="1909663" calcext:value-type="float">
            <text:p>1909663</text:p>
          </table:table-cell>
          <table:table-cell office:value-type="float" office:value="2231599" calcext:value-type="float">
            <text:p>2231599</text:p>
          </table:table-cell>
          <table:table-cell office:value-type="float" office:value="8851762" calcext:value-type="float">
            <text:p>8851762</text:p>
          </table:table-cell>
          <table:table-cell office:value-type="float" office:value="12159" calcext:value-type="float">
            <text:p>12159</text:p>
          </table:table-cell>
          <table:table-cell office:value-type="float" office:value="5355273" calcext:value-type="float">
            <text:p>5355273</text:p>
          </table:table-cell>
          <table:table-cell office:value-type="float" office:value="2542423" calcext:value-type="float">
            <text:p>2542423</text:p>
          </table:table-cell>
          <table:table-cell office:value-type="float" office:value="2037248" calcext:value-type="float">
            <text:p>2037248</text:p>
          </table:table-cell>
          <table:table-cell office:value-type="float" office:value="9934944" calcext:value-type="float">
            <text:p>9934944</text:p>
          </table:table-cell>
          <table:table-cell office:value-type="float" office:value="11787" calcext:value-type="float">
            <text:p>11787</text:p>
          </table:table-cell>
          <table:table-cell office:value-type="float" office:value="5935784" calcext:value-type="float">
            <text:p>5935784</text:p>
          </table:table-cell>
          <table:table-cell office:value-type="float" office:value="2581490" calcext:value-type="float">
            <text:p>2581490</text:p>
          </table:table-cell>
          <table:table-cell office:value-type="float" office:value="2087727" calcext:value-type="float">
            <text:p>2087727</text:p>
          </table:table-cell>
          <table:table-cell office:value-type="float" office:value="10605001" calcext:value-type="float">
            <text:p>10605001</text:p>
          </table:table-cell>
          <table:table-cell office:value-type="float" office:value="11196" calcext:value-type="float">
            <text:p>11196</text:p>
          </table:table-cell>
          <table:table-cell office:value-type="float" office:value="6934282" calcext:value-type="float">
            <text:p>6934282</text:p>
          </table:table-cell>
          <table:table-cell office:value-type="float" office:value="2577127" calcext:value-type="float">
            <text:p>2577127</text:p>
          </table:table-cell>
          <table:table-cell office:value-type="float" office:value="2022404" calcext:value-type="float">
            <text:p>2022404</text:p>
          </table:table-cell>
          <table:table-cell office:value-type="float" office:value="11533813" calcext:value-type="float">
            <text:p>11533813</text:p>
          </table:table-cell>
          <table:table-cell office:value-type="float" office:value="12.025" calcext:value-type="float">
            <text:p>12.025</text:p>
          </table:table-cell>
          <table:table-cell office:value-type="float" office:value="7279067" calcext:value-type="float">
            <text:p>7279067</text:p>
          </table:table-cell>
          <table:table-cell office:value-type="float" office:value="2848488" calcext:value-type="float">
            <text:p>2848488</text:p>
          </table:table-cell>
          <table:table-cell office:value-type="float" office:value="2391605" calcext:value-type="float">
            <text:p>2391605</text:p>
          </table:table-cell>
          <table:table-cell office:value-type="float" office:value="12519160" calcext:value-type="float">
            <text:p>12519160</text:p>
          </table:table-cell>
          <table:table-cell office:value-type="float" office:value="12717" calcext:value-type="float">
            <text:p>12717</text:p>
          </table:table-cell>
          <table:table-cell office:value-type="float" office:value="7575190" calcext:value-type="float">
            <text:p>7575190</text:p>
          </table:table-cell>
          <table:table-cell office:value-type="float" office:value="2706608" calcext:value-type="float">
            <text:p>2706608</text:p>
          </table:table-cell>
          <table:table-cell office:value-type="float" office:value="3028459" calcext:value-type="float">
            <text:p>3028459</text:p>
          </table:table-cell>
          <table:table-cell office:value-type="float" office:value="13310257" calcext:value-type="float">
            <text:p>13310257</text:p>
          </table:table-cell>
          <table:table-cell office:value-type="float" office:value="498" calcext:value-type="float">
            <text:p>498</text:p>
          </table:table-cell>
          <table:table-cell office:value-type="float" office:value="5811844" calcext:value-type="float">
            <text:p>5811844</text:p>
          </table:table-cell>
          <table:table-cell office:value-type="float" office:value="1487792" calcext:value-type="float">
            <text:p>1487792</text:p>
          </table:table-cell>
          <table:table-cell office:value-type="float" office:value="1602486" calcext:value-type="float">
            <text:p>1602486</text:p>
          </table:table-cell>
          <table:table-cell office:value-type="float" office:value="8902122" calcext:value-type="float">
            <text:p>8902122</text:p>
          </table:table-cell>
          <table:table-cell office:value-type="float" office:value="10457" calcext:value-type="float">
            <text:p>10457</text:p>
          </table:table-cell>
          <table:table-cell office:value-type="float" office:value="5899411" calcext:value-type="float">
            <text:p>5899411</text:p>
          </table:table-cell>
          <table:table-cell office:value-type="float" office:value="2240095" calcext:value-type="float">
            <text:p>2240095</text:p>
          </table:table-cell>
          <table:table-cell office:value-type="float" office:value="2077688" calcext:value-type="float">
            <text:p>2077688</text:p>
          </table:table-cell>
          <table:table-cell office:value-type="float" office:value="10217194" calcext:value-type="float">
            <text:p>10217194</text:p>
          </table:table-cell>
        </table:table-row>
        <table:table-row table:style-name="ro1">
          <table:table-cell table:style-name="ce1" office:value-type="string" calcext:value-type="string">
            <text:p>thoughtcatalog.com</text:p>
          </table:table-cell>
          <table:table-cell office:value-type="float" office:value="1.665" calcext:value-type="float">
            <text:p>1.665</text:p>
          </table:table-cell>
          <table:table-cell office:value-type="float" office:value="1874212" calcext:value-type="float">
            <text:p>1874212</text:p>
          </table:table-cell>
          <table:table-cell office:value-type="float" office:value="729785" calcext:value-type="float">
            <text:p>729785</text:p>
          </table:table-cell>
          <table:table-cell office:value-type="float" office:value="1042934" calcext:value-type="float">
            <text:p>1042934</text:p>
          </table:table-cell>
          <table:table-cell office:value-type="float" office:value="3646931" calcext:value-type="float">
            <text:p>3646931</text:p>
          </table:table-cell>
          <table:table-cell office:value-type="float" office:value="1833" calcext:value-type="float">
            <text:p>1833</text:p>
          </table:table-cell>
          <table:table-cell office:value-type="float" office:value="1877684" calcext:value-type="float">
            <text:p>1877684</text:p>
          </table:table-cell>
          <table:table-cell office:value-type="float" office:value="828577" calcext:value-type="float">
            <text:p>828577</text:p>
          </table:table-cell>
          <table:table-cell office:value-type="float" office:value="797681" calcext:value-type="float">
            <text:p>797681</text:p>
          </table:table-cell>
          <table:table-cell office:value-type="float" office:value="3503942" calcext:value-type="float">
            <text:p>3503942</text:p>
          </table:table-cell>
          <table:table-cell table:number-columns-repeated="10"/>
          <table:table-cell office:value-type="float" office:value="1972" calcext:value-type="float">
            <text:p>1972</text:p>
          </table:table-cell>
          <table:table-cell office:value-type="float" office:value="2236659" calcext:value-type="float">
            <text:p>2236659</text:p>
          </table:table-cell>
          <table:table-cell office:value-type="float" office:value="803660" calcext:value-type="float">
            <text:p>803660</text:p>
          </table:table-cell>
          <table:table-cell office:value-type="float" office:value="859747" calcext:value-type="float">
            <text:p>859747</text:p>
          </table:table-cell>
          <table:table-cell office:value-type="float" office:value="3900066" calcext:value-type="float">
            <text:p>3900066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time.com</text:p>
          </table:table-cell>
          <table:table-cell office:value-type="float" office:value="2.833" calcext:value-type="float">
            <text:p>2.833</text:p>
          </table:table-cell>
          <table:table-cell office:value-type="float" office:value="1578592" calcext:value-type="float">
            <text:p>1578592</text:p>
          </table:table-cell>
          <table:table-cell office:value-type="float" office:value="770390" calcext:value-type="float">
            <text:p>770390</text:p>
          </table:table-cell>
          <table:table-cell office:value-type="float" office:value="856088" calcext:value-type="float">
            <text:p>856088</text:p>
          </table:table-cell>
          <table:table-cell office:value-type="float" office:value="3205070" calcext:value-type="float">
            <text:p>3205070</text:p>
          </table:table-cell>
          <table:table-cell table:style-name="ce11"/>
          <table:table-cell table:style-name="Default" table:number-columns-repeated="3"/>
          <table:table-cell table:style-name="ce12"/>
          <table:table-cell table:number-columns-repeated="5"/>
          <table:table-cell office:value-type="float" office:value="3076" calcext:value-type="float">
            <text:p>3076</text:p>
          </table:table-cell>
          <table:table-cell office:value-type="float" office:value="582081" calcext:value-type="float">
            <text:p>582081</text:p>
          </table:table-cell>
          <table:table-cell office:value-type="float" office:value="2076517" calcext:value-type="float">
            <text:p>2076517</text:p>
          </table:table-cell>
          <table:table-cell office:value-type="float" office:value="890118" calcext:value-type="float">
            <text:p>890118</text:p>
          </table:table-cell>
          <table:table-cell office:value-type="float" office:value="3548716" calcext:value-type="float">
            <text:p>3548716</text:p>
          </table:table-cell>
          <table:table-cell office:value-type="float" office:value="3029" calcext:value-type="float">
            <text:p>3029</text:p>
          </table:table-cell>
          <table:table-cell office:value-type="float" office:value="2005691" calcext:value-type="float">
            <text:p>2005691</text:p>
          </table:table-cell>
          <table:table-cell office:value-type="float" office:value="479862" calcext:value-type="float">
            <text:p>479862</text:p>
          </table:table-cell>
          <table:table-cell office:value-type="float" office:value="724905" calcext:value-type="float">
            <text:p>724905</text:p>
          </table:table-cell>
          <table:table-cell office:value-type="float" office:value="3210458" calcext:value-type="float">
            <text:p>3210458</text:p>
          </table:table-cell>
          <table:table-cell office:value-type="float" office:value="3492" calcext:value-type="float">
            <text:p>3492</text:p>
          </table:table-cell>
          <table:table-cell office:value-type="float" office:value="2834303" calcext:value-type="float">
            <text:p>2834303</text:p>
          </table:table-cell>
          <table:table-cell office:value-type="float" office:value="955342" calcext:value-type="float">
            <text:p>955342</text:p>
          </table:table-cell>
          <table:table-cell office:value-type="float" office:value="710012" calcext:value-type="float">
            <text:p>710012</text:p>
          </table:table-cell>
          <table:table-cell office:value-type="float" office:value="4499657" calcext:value-type="float">
            <text:p>4499657</text:p>
          </table:table-cell>
          <table:table-cell office:value-type="float" office:value="3127" calcext:value-type="float">
            <text:p>3127</text:p>
          </table:table-cell>
          <table:table-cell office:value-type="float" office:value="2789569" calcext:value-type="float">
            <text:p>2789569</text:p>
          </table:table-cell>
          <table:table-cell office:value-type="float" office:value="948245" calcext:value-type="float">
            <text:p>948245</text:p>
          </table:table-cell>
          <table:table-cell office:value-type="float" office:value="684088" calcext:value-type="float">
            <text:p>684088</text:p>
          </table:table-cell>
          <table:table-cell office:value-type="float" office:value="4421902" calcext:value-type="float">
            <text:p>4421902</text:p>
          </table:table-cell>
          <table:table-cell office:value-type="float" office:value="2672" calcext:value-type="float">
            <text:p>2672</text:p>
          </table:table-cell>
          <table:table-cell office:value-type="float" office:value="4197964" calcext:value-type="float">
            <text:p>4197964</text:p>
          </table:table-cell>
          <table:table-cell office:value-type="float" office:value="1184552" calcext:value-type="float">
            <text:p>1184552</text:p>
          </table:table-cell>
          <table:table-cell office:value-type="float" office:value="756206" calcext:value-type="float">
            <text:p>756206</text:p>
          </table:table-cell>
          <table:table-cell office:value-type="float" office:value="6138722" calcext:value-type="float">
            <text:p>61387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pnn.com</text:p>
          </table:table-cell>
          <table:table-cell table:number-columns-repeated="5"/>
          <table:table-cell table:style-name="ce11"/>
          <table:table-cell table:style-name="Default" table:number-columns-repeated="3"/>
          <table:table-cell table:style-name="ce12"/>
          <table:table-cell table:number-columns-repeated="25"/>
          <table:table-cell office:value-type="float" office:value="540" calcext:value-type="float">
            <text:p>540</text:p>
          </table:table-cell>
          <table:table-cell office:value-type="float" office:value="7684588" calcext:value-type="float">
            <text:p>7684588</text:p>
          </table:table-cell>
          <table:table-cell office:value-type="float" office:value="2138947" calcext:value-type="float">
            <text:p>2138947</text:p>
          </table:table-cell>
          <table:table-cell office:value-type="float" office:value="2085527" calcext:value-type="float">
            <text:p>2085527</text:p>
          </table:table-cell>
          <table:table-cell office:value-type="float" office:value="11909062" calcext:value-type="float">
            <text:p>11909062</text:p>
          </table:table-cell>
          <table:table-cell office:value-type="float" office:value="459" calcext:value-type="float">
            <text:p>459</text:p>
          </table:table-cell>
          <table:table-cell office:value-type="float" office:value="5948284" calcext:value-type="float">
            <text:p>5948284</text:p>
          </table:table-cell>
          <table:table-cell office:value-type="float" office:value="1797776" calcext:value-type="float">
            <text:p>1797776</text:p>
          </table:table-cell>
          <table:table-cell office:value-type="float" office:value="1910384" calcext:value-type="float">
            <text:p>1910384</text:p>
          </table:table-cell>
          <table:table-cell office:value-type="float" office:value="9656444" calcext:value-type="float">
            <text:p>9656444</text:p>
          </table:table-cell>
          <table:table-cell office:value-type="float" office:value="480" calcext:value-type="float">
            <text:p>480</text:p>
          </table:table-cell>
          <table:table-cell office:value-type="float" office:value="6339595" calcext:value-type="float">
            <text:p>6339595</text:p>
          </table:table-cell>
          <table:table-cell office:value-type="float" office:value="2132965" calcext:value-type="float">
            <text:p>2132965</text:p>
          </table:table-cell>
          <table:table-cell office:value-type="float" office:value="2003202" calcext:value-type="float">
            <text:p>2003202</text:p>
          </table:table-cell>
          <table:table-cell office:value-type="float" office:value="10475762" calcext:value-type="float">
            <text:p>10475762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float" office:value="4461129" calcext:value-type="float">
            <text:p>4461129</text:p>
          </table:table-cell>
          <table:table-cell office:value-type="float" office:value="1146941" calcext:value-type="float">
            <text:p>1146941</text:p>
          </table:table-cell>
          <table:table-cell office:value-type="float" office:value="1219996" calcext:value-type="float">
            <text:p>1219996</text:p>
          </table:table-cell>
          <table:table-cell office:value-type="float" office:value="6828066" calcext:value-type="float">
            <text:p>6828066</text:p>
          </table:table-cell>
        </table:table-row>
        <table:table-row table:style-name="ro1">
          <table:table-cell table:style-name="ce1" office:value-type="string" calcext:value-type="string">
            <text:p>upworthy.com</text:p>
          </table:table-cell>
          <table:table-cell office:value-type="float" office:value="237" calcext:value-type="float">
            <text:p>237</text:p>
          </table:table-cell>
          <table:table-cell office:value-type="float" office:value="3294528" calcext:value-type="float">
            <text:p>3294528</text:p>
          </table:table-cell>
          <table:table-cell office:value-type="float" office:value="1585760" calcext:value-type="float">
            <text:p>1585760</text:p>
          </table:table-cell>
          <table:table-cell office:value-type="float" office:value="817569" calcext:value-type="float">
            <text:p>817569</text:p>
          </table:table-cell>
          <table:table-cell office:value-type="float" office:value="5697857" calcext:value-type="float">
            <text:p>5697857</text:p>
          </table:table-cell>
          <table:table-cell office:value-type="float" office:value="253" calcext:value-type="float">
            <text:p>253</text:p>
          </table:table-cell>
          <table:table-cell office:value-type="float" office:value="4536544" calcext:value-type="float">
            <text:p>4536544</text:p>
          </table:table-cell>
          <table:table-cell office:value-type="float" office:value="2120520" calcext:value-type="float">
            <text:p>2120520</text:p>
          </table:table-cell>
          <table:table-cell office:value-type="float" office:value="1147551" calcext:value-type="float">
            <text:p>1147551</text:p>
          </table:table-cell>
          <table:table-cell office:value-type="float" office:value="7804615" calcext:value-type="float">
            <text:p>7804615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float" office:value="920960" calcext:value-type="float">
            <text:p>920960</text:p>
          </table:table-cell>
          <table:table-cell office:value-type="float" office:value="3824812" calcext:value-type="float">
            <text:p>3824812</text:p>
          </table:table-cell>
          <table:table-cell office:value-type="float" office:value="1982216" calcext:value-type="float">
            <text:p>1982216</text:p>
          </table:table-cell>
          <table:table-cell office:value-type="float" office:value="6727988" calcext:value-type="float">
            <text:p>6727988</text:p>
          </table:table-cell>
          <table:table-cell office:value-type="float" office:value="305" calcext:value-type="float">
            <text:p>305</text:p>
          </table:table-cell>
          <table:table-cell office:value-type="float" office:value="3268800" calcext:value-type="float">
            <text:p>3268800</text:p>
          </table:table-cell>
          <table:table-cell office:value-type="float" office:value="799292" calcext:value-type="float">
            <text:p>799292</text:p>
          </table:table-cell>
          <table:table-cell office:value-type="float" office:value="1550787" calcext:value-type="float">
            <text:p>1550787</text:p>
          </table:table-cell>
          <table:table-cell office:value-type="float" office:value="5618879" calcext:value-type="float">
            <text:p>5618879</text:p>
          </table:table-cell>
          <table:table-cell office:value-type="float" office:value="362" calcext:value-type="float">
            <text:p>362</text:p>
          </table:table-cell>
          <table:table-cell office:value-type="float" office:value="4037889" calcext:value-type="float">
            <text:p>4037889</text:p>
          </table:table-cell>
          <table:table-cell office:value-type="float" office:value="2058423" calcext:value-type="float">
            <text:p>2058423</text:p>
          </table:table-cell>
          <table:table-cell office:value-type="float" office:value="971179" calcext:value-type="float">
            <text:p>971179</text:p>
          </table:table-cell>
          <table:table-cell office:value-type="float" office:value="7067491" calcext:value-type="float">
            <text:p>7067491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float" office:value="4590387" calcext:value-type="float">
            <text:p>4590387</text:p>
          </table:table-cell>
          <table:table-cell office:value-type="float" office:value="2231421" calcext:value-type="float">
            <text:p>2231421</text:p>
          </table:table-cell>
          <table:table-cell office:value-type="float" office:value="961629" calcext:value-type="float">
            <text:p>961629</text:p>
          </table:table-cell>
          <table:table-cell office:value-type="float" office:value="7783437" calcext:value-type="float">
            <text:p>7783437</text:p>
          </table:table-cell>
          <table:table-cell office:value-type="float" office:value="348" calcext:value-type="float">
            <text:p>348</text:p>
          </table:table-cell>
          <table:table-cell office:value-type="float" office:value="4459200" calcext:value-type="float">
            <text:p>4459200</text:p>
          </table:table-cell>
          <table:table-cell office:value-type="float" office:value="1926413" calcext:value-type="float">
            <text:p>1926413</text:p>
          </table:table-cell>
          <table:table-cell office:value-type="float" office:value="799138" calcext:value-type="float">
            <text:p>799138</text:p>
          </table:table-cell>
          <table:table-cell office:value-type="float" office:value="7184751" calcext:value-type="float">
            <text:p>718475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usatoday.com</text:p>
          </table:table-cell>
          <table:table-cell office:value-type="float" office:value="6.566" calcext:value-type="float">
            <text:p>6.566</text:p>
          </table:table-cell>
          <table:table-cell office:value-type="float" office:value="2627532" calcext:value-type="float">
            <text:p>2627532</text:p>
          </table:table-cell>
          <table:table-cell office:value-type="float" office:value="1000316" calcext:value-type="float">
            <text:p>1000316</text:p>
          </table:table-cell>
          <table:table-cell office:value-type="float" office:value="1021146" calcext:value-type="float">
            <text:p>1021146</text:p>
          </table:table-cell>
          <table:table-cell office:value-type="float" office:value="4648994" calcext:value-type="float">
            <text:p>4648994</text:p>
          </table:table-cell>
          <table:table-cell office:value-type="float" office:value="6559" calcext:value-type="float">
            <text:p>6559</text:p>
          </table:table-cell>
          <table:table-cell office:value-type="float" office:value="2182071" calcext:value-type="float">
            <text:p>2182071</text:p>
          </table:table-cell>
          <table:table-cell office:value-type="float" office:value="894412" calcext:value-type="float">
            <text:p>894412</text:p>
          </table:table-cell>
          <table:table-cell office:value-type="float" office:value="1021572" calcext:value-type="float">
            <text:p>1021572</text:p>
          </table:table-cell>
          <table:table-cell office:value-type="float" office:value="4098055" calcext:value-type="float">
            <text:p>4098055</text:p>
          </table:table-cell>
          <table:table-cell table:number-columns-repeated="5"/>
          <table:table-cell office:value-type="float" office:value="7953" calcext:value-type="float">
            <text:p>7953</text:p>
          </table:table-cell>
          <table:table-cell office:value-type="float" office:value="1019538" calcext:value-type="float">
            <text:p>1019538</text:p>
          </table:table-cell>
          <table:table-cell office:value-type="float" office:value="2112892" calcext:value-type="float">
            <text:p>2112892</text:p>
          </table:table-cell>
          <table:table-cell office:value-type="float" office:value="823733" calcext:value-type="float">
            <text:p>823733</text:p>
          </table:table-cell>
          <table:table-cell office:value-type="float" office:value="3956163" calcext:value-type="float">
            <text:p>3956163</text:p>
          </table:table-cell>
          <table:table-cell office:value-type="float" office:value="8703" calcext:value-type="float">
            <text:p>8703</text:p>
          </table:table-cell>
          <table:table-cell office:value-type="float" office:value="2284377" calcext:value-type="float">
            <text:p>2284377</text:p>
          </table:table-cell>
          <table:table-cell office:value-type="float" office:value="743893" calcext:value-type="float">
            <text:p>743893</text:p>
          </table:table-cell>
          <table:table-cell office:value-type="float" office:value="766259" calcext:value-type="float">
            <text:p>766259</text:p>
          </table:table-cell>
          <table:table-cell office:value-type="float" office:value="3794529" calcext:value-type="float">
            <text:p>3794529</text:p>
          </table:table-cell>
          <table:table-cell office:value-type="float" office:value="10066" calcext:value-type="float">
            <text:p>10066</text:p>
          </table:table-cell>
          <table:table-cell office:value-type="float" office:value="3018750" calcext:value-type="float">
            <text:p>3018750</text:p>
          </table:table-cell>
          <table:table-cell office:value-type="float" office:value="990978" calcext:value-type="float">
            <text:p>990978</text:p>
          </table:table-cell>
          <table:table-cell office:value-type="float" office:value="1032938" calcext:value-type="float">
            <text:p>1032938</text:p>
          </table:table-cell>
          <table:table-cell office:value-type="float" office:value="5042666" calcext:value-type="float">
            <text:p>5042666</text:p>
          </table:table-cell>
          <table:table-cell office:value-type="float" office:value="12131" calcext:value-type="float">
            <text:p>12131</text:p>
          </table:table-cell>
          <table:table-cell office:value-type="float" office:value="3673022" calcext:value-type="float">
            <text:p>3673022</text:p>
          </table:table-cell>
          <table:table-cell office:value-type="float" office:value="1137174" calcext:value-type="float">
            <text:p>1137174</text:p>
          </table:table-cell>
          <table:table-cell office:value-type="float" office:value="1159792" calcext:value-type="float">
            <text:p>1159792</text:p>
          </table:table-cell>
          <table:table-cell office:value-type="float" office:value="5969988" calcext:value-type="float">
            <text:p>5969988</text:p>
          </table:table-cell>
          <table:table-cell office:value-type="float" office:value="12058" calcext:value-type="float">
            <text:p>12058</text:p>
          </table:table-cell>
          <table:table-cell office:value-type="float" office:value="3681165" calcext:value-type="float">
            <text:p>3681165</text:p>
          </table:table-cell>
          <table:table-cell office:value-type="float" office:value="1152686" calcext:value-type="float">
            <text:p>1152686</text:p>
          </table:table-cell>
          <table:table-cell office:value-type="float" office:value="1177308" calcext:value-type="float">
            <text:p>1177308</text:p>
          </table:table-cell>
          <table:table-cell office:value-type="float" office:value="6011159" calcext:value-type="float">
            <text:p>6011159</text:p>
          </table:table-cell>
          <table:table-cell table:number-columns-repeated="5"/>
          <table:table-cell office:value-type="float" office:value="14486" calcext:value-type="float">
            <text:p>14486</text:p>
          </table:table-cell>
          <table:table-cell office:value-type="float" office:value="4562269" calcext:value-type="float">
            <text:p>4562269</text:p>
          </table:table-cell>
          <table:table-cell office:value-type="float" office:value="1611672" calcext:value-type="float">
            <text:p>1611672</text:p>
          </table:table-cell>
          <table:table-cell office:value-type="float" office:value="1420872" calcext:value-type="float">
            <text:p>1420872</text:p>
          </table:table-cell>
          <table:table-cell office:value-type="float" office:value="7594813" calcext:value-type="float">
            <text:p>75948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iralnova.com</text:p>
          </table:table-cell>
          <table:table-cell office:value-type="float" office:value="200" calcext:value-type="float">
            <text:p>200</text:p>
          </table:table-cell>
          <table:table-cell office:value-type="float" office:value="8628302" calcext:value-type="float">
            <text:p>8628302</text:p>
          </table:table-cell>
          <table:table-cell office:value-type="float" office:value="3761005" calcext:value-type="float">
            <text:p>3761005</text:p>
          </table:table-cell>
          <table:table-cell office:value-type="float" office:value="2689187" calcext:value-type="float">
            <text:p>2689187</text:p>
          </table:table-cell>
          <table:table-cell office:value-type="float" office:value="15078494" calcext:value-type="float">
            <text:p>15078494</text:p>
          </table:table-cell>
          <table:table-cell office:value-type="float" office:value="179" calcext:value-type="float">
            <text:p>179</text:p>
          </table:table-cell>
          <table:table-cell office:value-type="float" office:value="4635869" calcext:value-type="float">
            <text:p>4635869</text:p>
          </table:table-cell>
          <table:table-cell office:value-type="float" office:value="1986548" calcext:value-type="float">
            <text:p>1986548</text:p>
          </table:table-cell>
          <table:table-cell office:value-type="float" office:value="1180635" calcext:value-type="float">
            <text:p>1180635</text:p>
          </table:table-cell>
          <table:table-cell office:value-type="float" office:value="7803052" calcext:value-type="float">
            <text:p>7803052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office:value-type="float" office:value="577646" calcext:value-type="float">
            <text:p>577646</text:p>
          </table:table-cell>
          <table:table-cell office:value-type="float" office:value="2623388" calcext:value-type="float">
            <text:p>2623388</text:p>
          </table:table-cell>
          <table:table-cell office:value-type="float" office:value="1265280" calcext:value-type="float">
            <text:p>1265280</text:p>
          </table:table-cell>
          <table:table-cell office:value-type="float" office:value="4466314" calcext:value-type="float">
            <text:p>4466314</text:p>
          </table:table-cell>
          <table:table-cell office:value-type="float" office:value="267" calcext:value-type="float">
            <text:p>267</text:p>
          </table:table-cell>
          <table:table-cell office:value-type="float" office:value="2568465" calcext:value-type="float">
            <text:p>2568465</text:p>
          </table:table-cell>
          <table:table-cell office:value-type="float" office:value="459883" calcext:value-type="float">
            <text:p>459883</text:p>
          </table:table-cell>
          <table:table-cell office:value-type="float" office:value="1268198" calcext:value-type="float">
            <text:p>1268198</text:p>
          </table:table-cell>
          <table:table-cell office:value-type="float" office:value="4296546" calcext:value-type="float">
            <text:p>4296546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washingtonpost.com</text:p>
          </table:table-cell>
          <table:table-cell office:value-type="float" office:value="7.19" calcext:value-type="float">
            <text:p>7.19</text:p>
          </table:table-cell>
          <table:table-cell office:value-type="float" office:value="1708350" calcext:value-type="float">
            <text:p>1708350</text:p>
          </table:table-cell>
          <table:table-cell office:value-type="float" office:value="843067" calcext:value-type="float">
            <text:p>843067</text:p>
          </table:table-cell>
          <table:table-cell office:value-type="float" office:value="821337" calcext:value-type="float">
            <text:p>821337</text:p>
          </table:table-cell>
          <table:table-cell office:value-type="float" office:value="3372754" calcext:value-type="float">
            <text:p>3372754</text:p>
          </table:table-cell>
          <table:table-cell office:value-type="float" office:value="7041" calcext:value-type="float">
            <text:p>7041</text:p>
          </table:table-cell>
          <table:table-cell office:value-type="float" office:value="2196657" calcext:value-type="float">
            <text:p>2196657</text:p>
          </table:table-cell>
          <table:table-cell office:value-type="float" office:value="982431" calcext:value-type="float">
            <text:p>982431</text:p>
          </table:table-cell>
          <table:table-cell office:value-type="float" office:value="908030" calcext:value-type="float">
            <text:p>908030</text:p>
          </table:table-cell>
          <table:table-cell office:value-type="float" office:value="4087118" calcext:value-type="float">
            <text:p>4087118</text:p>
          </table:table-cell>
          <table:table-cell table:number-columns-repeated="5"/>
          <table:table-cell office:value-type="float" office:value="7791" calcext:value-type="float">
            <text:p>7791</text:p>
          </table:table-cell>
          <table:table-cell office:value-type="float" office:value="941154" calcext:value-type="float">
            <text:p>941154</text:p>
          </table:table-cell>
          <table:table-cell office:value-type="float" office:value="1939658" calcext:value-type="float">
            <text:p>1939658</text:p>
          </table:table-cell>
          <table:table-cell office:value-type="float" office:value="890436" calcext:value-type="float">
            <text:p>890436</text:p>
          </table:table-cell>
          <table:table-cell office:value-type="float" office:value="3771248" calcext:value-type="float">
            <text:p>3771248</text:p>
          </table:table-cell>
          <table:table-cell office:value-type="float" office:value="8491" calcext:value-type="float">
            <text:p>8491</text:p>
          </table:table-cell>
          <table:table-cell office:value-type="float" office:value="1958328" calcext:value-type="float">
            <text:p>1958328</text:p>
          </table:table-cell>
          <table:table-cell office:value-type="float" office:value="783294" calcext:value-type="float">
            <text:p>783294</text:p>
          </table:table-cell>
          <table:table-cell office:value-type="float" office:value="887632" calcext:value-type="float">
            <text:p>887632</text:p>
          </table:table-cell>
          <table:table-cell office:value-type="float" office:value="3629254" calcext:value-type="float">
            <text:p>3629254</text:p>
          </table:table-cell>
          <table:table-cell office:value-type="float" office:value="8466" calcext:value-type="float">
            <text:p>8466</text:p>
          </table:table-cell>
          <table:table-cell office:value-type="float" office:value="2294714" calcext:value-type="float">
            <text:p>2294714</text:p>
          </table:table-cell>
          <table:table-cell office:value-type="float" office:value="997517" calcext:value-type="float">
            <text:p>997517</text:p>
          </table:table-cell>
          <table:table-cell office:value-type="float" office:value="1016044" calcext:value-type="float">
            <text:p>1016044</text:p>
          </table:table-cell>
          <table:table-cell office:value-type="float" office:value="4308275" calcext:value-type="float">
            <text:p>4308275</text:p>
          </table:table-cell>
          <table:table-cell office:value-type="float" office:value="8568" calcext:value-type="float">
            <text:p>8568</text:p>
          </table:table-cell>
          <table:table-cell office:value-type="float" office:value="3433759" calcext:value-type="float">
            <text:p>3433759</text:p>
          </table:table-cell>
          <table:table-cell office:value-type="float" office:value="1455517" calcext:value-type="float">
            <text:p>1455517</text:p>
          </table:table-cell>
          <table:table-cell office:value-type="float" office:value="1270623" calcext:value-type="float">
            <text:p>1270623</text:p>
          </table:table-cell>
          <table:table-cell office:value-type="float" office:value="6159899" calcext:value-type="float">
            <text:p>6159899</text:p>
          </table:table-cell>
          <table:table-cell table:style-name="ce1" table:number-columns-repeated="4"/>
          <table:table-cell table:number-columns-repeated="6"/>
          <table:table-cell office:value-type="float" office:value="10195" calcext:value-type="float">
            <text:p>10195</text:p>
          </table:table-cell>
          <table:table-cell office:value-type="float" office:value="4294597" calcext:value-type="float">
            <text:p>4294597</text:p>
          </table:table-cell>
          <table:table-cell office:value-type="float" office:value="1582230" calcext:value-type="float">
            <text:p>1582230</text:p>
          </table:table-cell>
          <table:table-cell office:value-type="float" office:value="1738675" calcext:value-type="float">
            <text:p>1738675</text:p>
          </table:table-cell>
          <table:table-cell office:value-type="float" office:value="7615502" calcext:value-type="float">
            <text:p>7615502</text:p>
          </table:table-cell>
          <table:table-cell office:value-type="float" office:value="8872" calcext:value-type="float">
            <text:p>8872</text:p>
          </table:table-cell>
          <table:table-cell office:value-type="float" office:value="5269884" calcext:value-type="float">
            <text:p>5269884</text:p>
          </table:table-cell>
          <table:table-cell office:value-type="float" office:value="1850869" calcext:value-type="float">
            <text:p>1850869</text:p>
          </table:table-cell>
          <table:table-cell office:value-type="float" office:value="1841967" calcext:value-type="float">
            <text:p>1841967</text:p>
          </table:table-cell>
          <table:table-cell office:value-type="float" office:value="8962720" calcext:value-type="float">
            <text:p>8962720</text:p>
          </table:table-cell>
          <table:table-cell office:value-type="float" office:value="8023" calcext:value-type="float">
            <text:p>8023</text:p>
          </table:table-cell>
          <table:table-cell office:value-type="float" office:value="4576914" calcext:value-type="float">
            <text:p>4576914</text:p>
          </table:table-cell>
          <table:table-cell office:value-type="float" office:value="1539441" calcext:value-type="float">
            <text:p>1539441</text:p>
          </table:table-cell>
          <table:table-cell office:value-type="float" office:value="1528023" calcext:value-type="float">
            <text:p>1528023</text:p>
          </table:table-cell>
          <table:table-cell office:value-type="float" office:value="7644378" calcext:value-type="float">
            <text:p>7644378</text:p>
          </table:table-cell>
        </table:table-row>
        <table:table-row table:style-name="ro1">
          <table:table-cell office:value-type="string" calcext:value-type="string">
            <text:p>westernjournalism.com</text:p>
          </table:table-cell>
          <table:table-cell table:number-columns-repeated="35"/>
          <table:table-cell office:value-type="float" office:value="829" calcext:value-type="float">
            <text:p>829</text:p>
          </table:table-cell>
          <table:table-cell office:value-type="float" office:value="5498657" calcext:value-type="float">
            <text:p>5498657</text:p>
          </table:table-cell>
          <table:table-cell office:value-type="float" office:value="1662805" calcext:value-type="float">
            <text:p>1662805</text:p>
          </table:table-cell>
          <table:table-cell office:value-type="float" office:value="1143225" calcext:value-type="float">
            <text:p>1143225</text:p>
          </table:table-cell>
          <table:table-cell office:value-type="float" office:value="8304687" calcext:value-type="float">
            <text:p>8304687</text:p>
          </table:table-cell>
          <table:table-cell office:value-type="float" office:value="993" calcext:value-type="float">
            <text:p>993</text:p>
          </table:table-cell>
          <table:table-cell office:value-type="float" office:value="5636814" calcext:value-type="float">
            <text:p>5636814</text:p>
          </table:table-cell>
          <table:table-cell office:value-type="float" office:value="1448347" calcext:value-type="float">
            <text:p>1448347</text:p>
          </table:table-cell>
          <table:table-cell office:value-type="float" office:value="1099436" calcext:value-type="float">
            <text:p>1099436</text:p>
          </table:table-cell>
          <table:table-cell office:value-type="float" office:value="8184597" calcext:value-type="float">
            <text:p>8184597</text:p>
          </table:table-cell>
          <table:table-cell office:value-type="float" office:value="1012" calcext:value-type="float">
            <text:p>1012</text:p>
          </table:table-cell>
          <table:table-cell office:value-type="float" office:value="5548874" calcext:value-type="float">
            <text:p>5548874</text:p>
          </table:table-cell>
          <table:table-cell office:value-type="float" office:value="1151801" calcext:value-type="float">
            <text:p>1151801</text:p>
          </table:table-cell>
          <table:table-cell office:value-type="float" office:value="1500239" calcext:value-type="float">
            <text:p>1500239</text:p>
          </table:table-cell>
          <table:table-cell office:value-type="float" office:value="8200914" calcext:value-type="float">
            <text:p>8200914</text:p>
          </table:table-cell>
          <table:table-cell office:value-type="float" office:value="755" calcext:value-type="float">
            <text:p>755</text:p>
          </table:table-cell>
          <table:table-cell office:value-type="float" office:value="5058581" calcext:value-type="float">
            <text:p>5058581</text:p>
          </table:table-cell>
          <table:table-cell office:value-type="float" office:value="1081438" calcext:value-type="float">
            <text:p>1081438</text:p>
          </table:table-cell>
          <table:table-cell office:value-type="float" office:value="969034" calcext:value-type="float">
            <text:p>969034</text:p>
          </table:table-cell>
          <table:table-cell office:value-type="float" office:value="7109053" calcext:value-type="float">
            <text:p>7109053</text:p>
          </table:table-cell>
          <table:table-cell office:value-type="float" office:value="658" calcext:value-type="float">
            <text:p>658</text:p>
          </table:table-cell>
          <table:table-cell office:value-type="float" office:value="4779166" calcext:value-type="float">
            <text:p>4779166</text:p>
          </table:table-cell>
          <table:table-cell office:value-type="float" office:value="1113223" calcext:value-type="float">
            <text:p>1113223</text:p>
          </table:table-cell>
          <table:table-cell office:value-type="float" office:value="960868" calcext:value-type="float">
            <text:p>960868</text:p>
          </table:table-cell>
          <table:table-cell office:value-type="float" office:value="6853257" calcext:value-type="float">
            <text:p>6853257</text:p>
          </table:table-cell>
        </table:table-row>
        <table:table-row table:style-name="ro1">
          <table:table-cell table:style-name="ce1" office:value-type="string" calcext:value-type="string">
            <text:p>yahoo.com</text:p>
          </table:table-cell>
          <table:table-cell table:style-name="ce5" office:value-type="float" office:value="110.93" calcext:value-type="float">
            <text:p>110.93</text:p>
          </table:table-cell>
          <table:table-cell table:style-name="ce7" office:value-type="float" office:value="1902065" calcext:value-type="float">
            <text:p>1902065</text:p>
          </table:table-cell>
          <table:table-cell table:style-name="ce7" office:value-type="float" office:value="1251603" calcext:value-type="float">
            <text:p>1251603</text:p>
          </table:table-cell>
          <table:table-cell table:style-name="ce7" office:value-type="float" office:value="968044" calcext:value-type="float">
            <text:p>968044</text:p>
          </table:table-cell>
          <table:table-cell table:style-name="ce10" office:value-type="float" office:value="4121712" calcext:value-type="float">
            <text:p>4121712</text:p>
          </table:table-cell>
          <table:table-cell table:style-name="ce5" office:value-type="float" office:value="89489" calcext:value-type="float">
            <text:p>89489</text:p>
          </table:table-cell>
          <table:table-cell table:style-name="ce7" office:value-type="float" office:value="1866768" calcext:value-type="float">
            <text:p>1866768</text:p>
          </table:table-cell>
          <table:table-cell table:style-name="ce7" office:value-type="float" office:value="1145769" calcext:value-type="float">
            <text:p>1145769</text:p>
          </table:table-cell>
          <table:table-cell table:style-name="ce7" office:value-type="float" office:value="931541" calcext:value-type="float">
            <text:p>931541</text:p>
          </table:table-cell>
          <table:table-cell table:style-name="ce10" office:value-type="float" office:value="3944078" calcext:value-type="float">
            <text:p>3944078</text:p>
          </table:table-cell>
          <table:table-cell table:style-name="ce13"/>
          <table:table-cell table:style-name="ce14" table:number-columns-repeated="3"/>
          <table:table-cell table:style-name="ce15"/>
          <table:table-cell office:value-type="float" office:value="110210" calcext:value-type="float">
            <text:p>110210</text:p>
          </table:table-cell>
          <table:table-cell office:value-type="float" office:value="845300" calcext:value-type="float">
            <text:p>845300</text:p>
          </table:table-cell>
          <table:table-cell office:value-type="float" office:value="1751370" calcext:value-type="float">
            <text:p>1751370</text:p>
          </table:table-cell>
          <table:table-cell office:value-type="float" office:value="1127895" calcext:value-type="float">
            <text:p>1127895</text:p>
          </table:table-cell>
          <table:table-cell office:value-type="float" office:value="3724565" calcext:value-type="float">
            <text:p>3724565</text:p>
          </table:table-cell>
          <table:table-cell office:value-type="float" office:value="115957" calcext:value-type="float">
            <text:p>115957</text:p>
          </table:table-cell>
          <table:table-cell office:value-type="float" office:value="1637767" calcext:value-type="float">
            <text:p>1637767</text:p>
          </table:table-cell>
          <table:table-cell office:value-type="float" office:value="749225" calcext:value-type="float">
            <text:p>749225</text:p>
          </table:table-cell>
          <table:table-cell office:value-type="float" office:value="1286083" calcext:value-type="float">
            <text:p>1286083</text:p>
          </table:table-cell>
          <table:table-cell office:value-type="float" office:value="3673075" calcext:value-type="float">
            <text:p>3673075</text:p>
          </table:table-cell>
          <table:table-cell office:value-type="float" office:value="122186" calcext:value-type="float">
            <text:p>122186</text:p>
          </table:table-cell>
          <table:table-cell office:value-type="float" office:value="2125114" calcext:value-type="float">
            <text:p>2125114</text:p>
          </table:table-cell>
          <table:table-cell office:value-type="float" office:value="1589846" calcext:value-type="float">
            <text:p>1589846</text:p>
          </table:table-cell>
          <table:table-cell office:value-type="float" office:value="1074112" calcext:value-type="float">
            <text:p>1074112</text:p>
          </table:table-cell>
          <table:table-cell office:value-type="float" office:value="4789072" calcext:value-type="float">
            <text:p>4789072</text:p>
          </table:table-cell>
          <table:table-cell office:value-type="float" office:value="116116" calcext:value-type="float">
            <text:p>116116</text:p>
          </table:table-cell>
          <table:table-cell office:value-type="float" office:value="2799282" calcext:value-type="float">
            <text:p>2799282</text:p>
          </table:table-cell>
          <table:table-cell office:value-type="float" office:value="1860417" calcext:value-type="float">
            <text:p>1860417</text:p>
          </table:table-cell>
          <table:table-cell office:value-type="float" office:value="1231540" calcext:value-type="float">
            <text:p>1231540</text:p>
          </table:table-cell>
          <table:table-cell office:value-type="float" office:value="5891239" calcext:value-type="float">
            <text:p>5891239</text:p>
          </table:table-cell>
          <table:table-cell table:style-name="ce1" table:number-columns-repeated="4"/>
          <table:table-cell table:number-columns-repeated="6"/>
          <table:table-cell office:value-type="float" office:value="119613" calcext:value-type="float">
            <text:p>119613</text:p>
          </table:table-cell>
          <table:table-cell office:value-type="float" office:value="4203489" calcext:value-type="float">
            <text:p>4203489</text:p>
          </table:table-cell>
          <table:table-cell office:value-type="float" office:value="1651720" calcext:value-type="float">
            <text:p>1651720</text:p>
          </table:table-cell>
          <table:table-cell office:value-type="float" office:value="2302371" calcext:value-type="float">
            <text:p>2302371</text:p>
          </table:table-cell>
          <table:table-cell office:value-type="float" office:value="8157580" calcext:value-type="float">
            <text:p>81575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ung Cons</text:p>
          </table:table-cell>
          <table:table-cell table:style-name="Default" table:number-columns-repeated="11"/>
          <table:table-cell/>
          <table:table-cell table:style-name="ce1" table:number-columns-repeated="3"/>
          <table:table-cell office:value-type="float" office:value="346" calcext:value-type="float">
            <text:p>346</text:p>
          </table:table-cell>
          <table:table-cell office:value-type="float" office:value="654214" calcext:value-type="float">
            <text:p>654214</text:p>
          </table:table-cell>
          <table:table-cell office:value-type="float" office:value="1851155" calcext:value-type="float">
            <text:p>1851155</text:p>
          </table:table-cell>
          <table:table-cell office:value-type="float" office:value="773054" calcext:value-type="float">
            <text:p>773054</text:p>
          </table:table-cell>
          <table:table-cell office:value-type="float" office:value="3278423" calcext:value-type="float">
            <text:p>3278423</text:p>
          </table:table-cell>
          <table:table-cell/>
          <table:table-cell table:style-name="ce1" table:number-columns-repeated="18"/>
          <table:table-cell table:number-columns-repeated="21"/>
        </table:table-row>
        <table:table-row table:style-name="ro1" table:number-rows-repeated="3">
          <table:table-cell/>
          <table:table-cell table:style-name="Default" table:number-columns-repeated="11"/>
          <table:table-cell/>
          <table:table-cell table:style-name="ce1" table:number-columns-repeated="3"/>
          <table:table-cell table:number-columns-repeated="11"/>
          <table:table-cell table:style-name="ce1" table:number-columns-repeated="4"/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2" table:number-columns-repeated="3"/>
          <table:table-cell table:number-columns-repeated="11"/>
          <table:table-cell table:style-name="ce2" table:number-columns-repeated="4"/>
          <table:table-cell table:number-columns-repeated="30"/>
        </table:table-row>
        <table:table-row table:style-name="ro1" table:number-rows-repeated="4">
          <table:table-cell/>
          <table:table-cell table:style-name="Default" table:number-columns-repeated="11"/>
          <table:table-cell/>
          <table:table-cell table:style-name="ce2" table:number-columns-repeated="3"/>
          <table:table-cell table:number-columns-repeated="45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2" table:number-columns-repeated="3"/>
          <table:table-cell table:number-columns-repeated="45"/>
        </table:table-row>
      </table:table>
      <table:named-expressions/>
      <table:database-ranges>
        <table:database-range table:name="__Anonymous_Sheet_DB__0" table:target-range-address="Sheet1.A4:Sheet1.AO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6:05:13.612647054</meta:creation-date>
    <dc:date>2015-06-08T17:07:15.782606268</dc:date>
    <meta:editing-duration>PT47M33S</meta:editing-duration>
    <meta:editing-cycles>10</meta:editing-cycles>
    <meta:generator>LibreOffice/4.2.8.2$Linux_X86_64 LibreOffice_project/420m0$Build-2</meta:generator>
    <meta:document-statistic meta:table-count="1" meta:cell-count="1493" meta:object-count="0"/>
  </office:meta>
</office:document-meta>
</file>